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Pictures/100006A00000018D0000018D2F87D344D623AC12.svg" manifest:media-type="image/svg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04mm"/>
    </style:style>
    <style:style style:name="co2" style:family="table-column">
      <style:table-column-properties fo:break-before="auto" style:column-width="38.28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0.66mm"/>
    </style:style>
    <style:style style:name="co6" style:family="table-column">
      <style:table-column-properties fo:break-before="auto" style:column-width="17.87mm"/>
    </style:style>
    <style:style style:name="co7" style:family="table-column">
      <style:table-column-properties fo:break-before="auto" style:column-width="37.73mm"/>
    </style:style>
    <style:style style:name="co8" style:family="table-column">
      <style:table-column-properties fo:break-before="auto" style:column-width="62.02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56.18mm"/>
    </style:style>
    <style:style style:name="co11" style:family="table-column">
      <style:table-column-properties fo:break-before="auto" style:column-width="30.16mm"/>
    </style:style>
    <style:style style:name="co12" style:family="table-column">
      <style:table-column-properties fo:break-before="auto" style:column-width="30.73mm"/>
    </style:style>
    <style:style style:name="co13" style:family="table-column">
      <style:table-column-properties fo:break-before="auto" style:column-width="28.49mm"/>
    </style:style>
    <style:style style:name="co14" style:family="table-column">
      <style:table-column-properties fo:break-before="auto" style:column-width="31.01mm"/>
    </style:style>
    <style:style style:name="co15" style:family="table-column">
      <style:table-column-properties fo:break-before="auto" style:column-width="32.4mm"/>
    </style:style>
    <style:style style:name="co16" style:family="table-column">
      <style:table-column-properties fo:break-before="auto" style:column-width="15.06mm"/>
    </style:style>
    <style:style style:name="co17" style:family="table-column">
      <style:table-column-properties fo:break-before="auto" style:column-width="17.3mm"/>
    </style:style>
    <style:style style:name="co18" style:family="table-column">
      <style:table-column-properties fo:break-before="auto" style:column-width="29.33mm"/>
    </style:style>
    <style:style style:name="co19" style:family="table-column">
      <style:table-column-properties fo:break-before="auto" style:column-width="17.71mm"/>
    </style:style>
    <style:style style:name="co20" style:family="table-column">
      <style:table-column-properties fo:break-before="auto" style:column-width="9.75mm"/>
    </style:style>
    <style:style style:name="co21" style:family="table-column">
      <style:table-column-properties fo:break-before="auto" style:column-width="26.25mm"/>
    </style:style>
    <style:style style:name="co22" style:family="table-column">
      <style:table-column-properties fo:break-before="auto" style:column-width="15.91mm"/>
    </style:style>
    <style:style style:name="co23" style:family="table-column">
      <style:table-column-properties fo:break-before="auto" style:column-width="16.74mm"/>
    </style:style>
    <style:style style:name="co24" style:family="table-column">
      <style:table-column-properties fo:break-before="auto" style:column-width="27.66mm"/>
    </style:style>
    <style:style style:name="co25" style:family="table-column">
      <style:table-column-properties fo:break-before="auto" style:column-width="24.85mm"/>
    </style:style>
    <style:style style:name="co26" style:family="table-column">
      <style:table-column-properties fo:break-before="auto" style:column-width="29.62mm"/>
    </style:style>
    <style:style style:name="co27" style:family="table-column">
      <style:table-column-properties fo:break-before="auto" style:column-width="32.97mm"/>
    </style:style>
    <style:style style:name="co28" style:family="table-column">
      <style:table-column-properties fo:break-before="auto" style:column-width="22.61mm"/>
    </style:style>
    <style:style style:name="co29" style:family="table-column">
      <style:table-column-properties fo:break-before="auto" style:column-width="19.83mm"/>
    </style:style>
    <style:style style:name="co30" style:family="table-column">
      <style:table-column-properties fo:break-before="auto" style:column-width="35.49mm"/>
    </style:style>
    <style:style style:name="co31" style:family="table-column">
      <style:table-column-properties fo:break-before="auto" style:column-width="32.12mm"/>
    </style:style>
    <style:style style:name="co32" style:family="table-column">
      <style:table-column-properties fo:break-before="auto" style:column-width="20.37mm"/>
    </style:style>
    <style:style style:name="co33" style:family="table-column">
      <style:table-column-properties fo:break-before="auto" style:column-width="13.39mm"/>
    </style:style>
    <style:style style:name="co34" style:family="table-column">
      <style:table-column-properties fo:break-before="auto" style:column-width="36.6mm"/>
    </style:style>
    <style:style style:name="co35" style:family="table-column">
      <style:table-column-properties fo:break-before="auto" style:column-width="18.42mm"/>
    </style:style>
    <style:style style:name="co36" style:family="table-column">
      <style:table-column-properties fo:break-before="auto" style:column-width="23.74mm"/>
    </style:style>
    <style:style style:name="co37" style:family="table-column">
      <style:table-column-properties fo:break-before="auto" style:column-width="29.05mm"/>
    </style:style>
    <style:style style:name="co38" style:family="table-column">
      <style:table-column-properties fo:break-before="auto" style:column-width="18.98mm"/>
    </style:style>
    <style:style style:name="co39" style:family="table-column">
      <style:table-column-properties fo:break-before="auto" style:column-width="19.54mm"/>
    </style:style>
    <style:style style:name="co40" style:family="table-column">
      <style:table-column-properties fo:break-before="auto" style:column-width="21.78mm"/>
    </style:style>
    <style:style style:name="co41" style:family="table-column">
      <style:table-column-properties fo:break-before="auto" style:column-width="27.09mm"/>
    </style:style>
    <style:style style:name="co42" style:family="table-column">
      <style:table-column-properties fo:break-before="auto" style:column-width="25.7mm"/>
    </style:style>
    <style:style style:name="co43" style:family="table-column">
      <style:table-column-properties fo:break-before="auto" style:column-width="26.53mm"/>
    </style:style>
    <style:style style:name="co44" style:family="table-column">
      <style:table-column-properties fo:break-before="auto" style:column-width="21.22mm"/>
    </style:style>
    <style:style style:name="co45" style:family="table-column">
      <style:table-column-properties fo:break-before="auto" style:column-width="26.93mm"/>
    </style:style>
    <style:style style:name="co46" style:family="table-column">
      <style:table-column-properties fo:break-before="auto" style:column-width="28.08mm"/>
    </style:style>
    <style:style style:name="co47" style:family="table-column">
      <style:table-column-properties fo:break-before="auto" style:column-width="32.6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4.76mm" fo:break-before="auto" style:use-optimal-row-height="false"/>
    </style:style>
    <style:style style:name="ro7" style:family="table-row">
      <style:table-row-properties style:row-height="8.73mm" fo:break-before="auto" style:use-optimal-row-height="false"/>
    </style:style>
    <style:style style:name="ro8" style:family="table-row">
      <style:table-row-properties style:row-height="8.2mm" fo:break-before="auto" style:use-optimal-row-height="false"/>
    </style:style>
    <style:style style:name="ta1" style:family="table" style:master-page-name="PageStyle_5f_Money_20_Market">
      <style:table-properties table:display="true" style:writing-mode="lr-tb"/>
    </style:style>
    <style:style style:name="ta2" style:family="table" style:master-page-name="PageStyle_5f_Credit_20_Marke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ff" fo:padding="0.71mm"/>
    </style:style>
    <style:style style:name="ce2" style:family="table-cell" style:parent-style-name="Normal_5f_MoneyMarket" style:data-style-name="N126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Normal_5f_MoneyMarket" style:data-style-name="N12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5f_MoneyMarket" style:data-style-name="N12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5f_MoneyMarket" style:data-style-name="N126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27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27">
      <style:table-cell-properties fo:background-color="#ffffff" fo:padding="0.71mm"/>
    </style:style>
    <style:style style:name="ce12" style:family="table-cell" style:parent-style-name="Default" style:data-style-name="N0">
      <style:table-cell-properties fo:background-color="#ffffff" fo:padding="0.71mm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Normal_5f_MoneyMarket" style:data-style-name="N126">
      <style:table-cell-properties style:glyph-orientation-vertical="0" fo:border-bottom="0.74pt solid #212121" fo:background-color="#ffffff" style:diagonal-bl-tr="none" style:diagonal-tl-br="none" style:text-align-source="fix" style:repeat-content="false" fo:wrap-option="wrap" fo:border-left="0.74pt solid #212121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Normal_5f_MoneyMarket">
      <style:table-cell-properties fo:border-bottom="none" fo:background-color="#ffffff" style:diagonal-bl-tr="none" style:diagonal-tl-br="none" fo:border-left="0.06pt solid #000000" fo:padding="0.71mm" fo:border-right="none" style:rotation-align="none" fo:border-top="0.06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Normal_5f_MoneyMarket">
      <style:table-cell-properties fo:border-bottom="none" fo:background-color="#ffffff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Normal_5f_MoneyMarket">
      <style:table-cell-properties fo:border-bottom="0.06pt solid #000000" fo:background-color="#ffffff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fo:padding="0.71mm"/>
      <style:text-properties style:font-name="Arial" style:font-name-asian="Droid Sans Fallback" style:font-name-complex="Arial"/>
    </style:style>
    <style:style style:name="ce19" style:family="table-cell" style:parent-style-name="Normal_5f_MoneyMarket" style:data-style-name="N126">
      <style:table-cell-properties style:glyph-orientation-vertical="0" fo:border-bottom="0.74pt solid #212121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Normal_5f_MoneyMarket">
      <style:table-cell-properties fo:border-bottom="none" fo:background-color="#ffffff" style:diagonal-bl-tr="none" style:diagonal-tl-br="none" fo:border-left="none" fo:padding="0.71mm" fo:border-right="none" style:rotation-align="none" fo:border-top="0.06pt solid #000000"/>
      <style:text-properties fo:color="#3333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Normal_5f_MoneyMarket">
      <style:table-cell-properties fo:background-color="#ffffff" style:diagonal-bl-tr="none" style:diagonal-tl-br="none" fo:border="none" fo:padding="0.71mm" style:rotation-align="none"/>
      <style:text-properties fo:color="#3333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Normal_5f_MoneyMarket">
      <style:table-cell-properties fo:border-bottom="0.06pt solid #000000" fo:background-color="#ffffff" style:diagonal-bl-tr="none" style:diagonal-tl-br="none" fo:border-left="none" fo:padding="0.71mm" fo:border-right="none" style:rotation-align="none" fo:border-top="none"/>
      <style:text-properties fo:color="#3333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212121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ffffff" fo:border-left="none" fo:padding="0.71mm" fo:border-right="none" fo:border-top="0.06pt solid #000000"/>
    </style:style>
    <style:style style:name="ce28" style:family="table-cell" style:parent-style-name="Default">
      <style:table-cell-properties fo:border-bottom="0.06pt solid #000000" fo:background-color="#ffffff" fo:border-left="none" fo:padding="0.71mm" fo:border-right="none" fo:border-top="none"/>
    </style:style>
    <style:style style:name="ce29" style:family="table-cell" style:parent-style-name="Default">
      <style:table-cell-properties style:glyph-orientation-vertical="0" fo:border-bottom="0.74pt solid #212121" fo:background-color="#ffffff" style:diagonal-bl-tr="none" style:diagonal-tl-br="none" style:text-align-source="fix" style:repeat-content="false" fo:wrap-option="wrap" fo:border-left="none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ackground-color="#ffffff" style:diagonal-bl-tr="none" style:diagonal-tl-br="none" fo:border-left="none" fo:padding="0.71mm" fo:border-right="0.06pt solid #000000" style:rotation-align="none" fo:border-top="0.06pt solid #000000"/>
    </style:style>
    <style:style style:name="ce31" style:family="table-cell" style:parent-style-name="Default">
      <style:table-cell-properties fo:border-bottom="none" fo:background-color="#ffffff" style:diagonal-bl-tr="none" style:diagonal-tl-br="none" fo:border-left="none" fo:padding="0.71mm" fo:border-right="0.06pt solid #000000" style:rotation-align="none" fo:border-top="none"/>
    </style:style>
    <style:style style:name="ce32" style:family="table-cell" style:parent-style-name="Default">
      <style:table-cell-properties fo:border-bottom="0.06pt solid #000000" fo:background-color="#ffffff" style:diagonal-bl-tr="none" style:diagonal-tl-br="none" fo:border-left="none" fo:padding="0.71mm" fo:border-right="0.06pt solid #000000" style:rotation-align="none" fo:border-top="none"/>
    </style:style>
    <style:style style:name="ce33" style:family="table-cell" style:parent-style-name="Normal_5f_MoneyMarket">
      <style:table-cell-properties fo:background-color="#ffffff" fo:padding="0.71mm"/>
    </style:style>
    <style:style style:name="ce34" style:family="table-cell" style:parent-style-name="Default" style:data-style-name="N37">
      <style:table-cell-properties fo:background-color="#ffffff" fo:padding="0.71mm"/>
    </style:style>
    <style:style style:name="ce35" style:family="table-cell" style:parent-style-name="Default">
      <style:table-cell-properties fo:padding="0.71mm"/>
    </style:style>
    <style:style style:name="ce36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212121" fo:background-color="#ffffff" style:diagonal-bl-tr="none" style:diagonal-tl-br="none" fo:border-left="0.74pt solid #212121" fo:padding="0.71mm" fo:border-right="none" style:rotation-align="none" fo:border-top="0.74pt solid #212121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Normal_5f_CreditMarket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1" style:family="table-cell" style:parent-style-name="Normal_5f_CreditMarket">
      <style:table-cell-properties fo:border-bottom="none" style:diagonal-bl-tr="none" style:diagonal-tl-br="none" fo:border-left="0.74pt solid #212121" fo:padding="0.71mm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Normal_5f_CreditMarket">
      <style:table-cell-properties fo:border-bottom="0.74pt solid #212121" style:diagonal-bl-tr="none" style:diagonal-tl-br="none" fo:border-left="0.74pt solid #212121" fo:padding="0.71mm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</style:style>
    <style:style style:name="ce46" style:family="table-cell" style:parent-style-name="Normal_5f_CreditMarke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" style:family="table-cell" style:parent-style-name="Normal_5f_CreditMarke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Normal_5f_CreditMarket">
      <style:table-cell-properties fo:border-bottom="0.74pt solid #212121" style:diagonal-bl-tr="none" style:diagonal-tl-br="none" fo:border-left="none" fo:padding="0.71mm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37">
      <style:table-cell-properties fo:border-bottom="0.06pt solid #000000" fo:background-color="#ffffff" fo:border-left="none" fo:padding="0.71mm" fo:border-right="none" fo:border-top="none"/>
    </style:style>
    <style:style style:name="ce51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0.0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order-bottom="0.74pt solid #212121" fo:background-color="#ffffff" style:diagonal-bl-tr="none" style:diagonal-tl-br="none" fo:border-left="0.74pt solid #212121" fo:padding="0.71mm" fo:border-right="none" style:rotation-align="none" fo:border-top="none"/>
    </style:style>
    <style:style style:name="ce55" style:family="table-cell" style:parent-style-name="Default" style:data-style-name="N127">
      <style:table-cell-properties fo:border-bottom="none" style:diagonal-bl-tr="none" style:diagonal-tl-br="none" fo:border-left="0.06pt solid #000000" fo:padding="0.71mm" fo:border-right="none" style:rotation-align="none" fo:border-top="0.06pt solid #000000"/>
    </style:style>
    <style:style style:name="ce56" style:family="table-cell" style:parent-style-name="Default" style:data-style-name="N127">
      <style:table-cell-properties fo:border-bottom="none" style:diagonal-bl-tr="none" style:diagonal-tl-br="none" fo:border-left="0.06pt solid #000000" fo:padding="0.71mm" fo:border-right="none" style:rotation-align="none" fo:border-top="none"/>
    </style:style>
    <style:style style:name="ce57" style:family="table-cell" style:parent-style-name="Default" style:data-style-name="N127">
      <style:table-cell-properties fo:border-bottom="0.06pt solid #000000" style:diagonal-bl-tr="none" style:diagonal-tl-br="none" fo:border-left="0.06pt solid #000000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0.06pt solid #000000"/>
    </style:style>
    <style:style style:name="ce60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212121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212121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0.06pt solid #000000"/>
    </style:style>
    <style:style style:name="ce65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none"/>
    </style:style>
    <style:style style:name="ce66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none"/>
    </style:style>
    <style:style style:name="ce67" style:family="table-cell" style:parent-style-name="Normal_5f_CreditMarke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8" style:family="table-cell" style:parent-style-name="Normal_5f_CreditMarket">
      <style:table-cell-properties fo:border-bottom="none" style:diagonal-bl-tr="none" style:diagonal-tl-br="none" fo:border-left="none" fo:padding="0.71mm" fo:border-right="0.74pt solid #212121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Normal_5f_CreditMarket">
      <style:table-cell-properties fo:border-bottom="0.74pt solid #212121" style:diagonal-bl-tr="none" style:diagonal-tl-br="none" fo:border-left="none" fo:padding="0.71mm" fo:border-right="0.74pt solid #212121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74pt solid #212121" fo:padding="0.71mm" style:rotation-align="none"/>
    </style:style>
    <style:style style:name="ce71" style:family="table-cell" style:parent-style-name="Default" style:data-style-name="N4">
      <style:table-cell-properties fo:border-bottom="0.06pt solid #000000" fo:background-color="#ffffff" fo:border-left="none" fo:padding="0.71mm" fo:border-right="0.06pt solid #000000" fo:border-top="none"/>
    </style:style>
    <style:style style:name="ce72" style:family="table-cell" style:parent-style-name="Default">
      <style:table-cell-properties fo:background-color="#ffffff" fo:padding="0.71mm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wrap" fo:border-left="1.76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212121" style:direction="ltr" fo:padding="0.71mm" fo:border-right="none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212121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212121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212121" fo:background-color="#ccffff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fo:background-color="#00ffff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0.74pt solid #212121" fo:background-color="#00ffff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1.76pt solid #212121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solid #212121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B4]" style:apply-style-name="Excel_5f_CondFormat_5f_3_5f_1_5f_1" style:base-cell-address="'Bond Pricing'.C5"/>
    </style:style>
    <style:style style:name="ce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B4]" style:apply-style-name="Excel_5f_CondFormat_5f_3_5f_1_5f_1" style:base-cell-address="'Bond Pricing'.C5"/>
    </style:style>
    <style:style style:name="ce88" style:family="table-cell" style:parent-style-name="Default">
      <style:table-cell-properties fo:border-bottom="0.74pt solid #212121" fo:background-color="#ccffff" style:diagonal-bl-tr="none" style:diagonal-tl-br="none" fo:border-left="none" fo:padding="0.71mm" fo:border-right="none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B4]" style:apply-style-name="Excel_5f_CondFormat_5f_3_5f_1_5f_1" style:base-cell-address="'Bond Pricing'.C5"/>
    </style:style>
    <style:style style:name="ce89" style:family="table-cell" style:parent-style-name="Default">
      <style:table-cell-properties fo:background-color="#00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B4]" style:apply-style-name="Excel_5f_CondFormat_5f_3_5f_1_5f_1" style:base-cell-address="'Bond Pricing'.C5"/>
    </style:style>
    <style:style style:name="ce90" style:family="table-cell" style:parent-style-name="Default">
      <style:table-cell-properties fo:border-bottom="0.74pt solid #212121" fo:background-color="#00ffff" style:diagonal-bl-tr="none" style:diagonal-tl-br="none" fo:border-left="none" fo:padding="0.71mm" fo:border-right="none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B4]" style:apply-style-name="Excel_5f_CondFormat_5f_3_5f_1_5f_1" style:base-cell-address="'Bond Pricing'.C5"/>
    </style:style>
    <style:style style:name="ce91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B4]" style:apply-style-name="Excel_5f_CondFormat_5f_3_5f_1_5f_1" style:base-cell-address="'Bond Pricing'.C5"/>
    </style:style>
    <style:style style:name="ce92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.B4]" style:apply-style-name="Excel_5f_CondFormat_5f_3_5f_1_5f_1" style:base-cell-address="'Bond Pricing'.C5"/>
    </style:style>
    <style:style style:name="ce93" style:family="table-cell" style:parent-style-name="Default">
      <style:table-cell-properties fo:border-bottom="1.76pt solid #212121" style:diagonal-bl-tr="none" style:diagonal-tl-br="none" fo:border-left="none" fo:padding="0.71mm" fo:border-right="none" style:rotation-align="none" fo:border-top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[.B4]" style:apply-style-name="Excel_5f_CondFormat_5f_3_5f_1_5f_1" style:base-cell-address="'Bond Pricing'.C5"/>
    </style:style>
    <style:style style:name="ce94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212121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212121" fo:background-color="#00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212121" fo:background-color="#ccffff" style:diagonal-bl-tr="none" style:diagonal-tl-br="none" fo:border-left="none" fo:padding="0.71mm" fo:border-right="none" style:rotation-align="none" fo:border-top="0.74pt solid #212121"/>
    </style:style>
    <style:style style:name="ce106" style:family="table-cell" style:parent-style-name="Default">
      <style:table-cell-properties fo:background-color="#00ffff" style:diagonal-bl-tr="none" style:diagonal-tl-br="none" fo:border="none" fo:padding="0.71mm" style:rotation-align="none"/>
    </style:style>
    <style:style style:name="ce107" style:family="table-cell" style:parent-style-name="Default">
      <style:table-cell-properties fo:border-bottom="0.74pt solid #212121" fo:background-color="#00ffff" style:diagonal-bl-tr="none" style:diagonal-tl-br="none" fo:border-left="none" fo:padding="0.71mm" fo:border-right="none" style:rotation-align="none" fo:border-top="0.74pt solid #212121"/>
    </style:style>
    <style:style style:name="ce108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1.76pt solid #212121" style:diagonal-bl-tr="none" style:diagonal-tl-br="none" fo:border-left="none" fo:padding="0.71mm" fo:border-right="none" style:rotation-align="none" fo:border-top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3">
      <style:table-cell-properties fo:border-bottom="none" style:diagonal-bl-tr="none" style:diagonal-tl-br="none" fo:background-color="transparent" fo:border-left="none" fo:padding="0.71mm" fo:border-right="none" style:rotation-align="none" fo:border-top="1.76pt solid #212121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 style:data-style-name="N3">
      <style:table-cell-properties fo:border-bottom="0.74pt solid #212121" fo:background-color="#ccffff" style:diagonal-bl-tr="none" style:diagonal-tl-br="none" fo:border-left="none" fo:padding="0.71mm" fo:border-right="none" style:rotation-align="none" fo:border-top="0.74pt solid #212121"/>
    </style:style>
    <style:style style:name="ce114" style:family="table-cell" style:parent-style-name="Default" style:data-style-name="N3">
      <style:table-cell-properties fo:background-color="#00ffff" style:diagonal-bl-tr="none" style:diagonal-tl-br="none" fo:border="none" fo:padding="0.71mm" style:rotation-align="none"/>
    </style:style>
    <style:style style:name="ce115" style:family="table-cell" style:parent-style-name="Default" style:data-style-name="N3">
      <style:table-cell-properties fo:border-bottom="0.74pt solid #212121" fo:background-color="#00ffff" style:diagonal-bl-tr="none" style:diagonal-tl-br="none" fo:border-left="none" fo:padding="0.71mm" fo:border-right="none" style:rotation-align="none" fo:border-top="0.74pt solid #212121"/>
    </style:style>
    <style:style style:name="ce116" style:family="table-cell" style:parent-style-name="Default" style:data-style-name="N3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3">
      <style:table-cell-properties fo:border-bottom="1.76pt solid #212121" style:diagonal-bl-tr="none" style:diagonal-tl-br="none" fo:border-left="none" fo:padding="0.71mm" fo:border-right="none" style:rotation-align="none" fo:border-top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1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28">
      <style:table-cell-properties fo:border-bottom="none" style:diagonal-bl-tr="none" style:diagonal-tl-br="none" fo:background-color="transparent" fo:border-left="none" fo:padding="0.71mm" fo:border-right="none" style:rotation-align="none" fo:border-top="1.76pt solid #212121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29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27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127">
      <style:table-cell-properties style:diagonal-bl-tr="none" style:diagonal-tl-br="none" fo:background-color="transparent" fo:border="none" fo:padding="0.71mm"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 style:data-style-name="N127">
      <style:table-cell-properties fo:border-bottom="0.74pt solid #212121" fo:background-color="#ccffff" style:diagonal-bl-tr="none" style:diagonal-tl-br="none" fo:border-left="none" fo:padding="0.71mm" fo:border-right="none" style:rotation-align="none" fo:border-top="0.74pt solid #212121"/>
    </style:style>
    <style:style style:name="ce125" style:family="table-cell" style:parent-style-name="Default" style:data-style-name="N127">
      <style:table-cell-properties fo:background-color="#00ffff" style:diagonal-bl-tr="none" style:diagonal-tl-br="none" fo:border="none" fo:padding="0.71mm" style:rotation-align="none"/>
    </style:style>
    <style:style style:name="ce126" style:family="table-cell" style:parent-style-name="Default" style:data-style-name="N127">
      <style:table-cell-properties fo:border-bottom="0.74pt solid #212121" fo:background-color="#00ffff" style:diagonal-bl-tr="none" style:diagonal-tl-br="none" fo:border-left="none" fo:padding="0.71mm" fo:border-right="none" style:rotation-align="none" fo:border-top="0.74pt solid #212121"/>
    </style:style>
    <style:style style:name="ce127" style:family="table-cell" style:parent-style-name="Default" style:data-style-name="N128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129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127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28">
      <style:table-cell-properties fo:border-bottom="none" style:diagonal-bl-tr="none" style:diagonal-tl-br="none" fo:background-color="transparent" fo:border-left="none" fo:padding="0.71mm" fo:border-right="none" style:rotation-align="none" fo:border-top="1.76pt solid #212121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 style:data-style-name="N12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 style:data-style-name="N12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order-bottom="0.74pt solid #212121" fo:background-color="#ccffff" style:diagonal-bl-tr="none" style:diagonal-tl-br="none" fo:border-left="none" fo:padding="0.71mm" fo:border-right="none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 style:data-style-name="N127">
      <style:table-cell-properties fo:border-bottom="0.74pt solid #212121" fo:background-color="#ccffff" style:diagonal-bl-tr="none" style:diagonal-tl-br="none" fo:border-left="none" fo:padding="0.71mm" fo:border-right="none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 style:data-style-name="N127">
      <style:table-cell-properties fo:background-color="#00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 style:data-style-name="N127">
      <style:table-cell-properties fo:border-bottom="0.74pt solid #212121" fo:background-color="#00ffff" style:diagonal-bl-tr="none" style:diagonal-tl-br="none" fo:border-left="none" fo:padding="0.71mm" fo:border-right="none" style:rotation-align="none" fo:border-top="0.74pt solid #212121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wrap" fo:border-left="0.74pt solid #212121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212121" style:rotation-align="none" fo:border-top="1.76pt solid #212121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212121" style:rotation-align="none" fo:border-top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212121" style:rotation-align="none" fo:border-top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212121" fo:background-color="#ccffff" style:diagonal-bl-tr="none" style:diagonal-tl-br="none" fo:border-left="none" fo:padding="0.71mm" fo:border-right="1.76pt solid #212121" style:rotation-align="none" fo:border-top="0.74pt solid #212121"/>
    </style:style>
    <style:style style:name="ce146" style:family="table-cell" style:parent-style-name="Default">
      <style:table-cell-properties fo:border-bottom="none" fo:background-color="#00ffff" style:diagonal-bl-tr="none" style:diagonal-tl-br="none" fo:border-left="none" fo:padding="0.71mm" fo:border-right="1.76pt solid #212121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212121" fo:background-color="#00ffff" style:diagonal-bl-tr="none" style:diagonal-tl-br="none" fo:border-left="none" fo:padding="0.71mm" fo:border-right="1.7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order-left="none" fo:padding="0.71mm" fo:border-right="1.76pt solid #212121" style:rotation-align="none" fo:border-top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1.76pt solid #212121" style:diagonal-bl-tr="none" style:diagonal-tl-br="none" fo:border-left="none" fo:padding="0.71mm" fo:border-right="1.76pt solid #212121" style:rotation-align="none" fo:border-top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154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>
      <style:table-cell-properties fo:border-bottom="none" fo:background-color="#ffffff" style:diagonal-bl-tr="none" style:diagonal-tl-br="none" fo:border-left="0.06pt solid #000000" fo:padding="0.71mm" fo:border-right="none" style:rotation-align="none" fo:border-top="none"/>
    </style:style>
    <style:style style:name="ce1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0.06pt solid #000000" fo:background-color="#ffffff" style:diagonal-bl-tr="none" style:diagonal-tl-br="none" fo:border-left="0.06pt solid #000000" fo:padding="0.71mm" fo:border-right="none" style:rotation-align="none" fo:border-top="none"/>
    </style:style>
    <style:style style:name="ce161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1.76pt solid #212121" style:direction="ltr" fo:padding="0.71mm" fo:border-right="1.76pt solid #212121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</style:style>
    <style:style style:name="ce163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06pt solid #000000"/>
    </style:style>
    <style:style style:name="ce164" style:family="table-cell" style:parent-style-name="Default">
      <style:table-cell-properties fo:border-bottom="0.06pt solid #000000" fo:background-color="#ffffff" style:diagonal-bl-tr="none" style:diagonal-tl-br="none" fo:border-left="none" fo:padding="0.71mm" fo:border-right="none" style:rotation-align="none" fo:border-top="none"/>
    </style:style>
    <style:style style:name="ce165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wrap" fo:border-left="none" style:direction="ltr" fo:padding="0.71mm" fo:border-right="0.74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</style:style>
    <style:style style:name="ce1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70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center" fo:margin-left="0mm"/>
    </style:style>
    <style:style style:name="ce171" style:family="table-cell" style:parent-style-name="Default">
      <style:table-cell-properties fo:background-color="#ffffff" style:diagonal-bl-tr="none" style:diagonal-tl-br="none" style:text-align-source="fix" style:repeat-content="false" fo:border="none" fo:padding="0.71mm" style:rotation-align="none"/>
      <style:paragraph-properties fo:text-align="center" fo:margin-left="0mm"/>
    </style:style>
    <style:style style:name="ce17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border-left="none" fo:padding="0.71mm" fo:border-right="none" style:rotation-align="none" fo:border-top="none"/>
      <style:paragraph-properties fo:text-align="center" fo:margin-left="0mm"/>
    </style:style>
    <style:style style:name="ce173" style:family="table-cell" style:parent-style-name="Default" style:data-style-name="N191">
      <style:table-cell-properties fo:border-bottom="none" fo:background-color="#ffffff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center" fo:margin-left="0mm"/>
    </style:style>
    <style:style style:name="ce174" style:family="table-cell" style:parent-style-name="Default" style:data-style-name="N191">
      <style:table-cell-properties fo:background-color="#ffffff" style:diagonal-bl-tr="none" style:diagonal-tl-br="none" style:text-align-source="fix" style:repeat-content="false" fo:border="none" fo:padding="0.71mm" style:rotation-align="none"/>
      <style:paragraph-properties fo:text-align="center" fo:margin-left="0mm"/>
    </style:style>
    <style:style style:name="ce175" style:family="table-cell" style:parent-style-name="Default" style:data-style-name="N191">
      <style:table-cell-properties fo:border-bottom="0.06pt solid #000000" fo:background-color="#ffffff" style:diagonal-bl-tr="none" style:diagonal-tl-br="none" style:text-align-source="fix" style:repeat-content="false" fo:border-left="none" fo:padding="0.71mm" fo:border-right="none" style:rotation-align="none" fo:border-top="none"/>
      <style:paragraph-properties fo:text-align="center" fo:margin-left="0mm"/>
    </style:style>
    <style:style style:name="ce176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wrap" fo:border-left="0.74pt solid #212121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none" style:rotation-align="none" fo:border-top="0.06pt solid #000000"/>
    </style:style>
    <style:style style:name="ce178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</style:style>
    <style:style style:name="ce179" style:family="table-cell" style:parent-style-name="Default" style:data-style-name="N2">
      <style:table-cell-properties fo:border-bottom="0.06pt solid #000000" fo:background-color="#ffffff" style:diagonal-bl-tr="none" style:diagonal-tl-br="none" fo:border-left="none" fo:padding="0.71mm" fo:border-right="none" style:rotation-align="none" fo:border-top="none"/>
    </style:style>
    <style:style style:name="ce180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1.76pt solid #212121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06pt solid #000000" style:rotation-align="none" fo:border-top="0.06pt solid #000000"/>
    </style:style>
    <style:style style:name="ce183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06pt solid #000000" style:rotation-align="none" fo:border-top="none"/>
    </style:style>
    <style:style style:name="ce184" style:family="table-cell" style:parent-style-name="Default" style:data-style-name="N2">
      <style:table-cell-properties fo:border-bottom="0.06pt solid #000000" fo:background-color="#ffffff" style:diagonal-bl-tr="none" style:diagonal-tl-br="none" fo:border-left="none" fo:padding="0.71mm" fo:border-right="0.06pt solid #000000" style:rotation-align="none" fo:border-top="none"/>
    </style:style>
    <style:style style:name="ce185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6" style:family="table-cell" style:parent-style-name="Default">
      <style:table-cell-properties fo:border-bottom="none" fo:background-color="#ffffff" fo:border-left="0.06pt solid #000000" fo:padding="0.71mm" fo:border-right="0.06pt solid #000000" fo:border-top="0.06pt solid #000000"/>
    </style:style>
    <style:style style:name="ce187" style:family="table-cell" style:parent-style-name="Default">
      <style:table-cell-properties fo:border-bottom="none" fo:background-color="#ffffff" fo:border-left="0.06pt solid #000000" fo:padding="0.71mm" fo:border-right="0.06pt solid #000000" fo:border-top="none"/>
    </style:style>
    <style:style style:name="ce188" style:family="table-cell" style:parent-style-name="Default">
      <style:table-cell-properties fo:border-bottom="0.06pt solid #000000" fo:background-color="#ffffff" fo:border-left="0.06pt solid #000000" fo:padding="0.71mm" fo:border-right="0.06pt solid #000000" fo:border-top="none"/>
    </style:style>
    <style:style style:name="ce189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wrap" fo:border-left="1.76pt solid #212121" style:direction="ltr" fo:padding="0.71mm" fo:border-right="none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fo:border-bottom="none" fo:background-color="#ffffff" style:diagonal-bl-tr="none" style:diagonal-tl-br="none" fo:border-left="1.76pt solid #212121" fo:padding="0.71mm" fo:border-right="none" style:rotation-align="none" fo:border-top="none"/>
    </style:style>
    <style:style style:name="ce191" style:family="table-cell" style:parent-style-name="Default" style:data-style-name="N130">
      <style:table-cell-properties fo:border-bottom="none" style:diagonal-bl-tr="none" style:diagonal-tl-br="none" fo:background-color="transparent" fo:border-left="1.76pt solid #212121" fo:padding="0.71mm" fo:border-right="none" style:rotation-align="none" fo:border-top="1.76pt solid #212121"/>
    </style:style>
    <style:style style:name="ce192" style:family="table-cell" style:parent-style-name="Default" style:data-style-name="N130">
      <style:table-cell-properties fo:border-bottom="none" style:diagonal-bl-tr="none" style:diagonal-tl-br="none" fo:background-color="transparent" fo:border-left="1.76pt solid #212121" fo:padding="0.71mm" fo:border-right="none" style:rotation-align="none" fo:border-top="none"/>
    </style:style>
    <style:style style:name="ce193" style:family="table-cell" style:parent-style-name="Default" style:data-style-name="N130">
      <style:table-cell-properties fo:border-bottom="1.76pt solid #212121" style:diagonal-bl-tr="none" style:diagonal-tl-br="none" fo:background-color="transparent" fo:border-left="1.76pt solid #212121" fo:padding="0.71mm" fo:border-right="none" style:rotation-align="none" fo:border-top="none"/>
    </style:style>
    <style:style style:name="ce194" style:family="table-cell" style:parent-style-name="Default" style:data-style-name="N130">
      <style:table-cell-properties fo:border-bottom="none" style:diagonal-bl-tr="none" style:diagonal-tl-br="none" fo:background-color="transparent" fo:border-left="none" fo:padding="0.71mm" fo:border-right="none" style:rotation-align="none" fo:border-top="1.76pt solid #212121"/>
    </style:style>
    <style:style style:name="ce195" style:family="table-cell" style:parent-style-name="Default" style:data-style-name="N130">
      <style:table-cell-properties style:diagonal-bl-tr="none" style:diagonal-tl-br="none" fo:background-color="transparent" fo:border="none" fo:padding="0.71mm" style:rotation-align="none"/>
    </style:style>
    <style:style style:name="ce196" style:family="table-cell" style:parent-style-name="Default" style:data-style-name="N130">
      <style:table-cell-properties fo:border-bottom="1.76pt solid #212121" style:diagonal-bl-tr="none" style:diagonal-tl-br="none" fo:background-color="transparent" fo:border-left="none" fo:padding="0.71mm" fo:border-right="none" style:rotation-align="none" fo:border-top="none"/>
    </style:style>
    <style:style style:name="ce197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wrap" fo:border-left="none" style:direction="ltr" fo:padding="0.71mm" fo:border-right="1.76pt solid #212121" style:rotation-angle="0" style:rotation-align="none" style:shrink-to-fit="false" fo:border-top="1.76pt solid #212121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fo:border-bottom="none" fo:background-color="#ffffff" style:diagonal-bl-tr="none" style:diagonal-tl-br="none" fo:border-left="none" fo:padding="0.71mm" fo:border-right="1.76pt solid #212121" style:rotation-align="none" fo:border-top="none"/>
    </style:style>
    <style:style style:name="ce199" style:family="table-cell" style:parent-style-name="Default" style:data-style-name="N130">
      <style:table-cell-properties fo:border-bottom="none" style:diagonal-bl-tr="none" style:diagonal-tl-br="none" fo:background-color="transparent" fo:border-left="none" fo:padding="0.71mm" fo:border-right="1.76pt solid #212121" style:rotation-align="none" fo:border-top="1.76pt solid #212121"/>
    </style:style>
    <style:style style:name="ce200" style:family="table-cell" style:parent-style-name="Default" style:data-style-name="N130">
      <style:table-cell-properties fo:border-bottom="none" style:diagonal-bl-tr="none" style:diagonal-tl-br="none" fo:background-color="transparent" fo:border-left="none" fo:padding="0.71mm" fo:border-right="1.76pt solid #212121" style:rotation-align="none" fo:border-top="none"/>
    </style:style>
    <style:style style:name="ce201" style:family="table-cell" style:parent-style-name="Default" style:data-style-name="N130">
      <style:table-cell-properties fo:border-bottom="1.76pt solid #212121" style:diagonal-bl-tr="none" style:diagonal-tl-br="none" fo:background-color="transparent" fo:border-left="none" fo:padding="0.71mm" fo:border-right="1.76pt solid #212121" style:rotation-align="none" fo:border-top="none"/>
    </style:style>
    <style:style style:name="ce202" style:family="table-cell" style:parent-style-name="Default">
      <style:table-cell-properties fo:background-color="#ffffff"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fo:font-size="10pt"/>
    </style:style>
    <style:style style:name="T2" style:family="text">
      <style:text-properties style:font-style-complex="normal" style:font-name="Arial" style:text-underline-style="none" style:text-underline-color="font-color" style:text-line-through-type="none" fo:font-style="normal" style:text-outline="false" fo:text-shadow="none" style:text-position="0% 100%" style:font-name-complex="Arial" style:font-style-asian="normal" fo:font-size="8pt" fo:font-weight="bold" style:font-size-asian="8pt" style:font-size-complex="8pt" style:font-weight-asian="bold" style:font-weight-complex="bold"/>
    </style:style>
  </office:automatic-styles>
  <office:body>
    <office:spreadsheet>
      <table:calculation-settings table:case-sensitive="false" table:use-regular-expressions="false" table:use-wildcards="true"/>
      <table:content-validations>
        <table:content-validation table:name="val1" table:condition="of:cell-content-is-in-list(&quot;Discount&quot;;&quot;ZeroYield&quot;;&quot;ForwardRate&quot;)" table:allow-empty-cell="true" table:display-list="unsorted" table:base-cell-address="'Bond Pricing'.F14">
          <table:error-message table:message-type="stop" table:display="true"/>
        </table:content-validation>
        <table:content-validation table:name="val2" table:condition="of:cell-content-is-in-list(&quot;BackwardFlat&quot;;&quot;ForwardFlat&quot;;&quot;Linear&quot;;&quot;LogLinear&quot;;&quot;Cubic&quot;;&quot;LogCubic&quot;)" table:allow-empty-cell="true" table:display-list="unsorted" table:base-cell-address="'Bond Pricing'.F15">
          <table:error-message table:message-type="stop" table:display="true"/>
        </table:content-validation>
        <table:content-validation table:name="val3" table:condition="of:cell-content-is-in-list(&quot;Actual/Actual (ISDA)&quot;;&quot;Actual/360&quot;;&quot;30/360 (Bond Basis)&quot;;&quot;30E/360 (Eurobond Basis)&quot;;&quot;Actual/365 (Fixed)&quot;;&quot;Actual/Actual (ISMA)&quot;;&quot;Actual/Actual (AFB)&quot;;&quot;'1/1&quot;;&quot;30/360 (Italian)&quot;;&quot;Simple&quot;)" table:allow-empty-cell="true" table:display-list="unsorted" table:base-cell-address="'Bond Pricing'.U39">
          <table:error-message table:message-type="stop" table:display="true"/>
        </table:content-validation>
        <table:content-validation table:name="val4" table:condition="of:cell-content-is-in-list(&quot;TARGET&quot;;&quot;UnitedKingdom::Exchange&quot;;&quot;UnitedKingdom::Metals&quot;;&quot;UnitedKingdom::Settlement&quot;;&quot;UnitedStates::GovernmentBond&quot;;&quot;UnitedStates::NERC&quot;;&quot;UnitedStates::NYSE&quot;;&quot;UnitedStates::Settlement&quot;;&quot;Switzerland&quot;;&quot;Japan&quot;;&quot;Italy::Exchange&quot;;&quot;NullCalendar&quot;)" table:allow-empty-cell="true" table:display-list="unsorted" table:base-cell-address="'Bond Pricing'.V39">
          <table:error-message table:message-type="stop" table:display="true"/>
        </table:content-validation>
        <table:content-validation table:name="val5" table:condition="of:cell-content-is-in-list(&quot;Following&quot;;&quot;Modified Following&quot;;&quot;Preceding&quot;;&quot;Modified Preceding&quot;;&quot;Unadjusted&quot;)" table:allow-empty-cell="true" table:display-list="unsorted" table:base-cell-address="'Bond Pricing'.W39">
          <table:error-message table:message-type="stop" table:display="true"/>
        </table:content-validation>
        <table:content-validation table:name="val6" table:condition="of:cell-content-is-in-list(&quot;EUR&quot;;&quot;USD&quot;;&quot;GBP&quot;;&quot;JPY&quot;;&quot;CHF&quot;)" table:allow-empty-cell="true" table:display-list="unsorted" table:base-cell-address="'Bond Pricing'.AA39">
          <table:error-message table:message-type="stop" table:display="true"/>
        </table:content-validation>
      </table:content-validations>
      <table:table table:name="Money Mark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6" table:number-columns-repeated="245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ODAY</text:p>
          </table:table-cell>
          <table:table-cell table:style-name="ce6" office:value-type="date" office:date-value="2013-03-25" calcext:value-type="date">
            <text:p>25-Mar-13</text:p>
          </table:table-cell>
          <table:table-cell table:style-name="ce13" table:formula="of:=QUANTLIB.CALCADDINS.QLSETTINGSSETEVALUATIONDATE([.C2])" office:value-type="string" office:string-value="OK" calcext:value-type="string">
            <text:p>OK</text:p>
          </table:table-cell>
          <table:table-cell table:style-name="ce14" office:value-type="string" calcext:value-type="string">
            <text:p>EONIA Rates</text:p>
          </table:table-cell>
          <table:table-cell table:style-name="ce19" office:value-type="string" calcext:value-type="string">
            <text:p>RATE</text:p>
          </table:table-cell>
          <table:table-cell table:style-name="ce23" office:value-type="string" calcext:value-type="string">
            <text:p>Tenor</text:p>
          </table:table-cell>
          <table:table-cell table:style-name="ce23" office:value-type="string" calcext:value-type="string">
            <text:p>Quote</text:p>
          </table:table-cell>
          <table:table-cell table:style-name="ce29" office:value-type="string" calcext:value-type="string">
            <text:p>Helper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EONIA Index</text:p>
          </table:table-cell>
          <table:table-cell table:style-name="ce7" table:formula="of:=QUANTLIB.CALCADDINS.QLEONIA([.B3])" office:value-type="string" office:string-value="EONIA Index" calcext:value-type="string">
            <text:p>EONIA Index</text:p>
          </table:table-cell>
          <table:table-cell/>
          <table:table-cell table:style-name="ce15" office:value-type="string" calcext:value-type="string">
            <text:p>EUREON-1W</text:p>
          </table:table-cell>
          <table:table-cell table:style-name="ce20" office:value-type="float" office:value="0.00067" calcext:value-type="float">
            <text:p>0.00067</text:p>
          </table:table-cell>
          <table:table-cell table:style-name="ce24" office:value-type="string" calcext:value-type="string">
            <text:p>1W</text:p>
          </table:table-cell>
          <table:table-cell table:style-name="ce27" table:formula="of:=QUANTLIB.CALCADDINS.QLSIMPLEQUOTE([.E3]&amp;&quot;quote&quot;;[.F3])" office:value-type="string" office:string-value="EUREON-1Wquote" calcext:value-type="string">
            <text:p>EUREON-1Wquote</text:p>
          </table:table-cell>
          <table:table-cell table:style-name="ce30" table:formula="of:=QUANTLIB.CALCADDINS.QLOISRATEHELPER([.E3];2;[.G3];[.H3];[.$C$3])" office:value-type="string" office:string-value="EUREON-1W" calcext:value-type="string">
            <text:p>EUREON-1W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Calendar</text:p>
          </table:table-cell>
          <table:table-cell table:style-name="ce8" office:value-type="string" calcext:value-type="string">
            <text:p>TARGET</text:p>
          </table:table-cell>
          <table:table-cell/>
          <table:table-cell table:style-name="ce16" office:value-type="string" calcext:value-type="string">
            <text:p>EUREON-2W</text:p>
          </table:table-cell>
          <table:table-cell table:style-name="ce21" office:value-type="float" office:value="0.00068" calcext:value-type="float">
            <text:p>0.00068</text:p>
          </table:table-cell>
          <table:table-cell table:style-name="ce25" office:value-type="string" calcext:value-type="string">
            <text:p>2W</text:p>
          </table:table-cell>
          <table:table-cell table:formula="of:=QUANTLIB.CALCADDINS.QLSIMPLEQUOTE([.E4]&amp;&quot;quote&quot;;[.F4])" office:value-type="string" office:string-value="EUREON-2Wquote" calcext:value-type="string">
            <text:p>EUREON-2Wquote</text:p>
          </table:table-cell>
          <table:table-cell table:style-name="ce31" table:formula="of:=QUANTLIB.CALCADDINS.QLOISRATEHELPER([.E4];2;[.G4];[.H4];[.$C$3])" office:value-type="string" office:string-value="EUREON-2W" calcext:value-type="string">
            <text:p>EUREON-2W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Convention</text:p>
          </table:table-cell>
          <table:table-cell table:style-name="ce8" office:value-type="string" calcext:value-type="string">
            <text:p>Modified Following</text:p>
          </table:table-cell>
          <table:table-cell/>
          <table:table-cell table:style-name="ce16" office:value-type="string" calcext:value-type="string">
            <text:p>EUREON-3W</text:p>
          </table:table-cell>
          <table:table-cell table:style-name="ce21" office:value-type="float" office:value="0.00068" calcext:value-type="float">
            <text:p>0.00068</text:p>
          </table:table-cell>
          <table:table-cell table:style-name="ce25" office:value-type="string" calcext:value-type="string">
            <text:p>3W</text:p>
          </table:table-cell>
          <table:table-cell table:formula="of:=QUANTLIB.CALCADDINS.QLSIMPLEQUOTE([.E5]&amp;&quot;quote&quot;;[.F5])" office:value-type="string" office:string-value="EUREON-3Wquote" calcext:value-type="string">
            <text:p>EUREON-3Wquote</text:p>
          </table:table-cell>
          <table:table-cell table:style-name="ce31" table:formula="of:=QUANTLIB.CALCADDINS.QLOISRATEHELPER([.E5];2;[.G5];[.H5];[.$C$3])" office:value-type="string" office:string-value="EUREON-3W" calcext:value-type="string">
            <text:p>EUREON-3W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Day Counter</text:p>
          </table:table-cell>
          <table:table-cell table:style-name="ce8" office:value-type="string" calcext:value-type="string">
            <text:p>Actual/365 (Fixed)</text:p>
          </table:table-cell>
          <table:table-cell/>
          <table:table-cell table:style-name="ce16" office:value-type="string" calcext:value-type="string">
            <text:p>EUREON-1M</text:p>
          </table:table-cell>
          <table:table-cell table:style-name="ce21" office:value-type="float" office:value="0.00073" calcext:value-type="float">
            <text:p>0.00073</text:p>
          </table:table-cell>
          <table:table-cell table:style-name="ce25" office:value-type="string" calcext:value-type="string">
            <text:p>1M</text:p>
          </table:table-cell>
          <table:table-cell table:formula="of:=QUANTLIB.CALCADDINS.QLSIMPLEQUOTE([.E6]&amp;&quot;quote&quot;;[.F6])" office:value-type="string" office:string-value="EUREON-1Mquote" calcext:value-type="string">
            <text:p>EUREON-1Mquote</text:p>
          </table:table-cell>
          <table:table-cell table:style-name="ce31" table:formula="of:=QUANTLIB.CALCADDINS.QLOISRATEHELPER([.E6];2;[.G6];[.H6];[.$C$3])" office:value-type="string" office:string-value="EUREON-1M" calcext:value-type="string">
            <text:p>EUREON-1M</text:p>
          </table:table-cell>
          <table:table-cell/>
          <table:table-cell table:style-name="Default"/>
          <table:table-cell table:number-columns-repeated="4"/>
          <table:table-cell table:style-name="ce34"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Traits ID</text:p>
          </table:table-cell>
          <table:table-cell table:style-name="ce9" table:content-validation-name="val1" office:value-type="string" calcext:value-type="string">
            <text:p>ZeroYield</text:p>
          </table:table-cell>
          <table:table-cell table:style-name="Default"/>
          <table:table-cell table:style-name="ce16" office:value-type="string" calcext:value-type="string">
            <text:p>EUREON-2M</text:p>
          </table:table-cell>
          <table:table-cell table:style-name="ce21" office:value-type="float" office:value="0.0007" calcext:value-type="float">
            <text:p>0.0007</text:p>
          </table:table-cell>
          <table:table-cell table:style-name="ce25" office:value-type="string" calcext:value-type="string">
            <text:p>2M</text:p>
          </table:table-cell>
          <table:table-cell table:formula="of:=QUANTLIB.CALCADDINS.QLSIMPLEQUOTE([.E7]&amp;&quot;quote&quot;;[.F7])" office:value-type="string" office:string-value="EUREON-2Mquote" calcext:value-type="string">
            <text:p>EUREON-2Mquote</text:p>
          </table:table-cell>
          <table:table-cell table:style-name="ce31" table:formula="of:=QUANTLIB.CALCADDINS.QLOISRATEHELPER([.E7];2;[.G7];[.H7];[.$C$3])" office:value-type="string" office:string-value="EUREON-2M" calcext:value-type="string">
            <text:p>EUREON-2M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Interpolator ID</text:p>
          </table:table-cell>
          <table:table-cell table:style-name="ce9" table:content-validation-name="val2" office:value-type="string" calcext:value-type="string">
            <text:p>Linear</text:p>
          </table:table-cell>
          <table:table-cell/>
          <table:table-cell table:style-name="ce16" office:value-type="string" calcext:value-type="string">
            <text:p>EUREON-3M</text:p>
          </table:table-cell>
          <table:table-cell table:style-name="ce21" office:value-type="float" office:value="0.00067" calcext:value-type="float">
            <text:p>0.00067</text:p>
          </table:table-cell>
          <table:table-cell table:style-name="ce25" office:value-type="string" calcext:value-type="string">
            <text:p>3M</text:p>
          </table:table-cell>
          <table:table-cell table:formula="of:=QUANTLIB.CALCADDINS.QLSIMPLEQUOTE([.E8]&amp;&quot;quote&quot;;[.F8])" office:value-type="string" office:string-value="EUREON-3Mquote" calcext:value-type="string">
            <text:p>EUREON-3Mquote</text:p>
          </table:table-cell>
          <table:table-cell table:style-name="ce31" table:formula="of:=QUANTLIB.CALCADDINS.QLOISRATEHELPER([.E8];2;[.G8];[.H8];[.$C$3])" office:value-type="string" office:string-value="EUREON-3M" calcext:value-type="string">
            <text:p>EUREON-3M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EONIA Yield Curve</text:p>
          </table:table-cell>
          <table:table-cell table:style-name="ce8" table:formula="of:=QUANTLIB.CALCADDINS.QLPIECEWISEYIELDCURVE([.B9];[.C7];[.C8];[.C2];[.I3:.I35];[.C6]; )" office:value-type="string" office:string-value="EONIA Yield Curve" calcext:value-type="string">
            <text:p>EONIA Yield Curve</text:p>
          </table:table-cell>
          <table:table-cell/>
          <table:table-cell table:style-name="ce16" office:value-type="string" calcext:value-type="string">
            <text:p>EUREON-4M</text:p>
          </table:table-cell>
          <table:table-cell table:style-name="ce21" office:value-type="float" office:value="0.00066" calcext:value-type="float">
            <text:p>0.00066</text:p>
          </table:table-cell>
          <table:table-cell table:style-name="ce25" office:value-type="string" calcext:value-type="string">
            <text:p>4M</text:p>
          </table:table-cell>
          <table:table-cell table:formula="of:=QUANTLIB.CALCADDINS.QLSIMPLEQUOTE([.E9]&amp;&quot;quote&quot;;[.F9])" office:value-type="string" office:string-value="EUREON-4Mquote" calcext:value-type="string">
            <text:p>EUREON-4Mquote</text:p>
          </table:table-cell>
          <table:table-cell table:style-name="ce31" table:formula="of:=QUANTLIB.CALCADDINS.QLOISRATEHELPER([.E9];2;[.G9];[.H9];[.$C$3])" office:value-type="string" office:string-value="EUREON-4M" calcext:value-type="string">
            <text:p>EUREON-4M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4">
          <table:table-cell/>
          <table:table-cell table:style-name="ce5" office:value-type="string" calcext:value-type="string">
            <text:p>Enable Extrapolation</text:p>
          </table:table-cell>
          <table:table-cell table:style-name="ce10" table:formula="of:=qlextrapolatorenableextrapolation([.C9];TRUE();[.C9])" office:value-type="string" office:string-value="" calcext:value-type="error">
            <text:p>#NAME?</text:p>
          </table:table-cell>
          <table:table-cell/>
          <table:table-cell table:style-name="ce16" office:value-type="string" calcext:value-type="string">
            <text:p>EUREON-5M</text:p>
          </table:table-cell>
          <table:table-cell table:style-name="ce21" office:value-type="float" office:value="0.00065" calcext:value-type="float">
            <text:p>0.00065</text:p>
          </table:table-cell>
          <table:table-cell table:style-name="ce25" office:value-type="string" calcext:value-type="string">
            <text:p>5M</text:p>
          </table:table-cell>
          <table:table-cell table:formula="of:=QUANTLIB.CALCADDINS.QLSIMPLEQUOTE([.E10]&amp;&quot;quote&quot;;[.F10])" office:value-type="string" office:string-value="EUREON-5Mquote" calcext:value-type="string">
            <text:p>EUREON-5Mquote</text:p>
          </table:table-cell>
          <table:table-cell table:style-name="ce31" table:formula="of:=QUANTLIB.CALCADDINS.QLOISRATEHELPER([.E10];2;[.G10];[.H10];[.$C$3])" office:value-type="string" office:string-value="EUREON-5M" calcext:value-type="string">
            <text:p>EUREON-5M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 table:number-columns-repeated="4"/>
          <table:table-cell table:style-name="ce16" office:value-type="string" calcext:value-type="string">
            <text:p>EUREON-6M</text:p>
          </table:table-cell>
          <table:table-cell table:style-name="ce21" office:value-type="float" office:value="0.00066" calcext:value-type="float">
            <text:p>0.00066</text:p>
          </table:table-cell>
          <table:table-cell table:style-name="ce25" office:value-type="string" calcext:value-type="string">
            <text:p>6M</text:p>
          </table:table-cell>
          <table:table-cell table:formula="of:=QUANTLIB.CALCADDINS.QLSIMPLEQUOTE([.E11]&amp;&quot;quote&quot;;[.F11])" office:value-type="string" office:string-value="EUREON-6Mquote" calcext:value-type="string">
            <text:p>EUREON-6Mquote</text:p>
          </table:table-cell>
          <table:table-cell table:style-name="ce31" table:formula="of:=QUANTLIB.CALCADDINS.QLOISRATEHELPER([.E11];2;[.G11];[.H11];[.$C$3])" office:value-type="string" office:string-value="EUREON-6M" calcext:value-type="string">
            <text:p>EUREON-6M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 table:number-columns-repeated="4"/>
          <table:table-cell table:style-name="ce16" office:value-type="string" calcext:value-type="string">
            <text:p>EUREON-7M</text:p>
          </table:table-cell>
          <table:table-cell table:style-name="ce21" office:value-type="float" office:value="0.00067" calcext:value-type="float">
            <text:p>0.00067</text:p>
          </table:table-cell>
          <table:table-cell table:style-name="ce25" office:value-type="string" calcext:value-type="string">
            <text:p>7M</text:p>
          </table:table-cell>
          <table:table-cell table:formula="of:=QUANTLIB.CALCADDINS.QLSIMPLEQUOTE([.E12]&amp;&quot;quote&quot;;[.F12])" office:value-type="string" office:string-value="EUREON-7Mquote" calcext:value-type="string">
            <text:p>EUREON-7Mquote</text:p>
          </table:table-cell>
          <table:table-cell table:style-name="ce31" table:formula="of:=QUANTLIB.CALCADDINS.QLOISRATEHELPER([.E12];2;[.G12];[.H12];[.$C$3])" office:value-type="string" office:string-value="EUREON-7M" calcext:value-type="string">
            <text:p>EUREON-7M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 table:number-columns-repeated="4"/>
          <table:table-cell table:style-name="ce16" office:value-type="string" calcext:value-type="string">
            <text:p>EUREON-8M</text:p>
          </table:table-cell>
          <table:table-cell table:style-name="ce21" office:value-type="float" office:value="0.00068" calcext:value-type="float">
            <text:p>0.00068</text:p>
          </table:table-cell>
          <table:table-cell table:style-name="ce25" office:value-type="string" calcext:value-type="string">
            <text:p>8M</text:p>
          </table:table-cell>
          <table:table-cell table:formula="of:=QUANTLIB.CALCADDINS.QLSIMPLEQUOTE([.E13]&amp;&quot;quote&quot;;[.F13])" office:value-type="string" office:string-value="EUREON-8Mquote" calcext:value-type="string">
            <text:p>EUREON-8Mquote</text:p>
          </table:table-cell>
          <table:table-cell table:style-name="ce31" table:formula="of:=QUANTLIB.CALCADDINS.QLOISRATEHELPER([.E13];2;[.G13];[.H13];[.$C$3])" office:value-type="string" office:string-value="EUREON-8M" calcext:value-type="string">
            <text:p>EUREON-8M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 table:number-columns-repeated="4"/>
          <table:table-cell table:style-name="ce16" office:value-type="string" calcext:value-type="string">
            <text:p>EUREON-9M</text:p>
          </table:table-cell>
          <table:table-cell table:style-name="ce21" office:value-type="float" office:value="0.00069" calcext:value-type="float">
            <text:p>0.00069</text:p>
          </table:table-cell>
          <table:table-cell table:style-name="ce25" office:value-type="string" calcext:value-type="string">
            <text:p>9M</text:p>
          </table:table-cell>
          <table:table-cell table:formula="of:=QUANTLIB.CALCADDINS.QLSIMPLEQUOTE([.E14]&amp;&quot;quote&quot;;[.F14])" office:value-type="string" office:string-value="EUREON-9Mquote" calcext:value-type="string">
            <text:p>EUREON-9Mquote</text:p>
          </table:table-cell>
          <table:table-cell table:style-name="ce31" table:formula="of:=QUANTLIB.CALCADDINS.QLOISRATEHELPER([.E14];2;[.G14];[.H14];[.$C$3])" office:value-type="string" office:string-value="EUREON-9M" calcext:value-type="string">
            <text:p>EUREON-9M</text:p>
          </table:table-cell>
          <table:table-cell table:number-columns-repeated="6"/>
          <table:table-cell table:style-name="ce34"/>
          <table:table-cell table:number-columns-repeated="1008"/>
        </table:table-row>
        <table:table-row table:style-name="ro3">
          <table:table-cell table:number-columns-repeated="4"/>
          <table:table-cell table:style-name="ce16" office:value-type="string" calcext:value-type="string">
            <text:p>EUREON-10M</text:p>
          </table:table-cell>
          <table:table-cell table:style-name="ce21" office:value-type="float" office:value="0.00072" calcext:value-type="float">
            <text:p>0.00072</text:p>
          </table:table-cell>
          <table:table-cell table:style-name="ce25" office:value-type="string" calcext:value-type="string">
            <text:p>10M</text:p>
          </table:table-cell>
          <table:table-cell table:formula="of:=QUANTLIB.CALCADDINS.QLSIMPLEQUOTE([.E15]&amp;&quot;quote&quot;;[.F15])" office:value-type="string" office:string-value="EUREON-10Mquote" calcext:value-type="string">
            <text:p>EUREON-10Mquote</text:p>
          </table:table-cell>
          <table:table-cell table:style-name="ce31" table:formula="of:=QUANTLIB.CALCADDINS.QLOISRATEHELPER([.E15];2;[.G15];[.H15];[.$C$3])" office:value-type="string" office:string-value="EUREON-10M" calcext:value-type="string">
            <text:p>EUREON-10M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11M</text:p>
          </table:table-cell>
          <table:table-cell table:style-name="ce21" office:value-type="float" office:value="0.00074" calcext:value-type="float">
            <text:p>0.00074</text:p>
          </table:table-cell>
          <table:table-cell table:style-name="ce25" office:value-type="string" calcext:value-type="string">
            <text:p>11M</text:p>
          </table:table-cell>
          <table:table-cell table:formula="of:=QUANTLIB.CALCADDINS.QLSIMPLEQUOTE([.E16]&amp;&quot;quote&quot;;[.F16])" office:value-type="string" office:string-value="EUREON-11Mquote" calcext:value-type="string">
            <text:p>EUREON-11Mquote</text:p>
          </table:table-cell>
          <table:table-cell table:style-name="ce31" table:formula="of:=QUANTLIB.CALCADDINS.QLOISRATEHELPER([.E16];2;[.G16];[.H16];[.$C$3])" office:value-type="string" office:string-value="EUREON-11M" calcext:value-type="string">
            <text:p>EUREON-11M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1Y</text:p>
          </table:table-cell>
          <table:table-cell table:style-name="ce21" office:value-type="float" office:value="0.00078" calcext:value-type="float">
            <text:p>0.00078</text:p>
          </table:table-cell>
          <table:table-cell table:style-name="ce25" office:value-type="string" calcext:value-type="string">
            <text:p>1Y</text:p>
          </table:table-cell>
          <table:table-cell table:formula="of:=QUANTLIB.CALCADDINS.QLSIMPLEQUOTE([.E17]&amp;&quot;quote&quot;;[.F17])" office:value-type="string" office:string-value="EUREON-1Yquote" calcext:value-type="string">
            <text:p>EUREON-1Yquote</text:p>
          </table:table-cell>
          <table:table-cell table:style-name="ce31" table:formula="of:=QUANTLIB.CALCADDINS.QLOISRATEHELPER([.E17];2;[.G17];[.H17];[.$C$3])" office:value-type="string" office:string-value="EUREON-1Y" calcext:value-type="string">
            <text:p>EUREON-1Y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1"/>
          <table:table-cell/>
          <table:table-cell table:style-name="ce16" office:value-type="string" calcext:value-type="string">
            <text:p>EUREON-15M</text:p>
          </table:table-cell>
          <table:table-cell table:style-name="ce21" office:value-type="float" office:value="0.00088" calcext:value-type="float">
            <text:p>0.00088</text:p>
          </table:table-cell>
          <table:table-cell table:style-name="ce25" office:value-type="string" calcext:value-type="string">
            <text:p>15M</text:p>
          </table:table-cell>
          <table:table-cell table:formula="of:=QUANTLIB.CALCADDINS.QLSIMPLEQUOTE([.E18]&amp;&quot;quote&quot;;[.F18])" office:value-type="string" office:string-value="EUREON-15Mquote" calcext:value-type="string">
            <text:p>EUREON-15Mquote</text:p>
          </table:table-cell>
          <table:table-cell table:style-name="ce31" table:formula="of:=QUANTLIB.CALCADDINS.QLOISRATEHELPER([.E18];2;[.G18];[.H18];[.$C$3])" office:value-type="string" office:string-value="EUREON-15M" calcext:value-type="string">
            <text:p>EUREON-15M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2"/>
          <table:table-cell/>
          <table:table-cell table:style-name="ce16" office:value-type="string" calcext:value-type="string">
            <text:p>EUREON-18M</text:p>
          </table:table-cell>
          <table:table-cell table:style-name="ce21" office:value-type="float" office:value="0.00104" calcext:value-type="float">
            <text:p>0.00104</text:p>
          </table:table-cell>
          <table:table-cell table:style-name="ce25" office:value-type="string" calcext:value-type="string">
            <text:p>18M</text:p>
          </table:table-cell>
          <table:table-cell table:formula="of:=QUANTLIB.CALCADDINS.QLSIMPLEQUOTE([.E19]&amp;&quot;quote&quot;;[.F19])" office:value-type="string" office:string-value="EUREON-18Mquote" calcext:value-type="string">
            <text:p>EUREON-18Mquote</text:p>
          </table:table-cell>
          <table:table-cell table:style-name="ce31" table:formula="of:=QUANTLIB.CALCADDINS.QLOISRATEHELPER([.E19];2;[.G19];[.H19];[.$C$3])" office:value-type="string" office:string-value="EUREON-18M" calcext:value-type="string">
            <text:p>EUREON-18M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21M</text:p>
          </table:table-cell>
          <table:table-cell table:style-name="ce21" office:value-type="float" office:value="0.00123" calcext:value-type="float">
            <text:p>0.00123</text:p>
          </table:table-cell>
          <table:table-cell table:style-name="ce25" office:value-type="string" calcext:value-type="string">
            <text:p>21M</text:p>
          </table:table-cell>
          <table:table-cell table:formula="of:=QUANTLIB.CALCADDINS.QLSIMPLEQUOTE([.E20]&amp;&quot;quote&quot;;[.F20])" office:value-type="string" office:string-value="EUREON-21Mquote" calcext:value-type="string">
            <text:p>EUREON-21Mquote</text:p>
          </table:table-cell>
          <table:table-cell table:style-name="ce31" table:formula="of:=QUANTLIB.CALCADDINS.QLOISRATEHELPER([.E20];2;[.G20];[.H20];[.$C$3])" office:value-type="string" office:string-value="EUREON-21M" calcext:value-type="string">
            <text:p>EUREON-21M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2Y</text:p>
          </table:table-cell>
          <table:table-cell table:style-name="ce21" office:value-type="float" office:value="0.00145" calcext:value-type="float">
            <text:p>0.00145</text:p>
          </table:table-cell>
          <table:table-cell table:style-name="ce25" office:value-type="string" calcext:value-type="string">
            <text:p>2Y</text:p>
          </table:table-cell>
          <table:table-cell table:formula="of:=QUANTLIB.CALCADDINS.QLSIMPLEQUOTE([.E21]&amp;&quot;quote&quot;;[.F21])" office:value-type="string" office:string-value="EUREON-2Yquote" calcext:value-type="string">
            <text:p>EUREON-2Yquote</text:p>
          </table:table-cell>
          <table:table-cell table:style-name="ce31" table:formula="of:=QUANTLIB.CALCADDINS.QLOISRATEHELPER([.E21];2;[.G21];[.H21];[.$C$3])" office:value-type="string" office:string-value="EUREON-2Y" calcext:value-type="string">
            <text:p>EUREON-2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3Y</text:p>
          </table:table-cell>
          <table:table-cell table:style-name="ce21" office:value-type="float" office:value="0.00258" calcext:value-type="float">
            <text:p>0.00258</text:p>
          </table:table-cell>
          <table:table-cell table:style-name="ce25" office:value-type="string" calcext:value-type="string">
            <text:p>3Y</text:p>
          </table:table-cell>
          <table:table-cell table:formula="of:=QUANTLIB.CALCADDINS.QLSIMPLEQUOTE([.E22]&amp;&quot;quote&quot;;[.F22])" office:value-type="string" office:string-value="EUREON-3Yquote" calcext:value-type="string">
            <text:p>EUREON-3Yquote</text:p>
          </table:table-cell>
          <table:table-cell table:style-name="ce31" table:formula="of:=QUANTLIB.CALCADDINS.QLOISRATEHELPER([.E22];2;[.G22];[.H22];[.$C$3])" office:value-type="string" office:string-value="EUREON-3Y" calcext:value-type="string">
            <text:p>EUREON-3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4Y</text:p>
          </table:table-cell>
          <table:table-cell table:style-name="ce21" office:value-type="float" office:value="0.00407" calcext:value-type="float">
            <text:p>0.00407</text:p>
          </table:table-cell>
          <table:table-cell table:style-name="ce25" office:value-type="string" calcext:value-type="string">
            <text:p>4Y</text:p>
          </table:table-cell>
          <table:table-cell table:formula="of:=QUANTLIB.CALCADDINS.QLSIMPLEQUOTE([.E23]&amp;&quot;quote&quot;;[.F23])" office:value-type="string" office:string-value="EUREON-4Yquote" calcext:value-type="string">
            <text:p>EUREON-4Yquote</text:p>
          </table:table-cell>
          <table:table-cell table:style-name="ce31" table:formula="of:=QUANTLIB.CALCADDINS.QLOISRATEHELPER([.E23];2;[.G23];[.H23];[.$C$3])" office:value-type="string" office:string-value="EUREON-4Y" calcext:value-type="string">
            <text:p>EUREON-4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5Y</text:p>
          </table:table-cell>
          <table:table-cell table:style-name="ce21" office:value-type="float" office:value="0.00583" calcext:value-type="float">
            <text:p>0.00583</text:p>
          </table:table-cell>
          <table:table-cell table:style-name="ce25" office:value-type="string" calcext:value-type="string">
            <text:p>5Y</text:p>
          </table:table-cell>
          <table:table-cell table:formula="of:=QUANTLIB.CALCADDINS.QLSIMPLEQUOTE([.E24]&amp;&quot;quote&quot;;[.F24])" office:value-type="string" office:string-value="EUREON-5Yquote" calcext:value-type="string">
            <text:p>EUREON-5Yquote</text:p>
          </table:table-cell>
          <table:table-cell table:style-name="ce31" table:formula="of:=QUANTLIB.CALCADDINS.QLOISRATEHELPER([.E24];2;[.G24];[.H24];[.$C$3])" office:value-type="string" office:string-value="EUREON-5Y" calcext:value-type="string">
            <text:p>EUREON-5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6Y</text:p>
          </table:table-cell>
          <table:table-cell table:style-name="ce21" office:value-type="float" office:value="0.00772" calcext:value-type="float">
            <text:p>0.00772</text:p>
          </table:table-cell>
          <table:table-cell table:style-name="ce25" office:value-type="string" calcext:value-type="string">
            <text:p>6Y</text:p>
          </table:table-cell>
          <table:table-cell table:formula="of:=QUANTLIB.CALCADDINS.QLSIMPLEQUOTE([.E25]&amp;&quot;quote&quot;;[.F25])" office:value-type="string" office:string-value="EUREON-6Yquote" calcext:value-type="string">
            <text:p>EUREON-6Yquote</text:p>
          </table:table-cell>
          <table:table-cell table:style-name="ce31" table:formula="of:=QUANTLIB.CALCADDINS.QLOISRATEHELPER([.E25];2;[.G25];[.H25];[.$C$3])" office:value-type="string" office:string-value="EUREON-6Y" calcext:value-type="string">
            <text:p>EUREON-6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7Y</text:p>
          </table:table-cell>
          <table:table-cell table:style-name="ce21" office:value-type="float" office:value="0.00951" calcext:value-type="float">
            <text:p>0.00951</text:p>
          </table:table-cell>
          <table:table-cell table:style-name="ce25" office:value-type="string" calcext:value-type="string">
            <text:p>7Y</text:p>
          </table:table-cell>
          <table:table-cell table:formula="of:=QUANTLIB.CALCADDINS.QLSIMPLEQUOTE([.E26]&amp;&quot;quote&quot;;[.F26])" office:value-type="string" office:string-value="EUREON-7Yquote" calcext:value-type="string">
            <text:p>EUREON-7Yquote</text:p>
          </table:table-cell>
          <table:table-cell table:style-name="ce31" table:formula="of:=QUANTLIB.CALCADDINS.QLOISRATEHELPER([.E26];2;[.G26];[.H26];[.$C$3])" office:value-type="string" office:string-value="EUREON-7Y" calcext:value-type="string">
            <text:p>EUREON-7Y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number-columns-repeated="4"/>
          <table:table-cell table:style-name="ce16" office:value-type="string" calcext:value-type="string">
            <text:p>EUREON-8Y</text:p>
          </table:table-cell>
          <table:table-cell table:style-name="ce21" office:value-type="float" office:value="0.01118" calcext:value-type="float">
            <text:p>0.01118</text:p>
          </table:table-cell>
          <table:table-cell table:style-name="ce25" office:value-type="string" calcext:value-type="string">
            <text:p>8Y</text:p>
          </table:table-cell>
          <table:table-cell table:formula="of:=QUANTLIB.CALCADDINS.QLSIMPLEQUOTE([.E27]&amp;&quot;quote&quot;;[.F27])" office:value-type="string" office:string-value="EUREON-8Yquote" calcext:value-type="string">
            <text:p>EUREON-8Yquote</text:p>
          </table:table-cell>
          <table:table-cell table:style-name="ce31" table:formula="of:=QUANTLIB.CALCADDINS.QLOISRATEHELPER([.E27];2;[.G27];[.H27];[.$C$3])" office:value-type="string" office:string-value="EUREON-8Y" calcext:value-type="string">
            <text:p>EUREON-8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9Y</text:p>
          </table:table-cell>
          <table:table-cell table:style-name="ce21" office:value-type="float" office:value="0.01269" calcext:value-type="float">
            <text:p>0.01269</text:p>
          </table:table-cell>
          <table:table-cell table:style-name="ce25" office:value-type="string" calcext:value-type="string">
            <text:p>9Y</text:p>
          </table:table-cell>
          <table:table-cell table:formula="of:=QUANTLIB.CALCADDINS.QLSIMPLEQUOTE([.E28]&amp;&quot;quote&quot;;[.F28])" office:value-type="string" office:string-value="EUREON-9Yquote" calcext:value-type="string">
            <text:p>EUREON-9Yquote</text:p>
          </table:table-cell>
          <table:table-cell table:style-name="ce31" table:formula="of:=QUANTLIB.CALCADDINS.QLOISRATEHELPER([.E28];2;[.G28];[.H28];[.$C$3])" office:value-type="string" office:string-value="EUREON-9Y" calcext:value-type="string">
            <text:p>EUREON-9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10Y</text:p>
          </table:table-cell>
          <table:table-cell table:style-name="ce21" office:value-type="float" office:value="0.01405" calcext:value-type="float">
            <text:p>0.01405</text:p>
          </table:table-cell>
          <table:table-cell table:style-name="ce25" office:value-type="string" calcext:value-type="string">
            <text:p>10Y</text:p>
          </table:table-cell>
          <table:table-cell table:formula="of:=QUANTLIB.CALCADDINS.QLSIMPLEQUOTE([.E29]&amp;&quot;quote&quot;;[.F29])" office:value-type="string" office:string-value="EUREON-10Yquote" calcext:value-type="string">
            <text:p>EUREON-10Yquote</text:p>
          </table:table-cell>
          <table:table-cell table:style-name="ce31" table:formula="of:=QUANTLIB.CALCADDINS.QLOISRATEHELPER([.E29];2;[.G29];[.H29];[.$C$3])" office:value-type="string" office:string-value="EUREON-10Y" calcext:value-type="string">
            <text:p>EUREON-10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11Y</text:p>
          </table:table-cell>
          <table:table-cell table:style-name="ce21" office:value-type="float" office:value="0.01527" calcext:value-type="float">
            <text:p>0.01527</text:p>
          </table:table-cell>
          <table:table-cell table:style-name="ce25" office:value-type="string" calcext:value-type="string">
            <text:p>11Y</text:p>
          </table:table-cell>
          <table:table-cell table:formula="of:=QUANTLIB.CALCADDINS.QLSIMPLEQUOTE([.E30]&amp;&quot;quote&quot;;[.F30])" office:value-type="string" office:string-value="EUREON-11Yquote" calcext:value-type="string">
            <text:p>EUREON-11Yquote</text:p>
          </table:table-cell>
          <table:table-cell table:style-name="ce31" table:formula="of:=QUANTLIB.CALCADDINS.QLOISRATEHELPER([.E30];2;[.G30];[.H30];[.$C$3])" office:value-type="string" office:string-value="EUREON-11Y" calcext:value-type="string">
            <text:p>EUREON-11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12Y</text:p>
          </table:table-cell>
          <table:table-cell table:style-name="ce21" office:value-type="float" office:value="0.01636" calcext:value-type="float">
            <text:p>0.01636</text:p>
          </table:table-cell>
          <table:table-cell table:style-name="ce25" office:value-type="string" calcext:value-type="string">
            <text:p>12Y</text:p>
          </table:table-cell>
          <table:table-cell table:formula="of:=QUANTLIB.CALCADDINS.QLSIMPLEQUOTE([.E31]&amp;&quot;quote&quot;;[.F31])" office:value-type="string" office:string-value="EUREON-12Yquote" calcext:value-type="string">
            <text:p>EUREON-12Yquote</text:p>
          </table:table-cell>
          <table:table-cell table:style-name="ce31" table:formula="of:=QUANTLIB.CALCADDINS.QLOISRATEHELPER([.E31];2;[.G31];[.H31];[.$C$3])" office:value-type="string" office:string-value="EUREON-12Y" calcext:value-type="string">
            <text:p>EUREON-12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15Y</text:p>
          </table:table-cell>
          <table:table-cell table:style-name="ce21" office:value-type="float" office:value="0.01881" calcext:value-type="float">
            <text:p>0.01881</text:p>
          </table:table-cell>
          <table:table-cell table:style-name="ce25" office:value-type="string" calcext:value-type="string">
            <text:p>15Y</text:p>
          </table:table-cell>
          <table:table-cell table:formula="of:=QUANTLIB.CALCADDINS.QLSIMPLEQUOTE([.E32]&amp;&quot;quote&quot;;[.F32])" office:value-type="string" office:string-value="EUREON-15Yquote" calcext:value-type="string">
            <text:p>EUREON-15Yquote</text:p>
          </table:table-cell>
          <table:table-cell table:style-name="ce31" table:formula="of:=QUANTLIB.CALCADDINS.QLOISRATEHELPER([.E32];2;[.G32];[.H32];[.$C$3])" office:value-type="string" office:string-value="EUREON-15Y" calcext:value-type="string">
            <text:p>EUREON-15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6" office:value-type="string" calcext:value-type="string">
            <text:p>EUREON-20Y</text:p>
          </table:table-cell>
          <table:table-cell table:style-name="ce21" office:value-type="float" office:value="0.02059" calcext:value-type="float">
            <text:p>0.02059</text:p>
          </table:table-cell>
          <table:table-cell table:style-name="ce25" office:value-type="string" calcext:value-type="string">
            <text:p>20Y</text:p>
          </table:table-cell>
          <table:table-cell table:formula="of:=QUANTLIB.CALCADDINS.QLSIMPLEQUOTE([.E33]&amp;&quot;quote&quot;;[.F33])" office:value-type="string" office:string-value="EUREON-20Yquote" calcext:value-type="string">
            <text:p>EUREON-20Yquote</text:p>
          </table:table-cell>
          <table:table-cell table:style-name="ce31" table:formula="of:=QUANTLIB.CALCADDINS.QLOISRATEHELPER([.E33];2;[.G33];[.H33];[.$C$3])" office:value-type="string" office:string-value="EUREON-20Y" calcext:value-type="string">
            <text:p>EUREON-20Y</text:p>
          </table:table-cell>
          <table:table-cell/>
          <table:table-cell table:style-name="ce33" table:number-columns-repeated="2"/>
          <table:table-cell/>
          <table:table-cell table:style-name="ce33" table:number-columns-repeated="25"/>
          <table:table-cell table:number-columns-repeated="986"/>
        </table:table-row>
        <table:table-row table:style-name="ro3">
          <table:table-cell table:number-columns-repeated="4"/>
          <table:table-cell table:style-name="ce16" office:value-type="string" calcext:value-type="string">
            <text:p>EUREON-25Y</text:p>
          </table:table-cell>
          <table:table-cell table:style-name="ce21" office:value-type="float" office:value="0.02124" calcext:value-type="float">
            <text:p>0.02124</text:p>
          </table:table-cell>
          <table:table-cell table:style-name="ce25" office:value-type="string" calcext:value-type="string">
            <text:p>25Y</text:p>
          </table:table-cell>
          <table:table-cell table:formula="of:=QUANTLIB.CALCADDINS.QLSIMPLEQUOTE([.E34]&amp;&quot;quote&quot;;[.F34])" office:value-type="string" office:string-value="EUREON-25Yquote" calcext:value-type="string">
            <text:p>EUREON-25Yquote</text:p>
          </table:table-cell>
          <table:table-cell table:style-name="ce31" table:formula="of:=QUANTLIB.CALCADDINS.QLOISRATEHELPER([.E34];2;[.G34];[.H34];[.$C$3])" office:value-type="string" office:string-value="EUREON-25Y" calcext:value-type="string">
            <text:p>EUREON-25Y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ce17" office:value-type="string" calcext:value-type="string">
            <text:p>EUREON-30Y</text:p>
          </table:table-cell>
          <table:table-cell table:style-name="ce22" office:value-type="float" office:value="0.02154" calcext:value-type="float">
            <text:p>0.02154</text:p>
          </table:table-cell>
          <table:table-cell table:style-name="ce26" office:value-type="string" calcext:value-type="string">
            <text:p>30Y</text:p>
          </table:table-cell>
          <table:table-cell table:style-name="ce28" table:formula="of:=QUANTLIB.CALCADDINS.QLSIMPLEQUOTE([.E35]&amp;&quot;quote&quot;;[.F35])" office:value-type="string" office:string-value="EUREON-30Yquote" calcext:value-type="string">
            <text:p>EUREON-30Yquote</text:p>
          </table:table-cell>
          <table:table-cell table:style-name="ce32" table:formula="of:=QUANTLIB.CALCADDINS.QLOISRATEHELPER([.E35];2;[.G35];[.H35];[.$C$3])" office:value-type="string" office:string-value="EUREON-30Y" calcext:value-type="string">
            <text:p>EUREON-30Y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dit Market" table:style-name="ta2">
        <office:forms form:automatic-focus="false" form:apply-design-mode="false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number-columns-repeated="6" table:default-cell-style-name="ce35"/>
        <table:table-column table:style-name="co14" table:default-cell-style-name="ce35"/>
        <table:table-column table:style-name="co15" table:default-cell-style-name="ce35"/>
        <table:table-column table:style-name="co13" table:default-cell-style-name="ce35"/>
        <table:table-column table:style-name="co16" table:default-cell-style-name="ce35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13" table:number-columns-repeated="6" table:default-cell-style-name="ce1"/>
        <table:table-column table:style-name="co6" table:number-columns-repeated="50" table:default-cell-style-name="ce1"/>
        <table:table-column table:style-name="co19" table:number-columns-repeated="184" table:default-cell-style-name="ce35"/>
        <table:table-column table:style-name="co19" table:number-columns-repeated="767" table:default-cell-style-name="Default"/>
        <table:table-row table:style-name="ro1" table:number-rows-repeated="2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/>
          <table:table-cell table:style-name="ce36"/>
          <table:table-cell table:style-name="ce39" office:value-type="string" calcext:value-type="string" table:number-columns-spanned="11" table:number-rows-spanned="1">
            <text:p>Running only equivalent CDS Market Quotes</text:p>
          </table:table-cell>
          <table:covered-table-cell table:number-columns-repeated="10" table:style-name="ce39"/>
          <table:table-cell table:style-name="ce36"/>
          <table:table-cell table:number-columns-repeated="1010"/>
        </table:table-row>
        <table:table-row table:style-name="ro3">
          <table:table-cell table:style-name="ce1"/>
          <table:table-cell table:style-name="ce36"/>
          <table:table-cell table:style-name="ce40" office:value-type="string" calcext:value-type="string">
            <text:p>6M</text:p>
          </table:table-cell>
          <table:table-cell table:style-name="ce46" office:value-type="string" calcext:value-type="string">
            <text:p>9M</text:p>
          </table:table-cell>
          <table:table-cell table:style-name="ce46" office:value-type="string" calcext:value-type="string">
            <text:p>1Y</text:p>
          </table:table-cell>
          <table:table-cell table:style-name="ce46" office:value-type="string" calcext:value-type="string">
            <text:p>2Y</text:p>
          </table:table-cell>
          <table:table-cell table:style-name="ce46" office:value-type="string" calcext:value-type="string">
            <text:p>3Y</text:p>
          </table:table-cell>
          <table:table-cell table:style-name="ce46" office:value-type="string" calcext:value-type="string">
            <text:p>4Y</text:p>
          </table:table-cell>
          <table:table-cell table:style-name="ce46" office:value-type="string" calcext:value-type="string">
            <text:p>5Y</text:p>
          </table:table-cell>
          <table:table-cell table:style-name="ce46" office:value-type="string" calcext:value-type="string">
            <text:p>7Y</text:p>
          </table:table-cell>
          <table:table-cell table:style-name="ce46" office:value-type="string" calcext:value-type="string">
            <text:p>10Y</text:p>
          </table:table-cell>
          <table:table-cell table:style-name="ce61"/>
          <table:table-cell table:style-name="ce67" office:value-type="string" calcext:value-type="string">
            <text:p>RR</text:p>
          </table:table-cell>
          <table:table-cell table:style-name="ce1"/>
          <table:table-cell table:number-columns-repeated="1010"/>
        </table:table-row>
        <table:table-row table:style-name="ro5">
          <table:table-cell table:style-name="ce1"/>
          <table:table-cell table:style-name="ce37" office:value-type="string" calcext:value-type="string">
            <text:p>UNICREDITO SUBORDINATED</text:p>
          </table:table-cell>
          <table:table-cell table:style-name="ce41" office:value-type="float" office:value="325.315800300337" calcext:value-type="float">
            <text:p>325.315800300337</text:p>
          </table:table-cell>
          <table:table-cell table:style-name="ce47" office:value-type="float" office:value="343.185283404979" calcext:value-type="float">
            <text:p>343.185283404979</text:p>
          </table:table-cell>
          <table:table-cell table:style-name="ce47" office:value-type="float" office:value="361.054766509621" calcext:value-type="float">
            <text:p>361.054766509621</text:p>
          </table:table-cell>
          <table:table-cell table:style-name="ce47" office:value-type="float" office:value="427.680043280007" calcext:value-type="float">
            <text:p>427.680043280007</text:p>
          </table:table-cell>
          <table:table-cell table:style-name="ce47" office:value-type="float" office:value="488.208238132884" calcext:value-type="float">
            <text:p>488.208238132884</text:p>
          </table:table-cell>
          <table:table-cell table:style-name="ce47" office:value-type="float" office:value="533.711275913705" calcext:value-type="float">
            <text:p>533.711275913705</text:p>
          </table:table-cell>
          <table:table-cell table:style-name="ce47" office:value-type="float" office:value="569.406571729706" calcext:value-type="float">
            <text:p>569.406571729706</text:p>
          </table:table-cell>
          <table:table-cell table:style-name="ce47" office:value-type="float" office:value="584.545205530984" calcext:value-type="float">
            <text:p>584.545205530984</text:p>
          </table:table-cell>
          <table:table-cell table:style-name="ce47" office:value-type="float" office:value="594.93939100226" calcext:value-type="float">
            <text:p>594.93939100226</text:p>
          </table:table-cell>
          <table:table-cell table:style-name="ce62"/>
          <table:table-cell table:style-name="ce68" office:value-type="float" office:value="0.25" calcext:value-type="float">
            <text:p>0.25</text:p>
          </table:table-cell>
          <table:table-cell table:style-name="ce72" office:value-type="float" office:value="0.06" calcext:value-type="float">
            <text:p>0.06</text:p>
          </table:table-cell>
          <table:table-cell table:number-columns-repeated="1010"/>
        </table:table-row>
        <table:table-row table:style-name="ro5">
          <table:table-cell table:style-name="ce1"/>
          <table:table-cell table:style-name="ce37" office:value-type="string" calcext:value-type="string">
            <text:p>UNICREDITO SENIOR</text:p>
          </table:table-cell>
          <table:table-cell table:style-name="ce42" office:value-type="float" office:value="180.419525785924" calcext:value-type="float">
            <text:p>180.419525785924</text:p>
          </table:table-cell>
          <table:table-cell table:style-name="ce48" office:value-type="float" office:value="195.677767386866" calcext:value-type="float">
            <text:p>195.677767386866</text:p>
          </table:table-cell>
          <table:table-cell table:style-name="ce48" office:value-type="float" office:value="210.936008987807" calcext:value-type="float">
            <text:p>210.936008987807</text:p>
          </table:table-cell>
          <table:table-cell table:style-name="ce48" office:value-type="float" office:value="253.22127458169" calcext:value-type="float">
            <text:p>253.22127458169</text:p>
          </table:table-cell>
          <table:table-cell table:style-name="ce48" office:value-type="float" office:value="296.596503016189" calcext:value-type="float">
            <text:p>296.596503016189</text:p>
          </table:table-cell>
          <table:table-cell table:style-name="ce48" office:value-type="float" office:value="323.369445998023" calcext:value-type="float">
            <text:p>323.369445998023</text:p>
          </table:table-cell>
          <table:table-cell table:style-name="ce48" office:value-type="float" office:value="349.288316619038" calcext:value-type="float">
            <text:p>349.288316619038</text:p>
          </table:table-cell>
          <table:table-cell table:style-name="ce48" office:value-type="float" office:value="364.298960381047" calcext:value-type="float">
            <text:p>364.298960381047</text:p>
          </table:table-cell>
          <table:table-cell table:style-name="ce48" office:value-type="float" office:value="375.852942486831" calcext:value-type="float">
            <text:p>375.852942486831</text:p>
          </table:table-cell>
          <table:table-cell table:style-name="ce63"/>
          <table:table-cell table:style-name="ce69" office:value-type="float" office:value="0.4" calcext:value-type="float">
            <text:p>0.4</text:p>
          </table:table-cell>
          <table:table-cell table:style-name="ce72" office:value-type="float" office:value="0.52" calcext:value-type="float">
            <text:p>0.52</text:p>
          </table:table-cell>
          <table:table-cell table:number-columns-repeated="1010"/>
        </table:table-row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3" table:formula="of:=[.C4]" office:value-type="string" office:string-value="6M" calcext:value-type="string">
            <text:p>6M</text:p>
          </table:table-cell>
          <table:table-cell table:style-name="ce49" table:formula="of:=[.D4]" office:value-type="string" office:string-value="9M" calcext:value-type="string">
            <text:p>9M</text:p>
          </table:table-cell>
          <table:table-cell table:style-name="ce49" table:formula="of:=[.E4]" office:value-type="string" office:string-value="1Y" calcext:value-type="string">
            <text:p>1Y</text:p>
          </table:table-cell>
          <table:table-cell table:style-name="ce49" table:formula="of:=[.F4]" office:value-type="string" office:string-value="2Y" calcext:value-type="string">
            <text:p>2Y</text:p>
          </table:table-cell>
          <table:table-cell table:style-name="ce49" table:formula="of:=[.G4]" office:value-type="string" office:string-value="3Y" calcext:value-type="string">
            <text:p>3Y</text:p>
          </table:table-cell>
          <table:table-cell table:style-name="ce49" table:formula="of:=[.H4]" office:value-type="string" office:string-value="4Y" calcext:value-type="string">
            <text:p>4Y</text:p>
          </table:table-cell>
          <table:table-cell table:style-name="ce49" table:formula="of:=[.I4]" office:value-type="string" office:string-value="5Y" calcext:value-type="string">
            <text:p>5Y</text:p>
          </table:table-cell>
          <table:table-cell table:style-name="ce49" table:formula="of:=[.J4]" office:value-type="string" office:string-value="7Y" calcext:value-type="string">
            <text:p>7Y</text:p>
          </table:table-cell>
          <table:table-cell table:style-name="ce58" table:formula="of:=[.K4]" office:value-type="string" office:string-value="10Y" calcext:value-type="string">
            <text:p>10Y</text:p>
          </table:table-cell>
          <table:table-cell table:style-name="ce1"/>
          <table:table-cell table:style-name="ce39" office:value-type="string" calcext:value-type="string">
            <text:p>Default TS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38" office:value-type="string" calcext:value-type="string">
            <text:p>SUBORDINATED PROB</text:p>
          </table:table-cell>
          <table:table-cell table:style-name="ce44" table:formula="of:=QUANTLIB.CALCADDINS.QLSPREADCDSHELPER([.$B9]&amp;[.C$8]&amp;&quot;CDSH&quot;;[.C5]/10000;[.C$4];1;&quot;TARGET&quot;;&quot;Quarterly&quot;;&quot;Modified Following&quot;;&quot;OldCDS&quot;;[$'Money Market'.$C$6];[.$M5];[$'Money Market'.$C$9];1;1)" office:value-type="string" office:string-value="SUBORDINATED PROB6MCDSH" calcext:value-type="string">
            <text:p>SUBORDINATED PROB6MCDSH</text:p>
          </table:table-cell>
          <table:table-cell table:style-name="ce44" table:formula="of:=QUANTLIB.CALCADDINS.QLSPREADCDSHELPER([.$B9]&amp;[.D$8]&amp;&quot;CDSH&quot;;[.D5]/10000;[.D$4];1;&quot;TARGET&quot;;&quot;Quarterly&quot;;&quot;Modified Following&quot;;&quot;OldCDS&quot;;[$'Money Market'.$C$6];[.$M5];[$'Money Market'.$C$9];1;1)" office:value-type="string" office:string-value="SUBORDINATED PROB9MCDSH" calcext:value-type="string">
            <text:p>SUBORDINATED PROB9MCDSH</text:p>
          </table:table-cell>
          <table:table-cell table:style-name="ce44" table:formula="of:=QUANTLIB.CALCADDINS.QLSPREADCDSHELPER([.$B9]&amp;[.E$8]&amp;&quot;CDSH&quot;;[.E5]/10000;[.E$4];1;&quot;TARGET&quot;;&quot;Quarterly&quot;;&quot;Modified Following&quot;;&quot;OldCDS&quot;;[$'Money Market'.$C$6];[.$M5];[$'Money Market'.$C$9];1;1)" office:value-type="string" office:string-value="SUBORDINATED PROB1YCDSH" calcext:value-type="string">
            <text:p>SUBORDINATED PROB1YCDSH</text:p>
          </table:table-cell>
          <table:table-cell table:style-name="ce44" table:formula="of:=QUANTLIB.CALCADDINS.QLSPREADCDSHELPER([.$B9]&amp;[.F$8]&amp;&quot;CDSH&quot;;[.F5]/10000;[.F$4];1;&quot;TARGET&quot;;&quot;Quarterly&quot;;&quot;Modified Following&quot;;&quot;OldCDS&quot;;[$'Money Market'.$C$6];[.$M5];[$'Money Market'.$C$9];1;1)" office:value-type="string" office:string-value="SUBORDINATED PROB2YCDSH" calcext:value-type="string">
            <text:p>SUBORDINATED PROB2YCDSH</text:p>
          </table:table-cell>
          <table:table-cell table:style-name="ce44" table:formula="of:=QUANTLIB.CALCADDINS.QLSPREADCDSHELPER([.$B9]&amp;[.G$8]&amp;&quot;CDSH&quot;;[.G5]/10000;[.G$4];1;&quot;TARGET&quot;;&quot;Quarterly&quot;;&quot;Modified Following&quot;;&quot;OldCDS&quot;;[$'Money Market'.$C$6];[.$M5];[$'Money Market'.$C$9];1;1)" office:value-type="string" office:string-value="SUBORDINATED PROB3YCDSH" calcext:value-type="string">
            <text:p>SUBORDINATED PROB3YCDSH</text:p>
          </table:table-cell>
          <table:table-cell table:style-name="ce44" table:formula="of:=QUANTLIB.CALCADDINS.QLSPREADCDSHELPER([.$B9]&amp;[.H$8]&amp;&quot;CDSH&quot;;[.H5]/10000;[.H$4];1;&quot;TARGET&quot;;&quot;Quarterly&quot;;&quot;Modified Following&quot;;&quot;OldCDS&quot;;[$'Money Market'.$C$6];[.$M5];[$'Money Market'.$C$9];1;1)" office:value-type="string" office:string-value="SUBORDINATED PROB4YCDSH" calcext:value-type="string">
            <text:p>SUBORDINATED PROB4YCDSH</text:p>
          </table:table-cell>
          <table:table-cell table:style-name="ce44" table:formula="of:=QUANTLIB.CALCADDINS.QLSPREADCDSHELPER([.$B9]&amp;[.I$8]&amp;&quot;CDSH&quot;;[.I5]/10000;[.I$4];1;&quot;TARGET&quot;;&quot;Quarterly&quot;;&quot;Modified Following&quot;;&quot;OldCDS&quot;;[$'Money Market'.$C$6];[.$M5];[$'Money Market'.$C$9];1;1)" office:value-type="string" office:string-value="SUBORDINATED PROB5YCDSH" calcext:value-type="string">
            <text:p>SUBORDINATED PROB5YCDSH</text:p>
          </table:table-cell>
          <table:table-cell table:style-name="ce44" table:formula="of:=QUANTLIB.CALCADDINS.QLSPREADCDSHELPER([.$B9]&amp;[.J$8]&amp;&quot;CDSH&quot;;[.J5]/10000;[.J$4];1;&quot;TARGET&quot;;&quot;Quarterly&quot;;&quot;Modified Following&quot;;&quot;OldCDS&quot;;[$'Money Market'.$C$6];[.$M5];[$'Money Market'.$C$9];1;1)" office:value-type="string" office:string-value="SUBORDINATED PROB7YCDSH" calcext:value-type="string">
            <text:p>SUBORDINATED PROB7YCDSH</text:p>
          </table:table-cell>
          <table:table-cell table:style-name="ce44" table:formula="of:=QUANTLIB.CALCADDINS.QLSPREADCDSHELPER([.$B9]&amp;[.K$8]&amp;&quot;CDSH&quot;;[.K5]/10000;[.K$4];1;&quot;TARGET&quot;;&quot;Quarterly&quot;;&quot;Modified Following&quot;;&quot;OldCDS&quot;;[$'Money Market'.$C$6];[.$M5];[$'Money Market'.$C$9];1;1)" office:value-type="string" office:string-value="SUBORDINATED PROB10YCDSH" calcext:value-type="string">
            <text:p>SUBORDINATED PROB10YCDSH</text:p>
          </table:table-cell>
          <table:table-cell table:style-name="ce1"/>
          <table:table-cell table:style-name="ce70" table:formula="of:=QUANTLIB.CALCADDINS.QLPIECEWISEDEFAULTCURVE([.B9]&amp;&quot;DTS&quot;;&quot;HazardRate&quot;;&quot;BackwardFlat&quot;;[$'Money Market'.$C$2];[.C9:.K9];[$'Money Market'.$C$6];)" office:value-type="string" office:string-value="SUBORDINATED PROBDTS" calcext:value-type="string">
            <text:p>SUBORDINATED PROBDTS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38" office:value-type="string" calcext:value-type="string">
            <text:p>SENIOR PROB</text:p>
          </table:table-cell>
          <table:table-cell table:style-name="ce44" table:formula="of:=QUANTLIB.CALCADDINS.QLSPREADCDSHELPER([.$B10]&amp;[.C$8]&amp;&quot;CDSH&quot;;[.C6]/10000;[.C$4];1;&quot;TARGET&quot;;&quot;Quarterly&quot;;&quot;Modified Following&quot;;&quot;OldCDS&quot;;[$'Money Market'.$C$6];[.$M6];[$'Money Market'.$C$9];1;1)" office:value-type="string" office:string-value="SENIOR PROB6MCDSH" calcext:value-type="string">
            <text:p>SENIOR PROB6MCDSH</text:p>
          </table:table-cell>
          <table:table-cell table:style-name="ce44" table:formula="of:=QUANTLIB.CALCADDINS.QLSPREADCDSHELPER([.$B10]&amp;[.D$8]&amp;&quot;CDSH&quot;;[.D6]/10000;[.D$4];1;&quot;TARGET&quot;;&quot;Quarterly&quot;;&quot;Modified Following&quot;;&quot;OldCDS&quot;;[$'Money Market'.$C$6];[.$M6];[$'Money Market'.$C$9];1;1)" office:value-type="string" office:string-value="SENIOR PROB9MCDSH" calcext:value-type="string">
            <text:p>SENIOR PROB9MCDSH</text:p>
          </table:table-cell>
          <table:table-cell table:style-name="ce44" table:formula="of:=QUANTLIB.CALCADDINS.QLSPREADCDSHELPER([.$B10]&amp;[.E$8]&amp;&quot;CDSH&quot;;[.E6]/10000;[.E$4];1;&quot;TARGET&quot;;&quot;Quarterly&quot;;&quot;Modified Following&quot;;&quot;OldCDS&quot;;[$'Money Market'.$C$6];[.$M6];[$'Money Market'.$C$9];1;1)" office:value-type="string" office:string-value="SENIOR PROB1YCDSH" calcext:value-type="string">
            <text:p>SENIOR PROB1YCDSH</text:p>
          </table:table-cell>
          <table:table-cell table:style-name="ce44" table:formula="of:=QUANTLIB.CALCADDINS.QLSPREADCDSHELPER([.$B10]&amp;[.F$8]&amp;&quot;CDSH&quot;;[.F6]/10000;[.F$4];1;&quot;TARGET&quot;;&quot;Quarterly&quot;;&quot;Modified Following&quot;;&quot;OldCDS&quot;;[$'Money Market'.$C$6];[.$M6];[$'Money Market'.$C$9];1;1)" office:value-type="string" office:string-value="SENIOR PROB2YCDSH" calcext:value-type="string">
            <text:p>SENIOR PROB2YCDSH</text:p>
          </table:table-cell>
          <table:table-cell table:style-name="ce44" table:formula="of:=QUANTLIB.CALCADDINS.QLSPREADCDSHELPER([.$B10]&amp;[.G$8]&amp;&quot;CDSH&quot;;[.G6]/10000;[.G$4];1;&quot;TARGET&quot;;&quot;Quarterly&quot;;&quot;Modified Following&quot;;&quot;OldCDS&quot;;[$'Money Market'.$C$6];[.$M6];[$'Money Market'.$C$9];1;1)" office:value-type="string" office:string-value="SENIOR PROB3YCDSH" calcext:value-type="string">
            <text:p>SENIOR PROB3YCDSH</text:p>
          </table:table-cell>
          <table:table-cell table:style-name="ce44" table:formula="of:=QUANTLIB.CALCADDINS.QLSPREADCDSHELPER([.$B10]&amp;[.H$8]&amp;&quot;CDSH&quot;;[.H6]/10000;[.H$4];1;&quot;TARGET&quot;;&quot;Quarterly&quot;;&quot;Modified Following&quot;;&quot;OldCDS&quot;;[$'Money Market'.$C$6];[.$M6];[$'Money Market'.$C$9];1;1)" office:value-type="string" office:string-value="SENIOR PROB4YCDSH" calcext:value-type="string">
            <text:p>SENIOR PROB4YCDSH</text:p>
          </table:table-cell>
          <table:table-cell table:style-name="ce44" table:formula="of:=QUANTLIB.CALCADDINS.QLSPREADCDSHELPER([.$B10]&amp;[.I$8]&amp;&quot;CDSH&quot;;[.I6]/10000;[.I$4];1;&quot;TARGET&quot;;&quot;Quarterly&quot;;&quot;Modified Following&quot;;&quot;OldCDS&quot;;[$'Money Market'.$C$6];[.$M6];[$'Money Market'.$C$9];1;1)" office:value-type="string" office:string-value="SENIOR PROB5YCDSH" calcext:value-type="string">
            <text:p>SENIOR PROB5YCDSH</text:p>
          </table:table-cell>
          <table:table-cell table:style-name="ce44" table:formula="of:=QUANTLIB.CALCADDINS.QLSPREADCDSHELPER([.$B10]&amp;[.J$8]&amp;&quot;CDSH&quot;;[.J6]/10000;[.J$4];1;&quot;TARGET&quot;;&quot;Quarterly&quot;;&quot;Modified Following&quot;;&quot;OldCDS&quot;;[$'Money Market'.$C$6];[.$M6];[$'Money Market'.$C$9];1;1)" office:value-type="string" office:string-value="SENIOR PROB7YCDSH" calcext:value-type="string">
            <text:p>SENIOR PROB7YCDSH</text:p>
          </table:table-cell>
          <table:table-cell table:style-name="ce44" table:formula="of:=QUANTLIB.CALCADDINS.QLSPREADCDSHELPER([.$B10]&amp;[.K$8]&amp;&quot;CDSH&quot;;[.K6]/10000;[.K$4];1;&quot;TARGET&quot;;&quot;Quarterly&quot;;&quot;Modified Following&quot;;&quot;OldCDS&quot;;[$'Money Market'.$C$6];[.$M6];[$'Money Market'.$C$9];1;1)" office:value-type="string" office:string-value="SENIOR PROB10YCDSH" calcext:value-type="string">
            <text:p>SENIOR PROB10YCDSH</text:p>
          </table:table-cell>
          <table:table-cell table:style-name="ce1"/>
          <table:table-cell table:style-name="ce70" table:formula="of:=QUANTLIB.CALCADDINS.QLPIECEWISEDEFAULTCURVE([.B10]&amp;&quot;DTS&quot;;&quot;HazardRate&quot;;&quot;BackwardFlat&quot;;[$'Money Market'.$C$2];[.C10:.K10];[$'Money Market'.$C$6];)" office:value-type="string" office:string-value="SENIOR PROBDTS" calcext:value-type="string">
            <text:p>SENIOR PROBDTS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1">
            <draw:frame table:end-cell-address="'Credit Market'.I35" table:end-x="17.64mm" table:end-y="1.32mm" draw:z-index="0" draw:name="Chart 1" draw:style-name="gr1" draw:text-style-name="P1" svg:width="190.81mm" svg:height="107.71mm" svg:x="1.67mm" svg:y="1.56mm">
              <loext:p draw:notify-on-update-of-ranges="'Credit Market'.J14:'Credit Market'.J34 'Credit Market'.K13:'Credit Market'.K13 'Credit Market'.K14:'Credit Market'.K34 'Credit Market'.J14:'Credit Market'.J34 'Credit Market'.L13:'Credit Market'.L13 'Credit Market'.L14:'Credit Market'.L3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1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3" office:value-type="string" calcext:value-type="string" table:number-columns-spanned="3" table:number-rows-spanned="1">
            <text:p>RN Default Probabilities</text:p>
          </table:table-cell>
          <table:covered-table-cell table:number-columns-repeated="2" table:style-name="ce53"/>
          <table:table-cell table:style-name="Default"/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4"/>
          <table:table-cell table:style-name="ce11"/>
          <table:table-cell table:style-name="ce1" table:number-columns-repeated="4"/>
          <table:table-cell table:style-name="ce54"/>
          <table:table-cell table:style-name="ce39" office:value-type="string" calcext:value-type="string">
            <text:p>SUBORDINATED</text:p>
          </table:table-cell>
          <table:table-cell table:style-name="ce39" office:value-type="string" calcext:value-type="string">
            <text:p>SENIOR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5" table:formula="of:=Today" office:value-type="date" office:date-value="2013-03-25" calcext:value-type="date">
            <text:p>25-Mar-13</text:p>
          </table:table-cell>
          <table:table-cell table:style-name="ce59" table:formula="of:=QUANTLIB.CALCADDINS.QLDEFAULTTSDEFAULTPROBABILITY([.$M$9];[.J14];)" office:value-type="float" office:value="0" calcext:value-type="float">
            <text:p>0</text:p>
          </table:table-cell>
          <table:table-cell table:style-name="ce64" table:formula="of:=QUANTLIB.CALCADDINS.QLDEFAULTTSDEFAULTPROBABILITY([.$M$10];[.J14];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14];&quot;6M&quot;;&quot;Unadjusted&quot;)" office:value-type="date" office:date-value="2013-09-25" calcext:value-type="date">
            <text:p>25-Sep-13</text:p>
          </table:table-cell>
          <table:table-cell table:style-name="ce60" table:formula="of:=QUANTLIB.CALCADDINS.QLDEFAULTTSDEFAULTPROBABILITY([.$M$9];[.J15];)" office:value-type="float" office:value="0.0216265993115661" calcext:value-type="float">
            <text:p>0.021626599311566</text:p>
          </table:table-cell>
          <table:table-cell table:style-name="ce65" table:formula="of:=QUANTLIB.CALCADDINS.QLDEFAULTTSDEFAULTPROBABILITY([.$M$10];[.J15];)" office:value-type="float" office:value="0.0150428080283587" calcext:value-type="float">
            <text:p>0.015042808028359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15];&quot;6M&quot;;&quot;Unadjusted&quot;)" office:value-type="date" office:date-value="2014-03-25" calcext:value-type="date">
            <text:p>25-Mar-14</text:p>
          </table:table-cell>
          <table:table-cell table:style-name="ce60" table:formula="of:=QUANTLIB.CALCADDINS.QLDEFAULTTSDEFAULTPROBABILITY([.$M$9];[.J16];)" office:value-type="float" office:value="0.0449118049764722" calcext:value-type="float">
            <text:p>0.044911804976472</text:p>
          </table:table-cell>
          <table:table-cell table:style-name="ce65" table:formula="of:=QUANTLIB.CALCADDINS.QLDEFAULTTSDEFAULTPROBABILITY([.$M$10];[.J16];)" office:value-type="float" office:value="0.0322753292955333" calcext:value-type="float">
            <text:p>0.032275329295533</text:p>
          </table:table-cell>
          <table:table-cell table:style-name="Default"/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16];&quot;6M&quot;;&quot;Unadjusted&quot;)" office:value-type="date" office:date-value="2014-09-25" calcext:value-type="date">
            <text:p>25-Sep-14</text:p>
          </table:table-cell>
          <table:table-cell table:style-name="ce60" table:formula="of:=QUANTLIB.CALCADDINS.QLDEFAULTTSDEFAULTPROBABILITY([.$M$9];[.J17];)" office:value-type="float" office:value="0.0750167032286205" calcext:value-type="float">
            <text:p>0.075016703228621</text:p>
          </table:table-cell>
          <table:table-cell table:style-name="ce65" table:formula="of:=QUANTLIB.CALCADDINS.QLDEFAULTTSDEFAULTPROBABILITY([.$M$10];[.J17];)" office:value-type="float" office:value="0.0556450547586101" calcext:value-type="float">
            <text:p>0.0556450547586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17];&quot;6M&quot;;&quot;Unadjusted&quot;)" office:value-type="date" office:date-value="2015-03-25" calcext:value-type="date">
            <text:p>25-Mar-15</text:p>
          </table:table-cell>
          <table:table-cell table:style-name="ce60" table:formula="of:=QUANTLIB.CALCADDINS.QLDEFAULTTSDEFAULTPROBABILITY([.$M$9];[.J18];)" office:value-type="float" office:value="0.10601708787116" calcext:value-type="float">
            <text:p>0.10601708787116</text:p>
          </table:table-cell>
          <table:table-cell table:style-name="ce65" table:formula="of:=QUANTLIB.CALCADDINS.QLDEFAULTTSDEFAULTPROBABILITY([.$M$10];[.J18];)" office:value-type="float" office:value="0.079388263424131" calcext:value-type="float">
            <text:p>0.079388263424131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18];&quot;6M&quot;;&quot;Unadjusted&quot;)" office:value-type="date" office:date-value="2015-09-25" calcext:value-type="date">
            <text:p>25-Sep-15</text:p>
          </table:table-cell>
          <table:table-cell table:style-name="ce60" table:formula="of:=QUANTLIB.CALCADDINS.QLDEFAULTTSDEFAULTPROBABILITY([.$M$9];[.J19];)" office:value-type="float" office:value="0.140204192088216" calcext:value-type="float">
            <text:p>0.140204192088216</text:p>
          </table:table-cell>
          <table:table-cell table:style-name="ce65" table:formula="of:=QUANTLIB.CALCADDINS.QLDEFAULTTSDEFAULTPROBABILITY([.$M$10];[.J19];)" office:value-type="float" office:value="0.106595312776265" calcext:value-type="float">
            <text:p>0.106595312776265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19];&quot;6M&quot;;&quot;Unadjusted&quot;)" office:value-type="date" office:date-value="2016-03-25" calcext:value-type="date">
            <text:p>25-Mar-16</text:p>
          </table:table-cell>
          <table:table-cell table:style-name="ce60" table:formula="of:=QUANTLIB.CALCADDINS.QLDEFAULTTSDEFAULTPROBABILITY([.$M$9];[.J20];)" office:value-type="float" office:value="0.17605197811665" calcext:value-type="float">
            <text:p>0.17605197811665</text:p>
          </table:table-cell>
          <table:table-cell table:style-name="ce65" table:formula="of:=QUANTLIB.CALCADDINS.QLDEFAULTTSDEFAULTPROBABILITY([.$M$10];[.J20];)" office:value-type="float" office:value="0.136014752069108" calcext:value-type="float">
            <text:p>0.136014752069108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0];&quot;6M&quot;;&quot;Unadjusted&quot;)" office:value-type="date" office:date-value="2016-09-25" calcext:value-type="date">
            <text:p>25-Sep-16</text:p>
          </table:table-cell>
          <table:table-cell table:style-name="ce60" table:formula="of:=QUANTLIB.CALCADDINS.QLDEFAULTTSDEFAULTPROBABILITY([.$M$9];[.J21];)" office:value-type="float" office:value="0.212704682034625" calcext:value-type="float">
            <text:p>0.212704682034625</text:p>
          </table:table-cell>
          <table:table-cell table:style-name="ce65" table:formula="of:=QUANTLIB.CALCADDINS.QLDEFAULTTSDEFAULTPROBABILITY([.$M$10];[.J21];)" office:value-type="float" office:value="0.165506407509419" calcext:value-type="float">
            <text:p>0.165506407509419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1];&quot;6M&quot;;&quot;Unadjusted&quot;)" office:value-type="date" office:date-value="2017-03-25" calcext:value-type="date">
            <text:p>25-Mar-17</text:p>
          </table:table-cell>
          <table:table-cell table:style-name="ce60" table:formula="of:=QUANTLIB.CALCADDINS.QLDEFAULTTSDEFAULTPROBABILITY([.$M$9];[.J22];)" office:value-type="float" office:value="0.248793187359972" calcext:value-type="float">
            <text:p>0.248793187359972</text:p>
          </table:table-cell>
          <table:table-cell table:style-name="ce65" table:formula="of:=QUANTLIB.CALCADDINS.QLDEFAULTTSDEFAULTPROBABILITY([.$M$10];[.J22];)" office:value-type="float" office:value="0.194159831249567" calcext:value-type="float">
            <text:p>0.194159831249567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2];&quot;6M&quot;;&quot;Unadjusted&quot;)" office:value-type="date" office:date-value="2017-09-25" calcext:value-type="date">
            <text:p>25-Sep-17</text:p>
          </table:table-cell>
          <table:table-cell table:style-name="ce60" table:formula="of:=QUANTLIB.CALCADDINS.QLDEFAULTTSDEFAULTPROBABILITY([.$M$9];[.J23];)" office:value-type="float" office:value="0.285132925308836" calcext:value-type="float">
            <text:p>0.285132925308836</text:p>
          </table:table-cell>
          <table:table-cell table:style-name="ce65" table:formula="of:=QUANTLIB.CALCADDINS.QLDEFAULTTSDEFAULTPROBABILITY([.$M$10];[.J23];)" office:value-type="float" office:value="0.224328973141908" calcext:value-type="float">
            <text:p>0.224328973141908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3];&quot;6M&quot;;&quot;Unadjusted&quot;)" office:value-type="date" office:date-value="2018-03-25" calcext:value-type="date">
            <text:p>25-Mar-18</text:p>
          </table:table-cell>
          <table:table-cell table:style-name="ce60" table:formula="of:=QUANTLIB.CALCADDINS.QLDEFAULTTSDEFAULTPROBABILITY([.$M$9];[.J24];)" office:value-type="float" office:value="0.320295431169232" calcext:value-type="float">
            <text:p>0.320295431169232</text:p>
          </table:table-cell>
          <table:table-cell table:style-name="ce65" table:formula="of:=QUANTLIB.CALCADDINS.QLDEFAULTTSDEFAULTPROBABILITY([.$M$10];[.J24];)" office:value-type="float" office:value="0.25464092749986" calcext:value-type="float">
            <text:p>0.25464092749986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4];&quot;6M&quot;;&quot;Unadjusted&quot;)" office:value-type="date" office:date-value="2018-09-25" calcext:value-type="date">
            <text:p>25-Sep-18</text:p>
          </table:table-cell>
          <table:table-cell table:style-name="ce60" table:formula="of:=QUANTLIB.CALCADDINS.QLDEFAULTTSDEFAULTPROBABILITY([.$M$9];[.J25];)" office:value-type="float" office:value="0.351458462231387" calcext:value-type="float">
            <text:p>0.351458462231387</text:p>
          </table:table-cell>
          <table:table-cell table:style-name="ce65" table:formula="of:=QUANTLIB.CALCADDINS.QLDEFAULTTSDEFAULTPROBABILITY([.$M$10];[.J25];)" office:value-type="float" office:value="0.2821411782033" calcext:value-type="float">
            <text:p>0.2821411782033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5];&quot;6M&quot;;&quot;Unadjusted&quot;)" office:value-type="date" office:date-value="2019-03-25" calcext:value-type="date">
            <text:p>25-Mar-19</text:p>
          </table:table-cell>
          <table:table-cell table:style-name="ce60" table:formula="of:=QUANTLIB.CALCADDINS.QLDEFAULTTSDEFAULTPROBABILITY([.$M$9];[.J26];)" office:value-type="float" office:value="0.378342008730452" calcext:value-type="float">
            <text:p>0.378342008730452</text:p>
          </table:table-cell>
          <table:table-cell table:style-name="ce65" table:formula="of:=QUANTLIB.CALCADDINS.QLDEFAULTTSDEFAULTPROBABILITY([.$M$10];[.J26];)" office:value-type="float" office:value="0.306412253991788" calcext:value-type="float">
            <text:p>0.306412253991788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6];&quot;6M&quot;;&quot;Unadjusted&quot;)" office:value-type="date" office:date-value="2019-09-25" calcext:value-type="date">
            <text:p>25-Sep-19</text:p>
          </table:table-cell>
          <table:table-cell table:style-name="ce60" table:formula="of:=QUANTLIB.CALCADDINS.QLDEFAULTTSDEFAULTPROBABILITY([.$M$9];[.J27];)" office:value-type="float" office:value="0.404529159228947" calcext:value-type="float">
            <text:p>0.404529159228947</text:p>
          </table:table-cell>
          <table:table-cell table:style-name="ce65" table:formula="of:=QUANTLIB.CALCADDINS.QLDEFAULTTSDEFAULTPROBABILITY([.$M$10];[.J27];)" office:value-type="float" office:value="0.330244642352993" calcext:value-type="float">
            <text:p>0.330244642352993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7];&quot;6M&quot;;&quot;Unadjusted&quot;)" office:value-type="date" office:date-value="2020-03-25" calcext:value-type="date">
            <text:p>25-Mar-20</text:p>
          </table:table-cell>
          <table:table-cell table:style-name="ce60" table:formula="of:=QUANTLIB.CALCADDINS.QLDEFAULTTSDEFAULTPROBABILITY([.$M$9];[.J28];)" office:value-type="float" office:value="0.429346294330586" calcext:value-type="float">
            <text:p>0.429346294330586</text:p>
          </table:table-cell>
          <table:table-cell table:style-name="ce65" table:formula="of:=QUANTLIB.CALCADDINS.QLDEFAULTTSDEFAULTPROBABILITY([.$M$10];[.J28];)" office:value-type="float" office:value="0.353012279801619" calcext:value-type="float">
            <text:p>0.353012279801619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8];&quot;6M&quot;;&quot;Unadjusted&quot;)" office:value-type="date" office:date-value="2020-09-25" calcext:value-type="date">
            <text:p>25-Sep-20</text:p>
          </table:table-cell>
          <table:table-cell table:style-name="ce60" table:formula="of:=QUANTLIB.CALCADDINS.QLDEFAULTTSDEFAULTPROBABILITY([.$M$9];[.J29];)" office:value-type="float" office:value="0.453310683360908" calcext:value-type="float">
            <text:p>0.453310683360908</text:p>
          </table:table-cell>
          <table:table-cell table:style-name="ce65" table:formula="of:=QUANTLIB.CALCADDINS.QLDEFAULTTSDEFAULTPROBABILITY([.$M$10];[.J29];)" office:value-type="float" office:value="0.375306647035106" calcext:value-type="float">
            <text:p>0.375306647035106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29];&quot;6M&quot;;&quot;Unadjusted&quot;)" office:value-type="date" office:date-value="2021-03-25" calcext:value-type="date">
            <text:p>25-Mar-21</text:p>
          </table:table-cell>
          <table:table-cell table:style-name="ce60" table:formula="of:=QUANTLIB.CALCADDINS.QLDEFAULTTSDEFAULTPROBABILITY([.$M$9];[.J30];)" office:value-type="float" office:value="0.475836642961569" calcext:value-type="float">
            <text:p>0.475836642961569</text:p>
          </table:table-cell>
          <table:table-cell table:style-name="ce65" table:formula="of:=QUANTLIB.CALCADDINS.QLDEFAULTTSDEFAULTPROBABILITY([.$M$10];[.J30];)" office:value-type="float" office:value="0.39654409453993" calcext:value-type="float">
            <text:p>0.39654409453993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30];&quot;6M&quot;;&quot;Unadjusted&quot;)" office:value-type="date" office:date-value="2021-09-25" calcext:value-type="date">
            <text:p>25-Sep-21</text:p>
          </table:table-cell>
          <table:table-cell table:style-name="ce60" table:formula="of:=QUANTLIB.CALCADDINS.QLDEFAULTTSDEFAULTPROBABILITY([.$M$9];[.J31];)" office:value-type="float" office:value="0.497784809588401" calcext:value-type="float">
            <text:p>0.497784809588401</text:p>
          </table:table-cell>
          <table:table-cell table:style-name="ce65" table:formula="of:=QUANTLIB.CALCADDINS.QLDEFAULTTSDEFAULTPROBABILITY([.$M$10];[.J31];)" office:value-type="float" office:value="0.417393633722302" calcext:value-type="float">
            <text:p>0.417393633722302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31];&quot;6M&quot;;&quot;Unadjusted&quot;)" office:value-type="date" office:date-value="2022-03-25" calcext:value-type="date">
            <text:p>25-Mar-22</text:p>
          </table:table-cell>
          <table:table-cell table:style-name="ce60" table:formula="of:=QUANTLIB.CALCADDINS.QLDEFAULTTSDEFAULTPROBABILITY([.$M$9];[.J32];)" office:value-type="float" office:value="0.518478243218307" calcext:value-type="float">
            <text:p>0.518478243218307</text:p>
          </table:table-cell>
          <table:table-cell table:style-name="ce65" table:formula="of:=QUANTLIB.CALCADDINS.QLDEFAULTTSDEFAULTPROBABILITY([.$M$10];[.J32];)" office:value-type="float" office:value="0.437200266946545" calcext:value-type="float">
            <text:p>0.437200266946545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6" table:formula="of:=QUANTLIB.CALCADDINS.QLCALENDARADVANCE([$'Money Market'.$C$4];[.J32];&quot;6M&quot;;&quot;Unadjusted&quot;)" office:value-type="date" office:date-value="2022-09-25" calcext:value-type="date">
            <text:p>25-Sep-22</text:p>
          </table:table-cell>
          <table:table-cell table:style-name="ce60" table:formula="of:=QUANTLIB.CALCADDINS.QLDEFAULTTSDEFAULTPROBABILITY([.$M$9];[.J33];)" office:value-type="float" office:value="0.538640888337192" calcext:value-type="float">
            <text:p>0.538640888337192</text:p>
          </table:table-cell>
          <table:table-cell table:style-name="ce65" table:formula="of:=QUANTLIB.CALCADDINS.QLDEFAULTTSDEFAULTPROBABILITY([.$M$10];[.J33];)" office:value-type="float" office:value="0.456645126098567" calcext:value-type="float">
            <text:p>0.456645126098567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9"/>
          <table:table-cell table:style-name="ce57" table:formula="of:=QUANTLIB.CALCADDINS.QLCALENDARADVANCE([$'Money Market'.$C$4];[.J33];&quot;6M&quot;;&quot;Unadjusted&quot;)" office:value-type="date" office:date-value="2023-03-25" calcext:value-type="date">
            <text:p>25-Mar-23</text:p>
          </table:table-cell>
          <table:table-cell table:style-name="ce45" table:formula="of:=QUANTLIB.CALCADDINS.QLDEFAULTTSDEFAULTPROBABILITY([.$M$9];[.J34];)" office:value-type="float" office:value="0.557650875169574" calcext:value-type="float">
            <text:p>0.557650875169574</text:p>
          </table:table-cell>
          <table:table-cell table:style-name="ce66" table:formula="of:=QUANTLIB.CALCADDINS.QLDEFAULTTSDEFAULTPROBABILITY([.$M$10];[.J34];)" office:value-type="float" office:value="0.475117342196599" calcext:value-type="float">
            <text:p>0.475117342196599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43" office:value-type="string" calcext:value-type="string">
            <text:p>Upfront</text:p>
          </table:table-cell>
          <table:table-cell table:style-name="ce49" office:value-type="string" calcext:value-type="string">
            <text:p>TermDate</text:p>
          </table:table-cell>
          <table:table-cell table:style-name="ce49" office:value-type="string" calcext:value-type="string">
            <text:p>Schedule</text:p>
          </table:table-cell>
          <table:table-cell table:style-name="ce49" office:value-type="string" calcext:value-type="string">
            <text:p>CDS-5Y</text:p>
          </table:table-cell>
          <table:table-cell table:style-name="ce49" office:value-type="string" calcext:value-type="string">
            <text:p>Engine</text:p>
          </table:table-cell>
          <table:table-cell table:style-name="ce49"/>
          <table:table-cell table:style-name="ce49" office:value-type="string" calcext:value-type="string">
            <text:p>NPV</text:p>
          </table:table-cell>
          <table:table-cell table:style-name="ce49" office:value-type="string" calcext:value-type="string">
            <text:p>CL</text:p>
          </table:table-cell>
          <table:table-cell table:style-name="ce49" office:value-type="string" calcext:value-type="string">
            <text:p>DL</text:p>
          </table:table-cell>
          <table:table-cell table:style-name="ce49" office:value-type="string" calcext:value-type="string">
            <text:p>Fair Upfront</text:p>
          </table:table-cell>
          <table:table-cell table:style-name="ce58" office:value-type="string" calcext:value-type="string">
            <text:p>Fair Spread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/>
          <table:table-cell table:style-name="ce38" office:value-type="string" calcext:value-type="string">
            <text:p>REPRICE TEST</text:p>
          </table:table-cell>
          <table:table-cell table:style-name="ce45" office:value-type="float" office:value="0" calcext:value-type="float">
            <text:p>0</text:p>
          </table:table-cell>
          <table:table-cell table:style-name="ce50" office:value-type="date" office:date-value="2018-06-20" calcext:value-type="date">
            <text:p>06/20/18</text:p>
          </table:table-cell>
          <table:table-cell table:style-name="ce51" table:formula="of:=QUANTLIB.CALCADDINS.QLSCHEDULE(&quot;CDSRPRSCH&quot;;['Money Market'.C2];[.D37];&quot;6M&quot;;['Money Market'.C4];&quot;Modified Following&quot;;&quot;Modified Following&quot;;&quot;OldCDS&quot;)" office:value-type="string" office:string-value="CDSRPRSCH" calcext:value-type="string">
            <text:p>CDSRPRSCH</text:p>
          </table:table-cell>
          <table:table-cell table:style-name="ce51" table:formula="of:=QUANTLIB.CALCADDINS.QLCREDITDEFAULTSWAP([.F36];&quot;Buyer&quot;;1000000;[.C37];[.I5]/10000;[.E37];&quot;Modified Following&quot;;[$'Money Market'.C6];1;1;Today; )" office:value-type="string" office:string-value="CDS-5Y" calcext:value-type="string">
            <text:p>CDS-5Y</text:p>
          </table:table-cell>
          <table:table-cell table:style-name="ce51" table:formula="of:=QUANTLIB.CALCADDINS.QLMIDPOINTCDSENGINE([.F36]&amp;&quot;MidEng&quot;;[.M9];[.M5];[$'Money Market'.C9])" office:value-type="string" office:string-value="CDS-5YMidEng" calcext:value-type="string">
            <text:p>CDS-5YMidEng</text:p>
          </table:table-cell>
          <table:table-cell table:style-name="ce51" table:formula="of:=QUANTLIB.CALCADDINS.QLINSTRUMENTSETPRICINGENGINE([.F37];[.G37])" office:value-type="string" office:string-value="OK" calcext:value-type="string">
            <text:p>OK</text:p>
          </table:table-cell>
          <table:table-cell table:style-name="ce52" table:formula="of:=QUANTLIB.CALCADDINS.QLINSTRUMENTNPV([.F37])" office:value-type="float" office:value="111.651814355544" calcext:value-type="float">
            <text:p>112</text:p>
          </table:table-cell>
          <table:table-cell table:style-name="ce52" table:formula="of:=-QUANTLIB.CALCADDINS.QLCDSCOUPONLEGNPV([.F37])" office:value-type="float" office:value="249738.548126869" calcext:value-type="float">
            <text:p>249,739</text:p>
          </table:table-cell>
          <table:table-cell table:style-name="ce52" table:formula="of:=QUANTLIB.CALCADDINS.QLCDSDEFAULTLEGNPV([.F37])" office:value-type="float" office:value="249850.199941224" calcext:value-type="float">
            <text:p>249,850</text:p>
          </table:table-cell>
          <table:table-cell table:style-name="ce51" table:formula="of:=QUANTLIB.CALCADDINS.QLCDSFAIRUPFRONT([.F37])" office:value-type="string" office:string-value="ERROR: qlCDSfairUpfront:  fair upfront not available" calcext:value-type="string">
            <text:p>ERROR: qlCDSfairUpfront: <text:s/>fair upfront not available</text:p>
          </table:table-cell>
          <table:table-cell table:style-name="ce71" table:formula="of:=10000*QUANTLIB.CALCADDINS.QLCDSFAIRSPREAD([.F37])" office:value-type="float" office:value="569.661139065492" calcext:value-type="float">
            <text:p>569.66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 table:number-columns-repeated="8"/>
          <table:table-cell table:style-name="ce1" table:formula="of:=[.I37]/1000000" office:value-type="float" office:value="0.000111651814355544" calcext:value-type="float">
            <text:p>0.000111651814356</text:p>
          </table:table-cell>
          <table:table-cell table:style-name="ce1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Default"/>
          <table:table-cell table:style-name="ce1" table:number-columns-repeated="2"/>
          <table:table-cell table:style-name="Default"/>
          <table:table-cell table:style-name="ce1" table:number-columns-repeated="3"/>
          <table:table-cell table:style-name="Default"/>
          <table:table-cell table:style-name="ce1" table:number-columns-repeated="5"/>
          <table:table-cell table:number-columns-repeated="1010"/>
        </table:table-row>
        <table:table-row table:style-name="ro1" table:number-rows-repeated="3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1" table:number-columns-repeated="7"/>
          <table:table-cell table:style-name="Default"/>
          <table:table-cell table:style-name="ce1" table:number-columns-repeated="6"/>
          <table:table-cell table:number-columns-repeated="1010"/>
        </table:table-row>
        <table:table-row table:style-name="ro1" table:number-rows-repeated="5">
          <table:table-cell table:style-name="ce1" table:number-columns-repeated="14"/>
          <table:table-cell table:number-columns-repeated="1010"/>
        </table:table-row>
        <table:table-row table:style-name="ro1" table:number-rows-repeated="35">
          <table:table-cell table:style-name="ce1" table:number-columns-repeated="14"/>
          <table:table-cell table:number-columns-repeated="59"/>
          <table:table-cell table:style-name="ce1" table:number-columns-repeated="95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nd Pricing" table:style-name="ta3">
        <office:forms form:automatic-focus="false" form:apply-design-mode="false"/>
        <table:shapes>
          <draw:frame draw:z-index="1" draw:style-name="gr2" draw:text-style-name="P2" svg:width="219.61mm" svg:height="146.28mm" svg:x="983.04mm" svg:y="87.54mm">
            <loext:p draw:notify-on-update-of-ranges="'Bond Pricing'.AU3:'Bond Pricing'.AU7 'Bond Pricing'.AU8:'Bond Pricing'.AU17 'Bond Pricing'.AV3:'Bond Pricing'.AV7 'Bond Pricing'.AV8:'Bond Pricing'.AV17 'Bond Pricing'.AW3:'Bond Pricing'.AW7 'Bond Pricing'.AW8:'Bond Pricing'.AW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0" table:default-cell-style-name="ce35"/>
        <table:table-column table:style-name="co19" table:default-cell-style-name="ce35"/>
        <table:table-column table:style-name="co21" table:default-cell-style-name="ce35"/>
        <table:table-column table:style-name="co19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5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number-columns-repeated="2" table:default-cell-style-name="ce35"/>
        <table:table-column table:style-name="co14" table:default-cell-style-name="ce35"/>
        <table:table-column table:style-name="co14" table:default-cell-style-name="ce1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37" table:default-cell-style-name="ce35"/>
        <table:table-column table:style-name="co38" table:default-cell-style-name="ce35"/>
        <table:table-column table:style-name="co13" table:default-cell-style-name="ce35"/>
        <table:table-column table:style-name="co39" table:default-cell-style-name="ce35"/>
        <table:table-column table:style-name="co33" table:default-cell-style-name="ce35"/>
        <table:table-column table:style-name="co19" table:number-columns-repeated="3" table:default-cell-style-name="ce35"/>
        <table:table-column table:style-name="co13" table:number-columns-repeated="2" table:default-cell-style-name="ce35"/>
        <table:table-column table:style-name="co40" table:default-cell-style-name="ce35"/>
        <table:table-column table:style-name="co19" table:number-columns-repeated="2" table:default-cell-style-name="ce35"/>
        <table:table-column table:style-name="co41" table:number-columns-repeated="2" table:default-cell-style-name="ce35"/>
        <table:table-column table:style-name="co42" table:default-cell-style-name="ce35"/>
        <table:table-column table:style-name="co43" table:default-cell-style-name="ce35"/>
        <table:table-column table:style-name="co40" table:default-cell-style-name="ce35"/>
        <table:table-column table:style-name="co6" table:default-cell-style-name="ce1"/>
        <table:table-column table:style-name="co44" table:default-cell-style-name="ce1"/>
        <table:table-column table:style-name="co38" table:default-cell-style-name="ce1"/>
        <table:table-column table:style-name="co11" table:default-cell-style-name="ce1"/>
        <table:table-column table:style-name="co6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6" table:number-columns-repeated="10" table:default-cell-style-name="ce1"/>
        <table:table-column table:style-name="co19" table:number-columns-repeated="199" table:default-cell-style-name="ce35"/>
        <table:table-column table:style-name="co19" table:number-columns-repeated="766" table:default-cell-style-name="Default"/>
        <table:table-row table:style-name="ro6">
          <table:table-cell table:style-name="ce1" table:number-columns-repeated="18"/>
          <table:table-cell/>
          <table:table-cell table:style-name="ce1" table:number-columns-repeated="22"/>
          <table:table-cell table:number-columns-repeated="983"/>
        </table:table-row>
        <table:table-row table:style-name="ro6">
          <table:table-cell table:style-name="ce1"/>
          <table:table-cell table:style-name="ce74" office:value-type="string" calcext:value-type="string" table:number-columns-spanned="17" table:number-rows-spanned="1">
            <text:p>MARKET</text:p>
          </table:table-cell>
          <table:covered-table-cell table:number-columns-repeated="16" table:style-name="ce74"/>
          <table:table-cell/>
          <table:table-cell table:style-name="ce154" office:value-type="string" calcext:value-type="string" table:number-columns-spanned="22" table:number-rows-spanned="1">
            <text:p>PRICING</text:p>
          </table:table-cell>
          <table:covered-table-cell table:number-columns-repeated="20" table:style-name="ce161"/>
          <table:covered-table-cell table:style-name="ce180"/>
          <table:table-cell table:number-columns-repeated="983"/>
        </table:table-row>
        <table:table-row table:style-name="ro7">
          <table:table-cell table:style-name="ce73"/>
          <table:table-cell table:style-name="ce75"/>
          <table:table-cell table:style-name="ce84" office:value-type="string" calcext:value-type="string">
            <text:p>ISIN</text:p>
          </table:table-cell>
          <table:table-cell table:style-name="ce84" table:number-columns-repeated="2"/>
          <table:table-cell table:style-name="ce84" office:value-type="string" calcext:value-type="string">
            <text:p>Floater?</text:p>
          </table:table-cell>
          <table:table-cell table:style-name="ce84" office:value-type="string" calcext:value-type="string">
            <text:p>Subordinated debt</text:p>
          </table:table-cell>
          <table:table-cell table:style-name="ce84" office:value-type="string" calcext:value-type="string">
            <text:p>Amount</text:p>
          </table:table-cell>
          <table:table-cell table:style-name="ce84" office:value-type="string" calcext:value-type="string">
            <text:p>Outstanding amount</text:p>
          </table:table-cell>
          <table:table-cell table:style-name="ce84" office:value-type="string" calcext:value-type="string">
            <text:p>Coupon</text:p>
          </table:table-cell>
          <table:table-cell table:style-name="ce84" office:value-type="string" calcext:value-type="string">
            <text:p>Frequency</text:p>
          </table:table-cell>
          <table:table-cell table:style-name="ce84" office:value-type="string" calcext:value-type="string">
            <text:p>Maturity</text:p>
          </table:table-cell>
          <table:table-cell table:style-name="ce84" office:value-type="string" calcext:value-type="string">
            <text:p>Issue</text:p>
          </table:table-cell>
          <table:table-cell table:style-name="ce84" office:value-type="string" calcext:value-type="string">
            <text:p>DayCount</text:p>
          </table:table-cell>
          <table:table-cell table:style-name="ce84" office:value-type="string" calcext:value-type="string">
            <text:p>Issuer rating on issue date</text:p>
          </table:table-cell>
          <table:table-cell table:style-name="ce84" office:value-type="string" calcext:value-type="string">
            <text:p>Last Quote</text:p>
          </table:table-cell>
          <table:table-cell table:style-name="ce84" office:value-type="string" calcext:value-type="string">
            <text:p>Quote date</text:p>
          </table:table-cell>
          <table:table-cell table:style-name="ce141" office:value-type="string" calcext:value-type="string">
            <text:p>BBGID</text:p>
          </table:table-cell>
          <table:table-cell table:style-name="ce150"/>
          <table:table-cell table:style-name="ce155"/>
          <table:table-cell table:style-name="ce162" table:number-columns-repeated="2"/>
          <table:table-cell table:style-name="ce165" office:value-type="string" calcext:value-type="string">
            <text:p>Convention</text:p>
          </table:table-cell>
          <table:table-cell table:style-name="ce165" office:value-type="string" calcext:value-type="string">
            <text:p>TermDateConv</text:p>
          </table:table-cell>
          <table:table-cell table:style-name="ce165" office:value-type="string" calcext:value-type="string">
            <text:p>GenRule</text:p>
          </table:table-cell>
          <table:table-cell table:style-name="ce165" office:value-type="string" calcext:value-type="string">
            <text:p>Bond Sched</text:p>
          </table:table-cell>
          <table:table-cell table:style-name="ce166" office:value-type="string" calcext:value-type="string">
            <text:p>Currency</text:p>
          </table:table-cell>
          <table:table-cell table:style-name="ce84" office:value-type="string" calcext:value-type="string" table:number-columns-spanned="2" table:number-rows-spanned="1">
            <text:p>Senior Credit TS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Subordinated Credit TS</text:p>
          </table:table-cell>
          <table:covered-table-cell table:style-name="ce84"/>
          <table:table-cell table:style-name="ce84" office:value-type="string" calcext:value-type="string">
            <text:p>RiskyBond Senior</text:p>
          </table:table-cell>
          <table:table-cell table:style-name="ce84" office:value-type="string" calcext:value-type="string">
            <text:p>RiskyBond Subordinayed</text:p>
          </table:table-cell>
          <table:table-cell table:style-name="ce84" office:value-type="string" calcext:value-type="string" table:number-columns-spanned="3" table:number-rows-spanned="1">
            <text:p>Default Free Bond</text:p>
          </table:table-cell>
          <table:covered-table-cell table:number-columns-repeated="2" table:style-name="ce84"/>
          <table:table-cell table:style-name="ce84"/>
          <table:table-cell table:style-name="ce176" office:value-type="string" calcext:value-type="string">
            <text:p>clean-default free</text:p>
          </table:table-cell>
          <table:table-cell table:style-name="ce165" office:value-type="string" calcext:value-type="string">
            <text:p>clean-risky Senior</text:p>
          </table:table-cell>
          <table:table-cell table:style-name="ce165" office:value-type="string" calcext:value-type="string">
            <text:p>clean-risky Subordinated</text:p>
          </table:table-cell>
          <table:table-cell table:style-name="ce181" office:value-type="string" calcext:value-type="string">
            <text:p>Market</text:p>
          </table:table-cell>
          <table:table-cell table:style-name="ce185"/>
          <table:table-cell table:number-columns-repeated="3"/>
          <table:table-cell table:style-name="ce185"/>
          <table:table-cell table:style-name="ce189" office:value-type="string" calcext:value-type="string">
            <text:p>Z-Market</text:p>
          </table:table-cell>
          <table:table-cell table:style-name="ce165" office:value-type="string" calcext:value-type="string">
            <text:p>Z-Senior</text:p>
          </table:table-cell>
          <table:table-cell table:style-name="ce197" office:value-type="string" calcext:value-type="string">
            <text:p>Z-Subordinated</text:p>
          </table:table-cell>
          <table:table-cell table:style-name="ce185" table:number-columns-repeated="10"/>
          <table:table-cell table:style-name="ce73" table:number-columns-repeated="965"/>
        </table:table-row>
        <table:table-row table:style-name="ro1">
          <table:table-cell table:style-name="ce1"/>
          <table:table-cell table:style-name="ce76"/>
          <table:table-cell table:style-name="ce85" office:value-type="string" calcext:value-type="string">
            <text:p>AT000B049390</text:p>
          </table:table-cell>
          <table:table-cell table:style-name="ce95" office:value-type="string" calcext:value-type="string">
            <text:p>EUR</text:p>
          </table:table-cell>
          <table:table-cell table:style-name="ce85"/>
          <table:table-cell table:style-name="ce95" office:value-type="string" calcext:value-type="string">
            <text:p>FIX</text:p>
          </table:table-cell>
          <table:table-cell table:style-name="ce95"/>
          <table:table-cell table:number-columns-repeated="2" table:style-name="ce110" office:value-type="float" office:value="500000000" calcext:value-type="float">
            <text:p>500,000,000</text:p>
          </table:table-cell>
          <table:table-cell table:style-name="ce85" office:value-type="float" office:value="0.0125" calcext:value-type="float">
            <text:p>0.0125</text:p>
          </table:table-cell>
          <table:table-cell table:style-name="ce95" office:value-type="string" calcext:value-type="string">
            <text:p>1Y</text:p>
          </table:table-cell>
          <table:table-cell table:style-name="ce120" office:value-type="date" office:date-value="2018-07-30" calcext:value-type="date">
            <text:p>30-Jul-18</text:p>
          </table:table-cell>
          <table:table-cell table:style-name="ce130" office:value-type="date" office:date-value="2013-07-30" calcext:value-type="date">
            <text:p>30-Jul-13</text:p>
          </table:table-cell>
          <table:table-cell table:style-name="ce132"/>
          <table:table-cell table:style-name="ce95"/>
          <table:table-cell table:style-name="ce85" office:value-type="string" calcext:value-type="string">
            <text:p>It was not issued at pricing date</text:p>
          </table:table-cell>
          <table:table-cell table:style-name="ce85"/>
          <table:table-cell table:style-name="ce142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3"/>
          <table:table-cell office:value-type="string" calcext:value-type="string">
            <text:p>Compounded</text:p>
          </table:table-cell>
          <table:table-cell/>
          <table:table-cell table:style-name="ce190"/>
          <table:table-cell table:style-name="ce153"/>
          <table:table-cell table:style-name="ce198"/>
          <table:table-cell table:number-columns-repeated="975"/>
        </table:table-row>
        <table:table-row table:style-name="ro1">
          <table:table-cell table:style-name="ce1"/>
          <table:table-cell table:style-name="ce77"/>
          <table:table-cell table:style-name="ce86" office:value-type="string" calcext:value-type="string">
            <text:p>IT0004957137</text:p>
          </table:table-cell>
          <table:table-cell table:style-name="ce96" office:value-type="string" calcext:value-type="string">
            <text:p>EUR</text:p>
          </table:table-cell>
          <table:table-cell table:style-name="ce103"/>
          <table:table-cell table:style-name="ce96" office:value-type="string" calcext:value-type="string">
            <text:p>FIX</text:p>
          </table:table-cell>
          <table:table-cell table:style-name="ce96"/>
          <table:table-cell table:number-columns-repeated="2" table:style-name="ce111" office:value-type="float" office:value="1000000000" calcext:value-type="float">
            <text:p>1,000,000,000</text:p>
          </table:table-cell>
          <table:table-cell table:style-name="ce103" office:value-type="float" office:value="0.02625" calcext:value-type="float">
            <text:p>0.02625</text:p>
          </table:table-cell>
          <table:table-cell table:style-name="ce96"/>
          <table:table-cell table:style-name="ce121" office:value-type="date" office:date-value="2020-10-31" calcext:value-type="date">
            <text:p>10/31/2020</text:p>
          </table:table-cell>
          <table:table-cell table:style-name="ce131" office:value-type="date" office:date-value="2013-09-03" calcext:value-type="date">
            <text:p>9/3/2013</text:p>
          </table:table-cell>
          <table:table-cell table:style-name="ce133"/>
          <table:table-cell table:style-name="ce96" office:value-type="string" calcext:value-type="string">
            <text:p>Baa2/BBB/BBB+</text:p>
          </table:table-cell>
          <table:table-cell table:style-name="ce103" office:value-type="string" calcext:value-type="string">
            <text:p>It was not issued at pricing date</text:p>
          </table:table-cell>
          <table:table-cell table:style-name="ce103"/>
          <table:table-cell table:style-name="ce143"/>
          <table:table-cell table:style-name="ce151"/>
          <table:table-cell table:style-name="ce156"/>
          <table:table-cell table:style-name="ce153" table:number-columns-repeated="7"/>
          <table:table-cell table:style-name="Default"/>
          <table:table-cell table:style-name="ce153" table:number-columns-repeated="12"/>
          <table:table-cell table:style-name="ce31"/>
          <table:table-cell table:number-columns-repeated="3"/>
          <table:table-cell office:value-type="string" calcext:value-type="string">
            <text:p>Annual</text:p>
          </table:table-cell>
          <table:table-cell/>
          <table:table-cell table:style-name="ce190"/>
          <table:table-cell table:style-name="ce153"/>
          <table:table-cell table:style-name="ce198"/>
          <table:table-cell/>
          <table:table-cell table:style-name="Default"/>
          <table:table-cell table:number-columns-repeated="973"/>
        </table:table-row>
        <table:table-row table:style-name="ro1">
          <table:table-cell table:style-name="ce1"/>
          <table:table-cell table:style-name="ce77"/>
          <table:table-cell table:style-name="ce86" office:value-type="string" calcext:value-type="string">
            <text:p>XS0592628746</text:p>
          </table:table-cell>
          <table:table-cell table:style-name="ce96" office:value-type="string" calcext:value-type="string">
            <text:p>EUR</text:p>
          </table:table-cell>
          <table:table-cell table:style-name="ce103"/>
          <table:table-cell table:style-name="ce96" office:value-type="string" calcext:value-type="string">
            <text:p>FIX</text:p>
          </table:table-cell>
          <table:table-cell table:style-name="ce96" office:value-type="string" calcext:value-type="string">
            <text:p>SENIOR</text:p>
          </table:table-cell>
          <table:table-cell table:style-name="ce111" office:value-type="float" office:value="1250000000" calcext:value-type="float">
            <text:p>1,250,000,000</text:p>
          </table:table-cell>
          <table:table-cell table:style-name="ce111" table:formula="of:=+[.H6]" office:value-type="float" office:value="1250000000" calcext:value-type="float">
            <text:p>1,250,000,000</text:p>
          </table:table-cell>
          <table:table-cell table:style-name="ce103" office:value-type="float" office:value="0.03625" calcext:value-type="float">
            <text:p>0.03625</text:p>
          </table:table-cell>
          <table:table-cell table:style-name="ce96" office:value-type="string" calcext:value-type="string">
            <text:p>1Y</text:p>
          </table:table-cell>
          <table:table-cell table:style-name="ce122" office:value-type="date" office:date-value="2013-08-21" calcext:value-type="date">
            <text:p>21-Aug-13</text:p>
          </table:table-cell>
          <table:table-cell table:style-name="ce122" office:value-type="date" office:date-value="2011-02-21" calcext:value-type="date">
            <text:p>21-Feb-11</text:p>
          </table:table-cell>
          <table:table-cell table:style-name="ce96" office:value-type="string" calcext:value-type="string">
            <text:p>Actual/Actual(ICMA)</text:p>
          </table:table-cell>
          <table:table-cell table:style-name="ce96" office:value-type="string" calcext:value-type="string">
            <text:p>A/A2</text:p>
          </table:table-cell>
          <table:table-cell table:style-name="ce103" office:value-type="string" calcext:value-type="string">
            <text:p>No data, has redeemed by now</text:p>
          </table:table-cell>
          <table:table-cell table:style-name="ce103"/>
          <table:table-cell table:style-name="ce143"/>
          <table:table-cell table:style-name="ce151"/>
          <table:table-cell table:style-name="ce156"/>
          <table:table-cell table:style-name="ce153" table:number-columns-repeated="2"/>
          <table:table-cell table:style-name="Default"/>
          <table:table-cell table:style-name="ce153" table:number-columns-repeated="10"/>
          <table:table-cell table:style-name="Default"/>
          <table:table-cell table:style-name="ce153" table:number-columns-repeated="6"/>
          <table:table-cell table:style-name="ce31"/>
          <table:table-cell table:number-columns-repeated="5"/>
          <table:table-cell table:style-name="ce190"/>
          <table:table-cell table:style-name="ce153"/>
          <table:table-cell table:style-name="ce198"/>
          <table:table-cell table:number-columns-repeated="975"/>
        </table:table-row>
        <table:table-row table:style-name="ro6">
          <table:table-cell table:style-name="ce1"/>
          <table:table-cell table:style-name="ce78"/>
          <table:table-cell table:style-name="ce87" office:value-type="string" calcext:value-type="string">
            <text:p>XS0534449623</text:p>
          </table:table-cell>
          <table:table-cell table:style-name="ce97" office:value-type="string" calcext:value-type="string">
            <text:p>EUR</text:p>
          </table:table-cell>
          <table:table-cell table:style-name="ce104"/>
          <table:table-cell table:style-name="ce97" office:value-type="string" calcext:value-type="string">
            <text:p>FIX</text:p>
          </table:table-cell>
          <table:table-cell table:style-name="ce97" office:value-type="string" calcext:value-type="string">
            <text:p>SUB</text:p>
          </table:table-cell>
          <table:table-cell table:style-name="ce112" office:value-type="float" office:value="200000000" calcext:value-type="float">
            <text:p>200,000,000</text:p>
          </table:table-cell>
          <table:table-cell table:style-name="ce112" table:formula="of:=+[.H7]" office:value-type="float" office:value="200000000" calcext:value-type="float">
            <text:p>200,000,000</text:p>
          </table:table-cell>
          <table:table-cell table:style-name="ce104" office:value-type="float" office:value="0.0435" calcext:value-type="float">
            <text:p>0.0435</text:p>
          </table:table-cell>
          <table:table-cell table:style-name="ce97" office:value-type="string" calcext:value-type="string">
            <text:p>1Y</text:p>
          </table:table-cell>
          <table:table-cell table:style-name="ce123" office:value-type="date" office:date-value="2022-08-25" calcext:value-type="date">
            <text:p>25-Aug-22</text:p>
          </table:table-cell>
          <table:table-cell table:style-name="ce123" office:value-type="date" office:date-value="2010-08-25" calcext:value-type="date">
            <text:p>25-Aug-10</text:p>
          </table:table-cell>
          <table:table-cell table:style-name="ce97" office:value-type="string" calcext:value-type="string">
            <text:p>Actual/Actual(ICMA)</text:p>
          </table:table-cell>
          <table:table-cell table:style-name="ce97"/>
          <table:table-cell table:style-name="ce104" office:value-type="string" calcext:value-type="string">
            <text:p>NO DATA :-(</text:p>
          </table:table-cell>
          <table:table-cell table:style-name="ce104"/>
          <table:table-cell table:style-name="ce144" office:value-type="string" calcext:value-type="string">
            <text:p>BBG0014PL1Q3</text:p>
          </table:table-cell>
          <table:table-cell table:style-name="ce152"/>
          <table:table-cell table:style-name="ce156"/>
          <table:table-cell table:style-name="ce153" table:number-columns-repeated="20"/>
          <table:table-cell table:style-name="ce31"/>
          <table:table-cell table:number-columns-repeated="5"/>
          <table:table-cell table:style-name="ce190"/>
          <table:table-cell table:style-name="ce153"/>
          <table:table-cell table:style-name="ce198"/>
          <table:table-cell table:number-columns-repeated="975"/>
        </table:table-row>
        <table:table-row table:style-name="ro1">
          <table:table-cell table:style-name="ce1"/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XS0408165008</text:p>
          </table:table-cell>
          <table:table-cell table:style-name="ce98" office:value-type="string" calcext:value-type="string">
            <text:p>EUR</text:p>
          </table:table-cell>
          <table:table-cell table:style-name="ce105"/>
          <table:table-cell table:style-name="ce98" office:value-type="string" calcext:value-type="string">
            <text:p>FIX</text:p>
          </table:table-cell>
          <table:table-cell table:style-name="ce98" office:value-type="string" calcext:value-type="string">
            <text:p>SENIOR</text:p>
          </table:table-cell>
          <table:table-cell table:style-name="ce113" office:value-type="float" office:value="1000000000" calcext:value-type="float">
            <text:p>1,000,000,000</text:p>
          </table:table-cell>
          <table:table-cell table:style-name="ce113" table:formula="of:=+[.H8]" office:value-type="float" office:value="1000000000" calcext:value-type="float">
            <text:p>1,000,000,000</text:p>
          </table:table-cell>
          <table:table-cell table:style-name="ce105" office:value-type="float" office:value="0.0525" calcext:value-type="float">
            <text:p>0.0525</text:p>
          </table:table-cell>
          <table:table-cell table:style-name="ce98" office:value-type="string" calcext:value-type="string">
            <text:p>1Y</text:p>
          </table:table-cell>
          <table:table-cell table:style-name="ce124" office:value-type="date" office:date-value="2014-01-14" calcext:value-type="date">
            <text:p>14-Jan-14</text:p>
          </table:table-cell>
          <table:table-cell table:style-name="ce124" office:value-type="date" office:date-value="2009-01-14" calcext:value-type="date">
            <text:p>14-Jan-09</text:p>
          </table:table-cell>
          <table:table-cell table:style-name="ce98" office:value-type="string" calcext:value-type="string">
            <text:p>Actual/Actual(ICMA)</text:p>
          </table:table-cell>
          <table:table-cell table:style-name="ce98" office:value-type="string" calcext:value-type="string">
            <text:p>A/A2</text:p>
          </table:table-cell>
          <table:table-cell table:style-name="ce137" office:value-type="float" office:value="103.46" calcext:value-type="float">
            <text:p>103.46</text:p>
          </table:table-cell>
          <table:table-cell table:style-name="ce138" office:value-type="date" office:date-value="2013-02-14" calcext:value-type="date">
            <text:p>14-Feb-13</text:p>
          </table:table-cell>
          <table:table-cell table:style-name="ce145"/>
          <table:table-cell table:style-name="ce153"/>
          <table:table-cell table:style-name="ce157" office:value-type="string" calcext:value-type="string">
            <text:p>1Y</text:p>
          </table:table-cell>
          <table:table-cell table:style-name="ce163" office:value-type="string" calcext:value-type="string">
            <text:p>Actual/Actual (ISMA)</text:p>
          </table:table-cell>
          <table:table-cell table:style-name="ce24" office:value-type="string" calcext:value-type="string">
            <text:p>TARGET</text:p>
          </table:table-cell>
          <table:table-cell table:number-columns-repeated="2" table:style-name="ce163" office:value-type="string" calcext:value-type="string">
            <text:p>Modified Following</text:p>
          </table:table-cell>
          <table:table-cell table:style-name="ce163" office:value-type="string" calcext:value-type="string">
            <text:p>Backward</text:p>
          </table:table-cell>
          <table:table-cell table:style-name="ce163" table:formula="of:=QUANTLIB.CALCADDINS.QLSCHEDULE([.C8]&amp;&quot;_SCHED&quot;;[.M8];[.L8];[.T8];[.V8];[.W8];[.X8];[.Y8]; )" office:value-type="string" office:string-value="XS0408165008_SCHED" calcext:value-type="string">
            <text:p>XS0408165008_SCHED</text:p>
          </table:table-cell>
          <table:table-cell table:style-name="ce24" office:value-type="string" calcext:value-type="string">
            <text:p>EUR</text:p>
          </table:table-cell>
          <table:table-cell table:style-name="ce167" table:formula="of:=senior_recovery" office:value-type="float" office:value="0.4" calcext:value-type="float">
            <text:p>0.4</text:p>
          </table:table-cell>
          <table:table-cell table:style-name="ce163" table:formula="of:=senior_credit_ts" office:value-type="string" office:string-value="SENIOR PROBDTS" calcext:value-type="string">
            <text:p>SENIOR PROBDTS</text:p>
          </table:table-cell>
          <table:table-cell table:style-name="ce163" table:formula="of:=sub_recovery" office:value-type="float" office:value="0.25" calcext:value-type="float">
            <text:p>0.25</text:p>
          </table:table-cell>
          <table:table-cell table:style-name="ce163" table:formula="of:=sub_credit_ts" office:value-type="string" office:string-value="SUBORDINATED PROBDTS" calcext:value-type="string">
            <text:p>SUBORDINATED PROBDTS</text:p>
          </table:table-cell>
          <table:table-cell table:style-name="ce163" table:formula="of:=QUANTLIB.CALCADDINS.QLRISKYFIXEDBOND([.C8]&amp;&quot;_RiskFixBSen&quot;;[.C8];[.D8];[.AB8];[.AC8];[.Z8];[.J8];[.U8];[.W8];100;[$'Money Market'.$C$9])" office:value-type="string" office:string-value="XS0408165008_RiskFixBSen" calcext:value-type="string">
            <text:p>XS0408165008_RiskFixBSen</text:p>
          </table:table-cell>
          <table:table-cell table:style-name="ce163" table:formula="of:=QUANTLIB.CALCADDINS.QLRISKYFIXEDBOND([.C8]&amp;&quot;_RiskFixBSub&quot;;[.C8];[.D8];[.AD8];[.AE8];[.Z8];[.J8];[.U8];[.W8];100;[$'Money Market'.$C$9])" office:value-type="string" office:string-value="XS0408165008_RiskFixBSub" calcext:value-type="string">
            <text:p>XS0408165008_RiskFixBSub</text:p>
          </table:table-cell>
          <table:table-cell table:style-name="ce163" table:formula="of:=QUANTLIB.CALCADDINS.QLFIXEDRATEBOND([.C8]&amp;&quot;_Bond&quot;;2;[.V8];100;[.M8];[.L8];[.T8];[.J8];[.U8]; ; ;)" office:value-type="string" office:string-value="XS0408165008_Bond" calcext:value-type="string">
            <text:p>XS0408165008_Bond</text:p>
          </table:table-cell>
          <table:table-cell table:style-name="ce163" table:formula="of:=QUANTLIB.CALCADDINS.QLDISCOUNTINGBONDENGINE([.C8]&amp;&quot;Eng&quot;;[$'Money Market'.$C$9];1)" office:value-type="string" office:string-value="XS0408165008Eng" calcext:value-type="string">
            <text:p>XS0408165008Eng</text:p>
          </table:table-cell>
          <table:table-cell table:style-name="ce170" table:formula="of:=QUANTLIB.CALCADDINS.QLINSTRUMENTSETPRICINGENGINE([.AH8];[.AI8])" office:value-type="string" office:string-value="OK" calcext:value-type="string">
            <text:p>OK</text:p>
          </table:table-cell>
          <table:table-cell table:style-name="ce173" table:formula="of:=QUANTLIB.CALCADDINS.QLINSTRUMENTNPV([.AH8])" office:value-type="float" office:value="105.189044164143" calcext:value-type="float">
            <text:p>105.18904416</text:p>
          </table:table-cell>
          <table:table-cell table:style-name="ce173" table:formula="of:=QUANTLIB.CALCADDINS.QLBONDCLEANPRICE([.AH8])" office:value-type="float" office:value="104.153819260963" calcext:value-type="float">
            <text:p>104.15381926</text:p>
          </table:table-cell>
          <table:table-cell table:style-name="ce177" table:formula="of:=QUANTLIB.CALCADDINS.QLINSTRUMENTNPV([.AF8])-QUANTLIB.CALCADDINS.QLINSTRUMENTNPV([.AH8])+[.AL8]" office:value-type="float" office:value="102.543774075386" calcext:value-type="float">
            <text:p>102.54</text:p>
          </table:table-cell>
          <table:table-cell table:style-name="ce177" table:formula="of:=QUANTLIB.CALCADDINS.QLINSTRUMENTNPV([.AG8])-QUANTLIB.CALCADDINS.QLINSTRUMENTNPV([.AH8])+[.AL8]" office:value-type="float" office:value="101.340124109949" calcext:value-type="float">
            <text:p>101.34</text:p>
          </table:table-cell>
          <table:table-cell table:style-name="ce182" table:formula="of:=[.P8]" office:value-type="float" office:value="103.46" calcext:value-type="float">
            <text:p>103.46</text:p>
          </table:table-cell>
          <table:table-cell table:number-columns-repeated="4"/>
          <table:table-cell table:style-name="ce186" table:formula="of:=[.G8]" office:value-type="string" office:string-value="SENIOR" calcext:value-type="string">
            <text:p>SENIOR</text:p>
          </table:table-cell>
          <table:table-cell table:style-name="ce191" table:formula="of:=QUANTLIB.CALCADDINS.QLBONDZSPREADFROMCLEANPRICE([.AH8];[.AO8];[$'Money Market'.$C$9];[$'Money Market'.$C$6];[.AS4]; [.AS5])" office:value-type="float" office:value="0.00828396954405546" calcext:value-type="float">
            <text:p>0.0082840</text:p>
          </table:table-cell>
          <table:table-cell table:style-name="ce194" table:formula="of:=QUANTLIB.CALCADDINS.QLBONDZSPREADFROMCLEANPRICE([.AH8];[.AM8];[$'Money Market'.$C$9];[.U8];[.AS4]; [.AS5])" office:value-type="float" office:value="0.0194145262955145" calcext:value-type="float">
            <text:p>0.0194145</text:p>
          </table:table-cell>
          <table:table-cell table:style-name="ce199" table:formula="of:=QUANTLIB.CALCADDINS.QLBONDZSPREADFROMCLEANPRICE([.AH8];[.AN8];[$'Money Market'.$C$9];[.U8];[.AS4]; [.AS5])" office:value-type="float" office:value="0.0343772192921745" calcext:value-type="float">
            <text:p>0.0343772</text:p>
          </table:table-cell>
          <table:table-cell table:number-columns-repeated="975"/>
        </table:table-row>
        <table:table-row table:style-name="ro1">
          <table:table-cell table:style-name="ce1"/>
          <table:table-cell table:style-name="ce80" office:value-type="float" office:value="2" calcext:value-type="float">
            <text:p>2</text:p>
          </table:table-cell>
          <table:table-cell table:style-name="ce89" office:value-type="string" calcext:value-type="string">
            <text:p>XS0827818203</text:p>
          </table:table-cell>
          <table:table-cell table:style-name="ce99" office:value-type="string" calcext:value-type="string">
            <text:p>EUR</text:p>
          </table:table-cell>
          <table:table-cell table:style-name="ce106"/>
          <table:table-cell table:style-name="ce99" office:value-type="string" calcext:value-type="string">
            <text:p>FIX</text:p>
          </table:table-cell>
          <table:table-cell table:style-name="ce99" office:value-type="string" calcext:value-type="string">
            <text:p>SENIOR</text:p>
          </table:table-cell>
          <table:table-cell table:style-name="ce114" office:value-type="float" office:value="1350000000" calcext:value-type="float">
            <text:p>1,350,000,000</text:p>
          </table:table-cell>
          <table:table-cell table:style-name="ce114" table:formula="of:=+[.H9]" office:value-type="float" office:value="1350000000" calcext:value-type="float">
            <text:p>1,350,000,000</text:p>
          </table:table-cell>
          <table:table-cell table:style-name="ce106" office:value-type="float" office:value="0.04375" calcext:value-type="float">
            <text:p>0.04375</text:p>
          </table:table-cell>
          <table:table-cell table:style-name="ce99" office:value-type="string" calcext:value-type="string">
            <text:p>1Y</text:p>
          </table:table-cell>
          <table:table-cell table:style-name="ce125" office:value-type="date" office:date-value="2015-09-11" calcext:value-type="date">
            <text:p>11-Sep-15</text:p>
          </table:table-cell>
          <table:table-cell table:style-name="ce125" office:value-type="date" office:date-value="2012-09-11" calcext:value-type="date">
            <text:p>11-Sep-12</text:p>
          </table:table-cell>
          <table:table-cell table:style-name="ce99" office:value-type="string" calcext:value-type="string">
            <text:p>Actual/Actual(ICMA)</text:p>
          </table:table-cell>
          <table:table-cell table:style-name="ce99"/>
          <table:table-cell table:style-name="ce106" office:value-type="float" office:value="104.7" calcext:value-type="float">
            <text:p>104.7</text:p>
          </table:table-cell>
          <table:table-cell table:style-name="ce139" office:value-type="date" office:date-value="2013-03-01" calcext:value-type="date">
            <text:p>1-Mar-13</text:p>
          </table:table-cell>
          <table:table-cell table:style-name="ce146" office:value-type="string" calcext:value-type="string">
            <text:p>BBG003C4B8T0</text:p>
          </table:table-cell>
          <table:table-cell table:style-name="ce153"/>
          <table:table-cell table:style-name="ce158" office:value-type="string" calcext:value-type="string">
            <text:p>1Y</text:p>
          </table:table-cell>
          <table:table-cell table:style-name="ce153" office:value-type="string" calcext:value-type="string">
            <text:p>Actual/Actual (ISMA)</text:p>
          </table:table-cell>
          <table:table-cell table:style-name="ce25" office:value-type="string" calcext:value-type="string">
            <text:p>TARGET</text:p>
          </table:table-cell>
          <table:table-cell table:number-columns-repeated="2" table:style-name="ce153" office:value-type="string" calcext:value-type="string">
            <text:p>Modified Following</text:p>
          </table:table-cell>
          <table:table-cell table:style-name="ce153" office:value-type="string" calcext:value-type="string">
            <text:p>Backward</text:p>
          </table:table-cell>
          <table:table-cell table:style-name="ce153" table:formula="of:=QUANTLIB.CALCADDINS.QLSCHEDULE([.C9]&amp;&quot;_SCHED&quot;;[.M9];[.L9];[.T9];[.V9];[.W9];[.X9];[.Y9]; )" office:value-type="string" office:string-value="XS0827818203_SCHED" calcext:value-type="string">
            <text:p>XS0827818203_SCHED</text:p>
          </table:table-cell>
          <table:table-cell table:style-name="ce25" office:value-type="string" calcext:value-type="string">
            <text:p>EUR</text:p>
          </table:table-cell>
          <table:table-cell table:style-name="ce168" table:formula="of:=senior_recovery" office:value-type="float" office:value="0.4" calcext:value-type="float">
            <text:p>0.4</text:p>
          </table:table-cell>
          <table:table-cell table:style-name="ce153" table:formula="of:=senior_credit_ts" office:value-type="string" office:string-value="SENIOR PROBDTS" calcext:value-type="string">
            <text:p>SENIOR PROBDTS</text:p>
          </table:table-cell>
          <table:table-cell table:style-name="ce153" table:formula="of:=sub_recovery" office:value-type="float" office:value="0.25" calcext:value-type="float">
            <text:p>0.25</text:p>
          </table:table-cell>
          <table:table-cell table:style-name="ce153" table:formula="of:=sub_credit_ts" office:value-type="string" office:string-value="SUBORDINATED PROBDTS" calcext:value-type="string">
            <text:p>SUBORDINATED PROBDTS</text:p>
          </table:table-cell>
          <table:table-cell table:style-name="ce153" table:formula="of:=QUANTLIB.CALCADDINS.QLRISKYFIXEDBOND([.C9]&amp;&quot;_RiskFixBSen&quot;;[.C9];[.D9];[.AB9];[.AC9];[.Z9];[.J9];[.U9];[.W9];100;[$'Money Market'.$C$9])" office:value-type="string" office:string-value="XS0827818203_RiskFixBSen" calcext:value-type="string">
            <text:p>XS0827818203_RiskFixBSen</text:p>
          </table:table-cell>
          <table:table-cell table:style-name="ce153" table:formula="of:=QUANTLIB.CALCADDINS.QLRISKYFIXEDBOND([.C9]&amp;&quot;_RiskFixBSub&quot;;[.C9];[.D9];[.AD9];[.AE9];[.Z9];[.J9];[.U9];[.W9];100;[$'Money Market'.$C$9])" office:value-type="string" office:string-value="XS0827818203_RiskFixBSub" calcext:value-type="string">
            <text:p>XS0827818203_RiskFixBSub</text:p>
          </table:table-cell>
          <table:table-cell table:style-name="ce153" table:formula="of:=QUANTLIB.CALCADDINS.QLFIXEDRATEBOND([.C9]&amp;&quot;_Bond&quot;;2;[.V9];100;[.M9];[.L9];[.T9];[.J9];[.U9]; ; ;)" office:value-type="string" office:string-value="XS0827818203_Bond" calcext:value-type="string">
            <text:p>XS0827818203_Bond</text:p>
          </table:table-cell>
          <table:table-cell table:style-name="ce153" table:formula="of:=QUANTLIB.CALCADDINS.QLDISCOUNTINGBONDENGINE([.C9]&amp;&quot;Eng&quot;;[$'Money Market'.$C$9];1)" office:value-type="string" office:string-value="XS0827818203Eng" calcext:value-type="string">
            <text:p>XS0827818203Eng</text:p>
          </table:table-cell>
          <table:table-cell table:style-name="ce171" table:formula="of:=QUANTLIB.CALCADDINS.QLINSTRUMENTSETPRICINGENGINE([.AH9];[.AI9])" office:value-type="string" office:string-value="OK" calcext:value-type="string">
            <text:p>OK</text:p>
          </table:table-cell>
          <table:table-cell table:style-name="ce174" table:formula="of:=QUANTLIB.CALCADDINS.QLINSTRUMENTNPV([.AH9])" office:value-type="float" office:value="112.606164382211" calcext:value-type="float">
            <text:p>112.60616438</text:p>
          </table:table-cell>
          <table:table-cell table:style-name="ce174" table:formula="of:=QUANTLIB.CALCADDINS.QLBONDCLEANPRICE([.AH9])" office:value-type="float" office:value="110.245282155565" calcext:value-type="float">
            <text:p>110.24528216</text:p>
          </table:table-cell>
          <table:table-cell table:style-name="ce178" table:formula="of:=QUANTLIB.CALCADDINS.QLINSTRUMENTNPV([.AF9])-QUANTLIB.CALCADDINS.QLINSTRUMENTNPV([.AH9])+[.AL9]" office:value-type="float" office:value="103.282115115085" calcext:value-type="float">
            <text:p>103.28</text:p>
          </table:table-cell>
          <table:table-cell table:style-name="ce178" table:formula="of:=QUANTLIB.CALCADDINS.QLINSTRUMENTNPV([.AG9])-QUANTLIB.CALCADDINS.QLINSTRUMENTNPV([.AH9])+[.AL9]" office:value-type="float" office:value="99.0006088575433" calcext:value-type="float">
            <text:p>99.00</text:p>
          </table:table-cell>
          <table:table-cell table:style-name="ce183" table:formula="of:=[.P9]" office:value-type="float" office:value="104.7" calcext:value-type="float">
            <text:p>104.70</text:p>
          </table:table-cell>
          <table:table-cell table:number-columns-repeated="4"/>
          <table:table-cell table:style-name="ce187" table:formula="of:=[.G9]" office:value-type="string" office:string-value="SENIOR" calcext:value-type="string">
            <text:p>SENIOR</text:p>
          </table:table-cell>
          <table:table-cell table:style-name="ce192" table:formula="of:=QUANTLIB.CALCADDINS.QLBONDZSPREADFROMCLEANPRICE([.AH9];[.AO9];[$'Money Market'.$C$9];[$'Money Market'.$C$6];[.AS4]; [.AS5])" office:value-type="float" office:value="0.0218406452784262" calcext:value-type="float">
            <text:p>0.0218406</text:p>
          </table:table-cell>
          <table:table-cell table:style-name="ce195" table:formula="of:=QUANTLIB.CALCADDINS.QLBONDZSPREADFROMCLEANPRICE([.AH9];[.AM9];[$'Money Market'.$C$9];[.U9];[.AS4]; [.AS5])" office:value-type="float" office:value="0.0276921393806663" calcext:value-type="float">
            <text:p>0.0276921</text:p>
          </table:table-cell>
          <table:table-cell table:style-name="ce200" table:formula="of:=QUANTLIB.CALCADDINS.QLBONDZSPREADFROMCLEANPRICE([.AH9];[.AN9];[$'Money Market'.$C$9];[.U9];[.AS4]; [.AS5])" office:value-type="float" office:value="0.0460817273747429" calcext:value-type="float">
            <text:p>0.0460817</text:p>
          </table:table-cell>
          <table:table-cell table:number-columns-repeated="975"/>
        </table:table-row>
        <table:table-row table:style-name="ro1">
          <table:table-cell table:style-name="ce1"/>
          <table:table-cell table:style-name="ce79" office:value-type="float" office:value="3" calcext:value-type="float">
            <text:p>3</text:p>
          </table:table-cell>
          <table:table-cell table:style-name="ce88" office:value-type="string" calcext:value-type="string">
            <text:p>XS0241369577</text:p>
          </table:table-cell>
          <table:table-cell table:style-name="ce98" office:value-type="string" calcext:value-type="string">
            <text:p>EUR</text:p>
          </table:table-cell>
          <table:table-cell table:style-name="ce105"/>
          <table:table-cell table:style-name="ce98" office:value-type="string" calcext:value-type="string">
            <text:p>FIX</text:p>
          </table:table-cell>
          <table:table-cell table:style-name="ce98" office:value-type="string" calcext:value-type="string">
            <text:p>SUB</text:p>
          </table:table-cell>
          <table:table-cell table:style-name="ce113" office:value-type="float" office:value="900000000" calcext:value-type="float">
            <text:p>900,000,000</text:p>
          </table:table-cell>
          <table:table-cell table:style-name="ce113" office:value-type="float" office:value="817700000" calcext:value-type="float">
            <text:p>817,700,000</text:p>
          </table:table-cell>
          <table:table-cell table:style-name="ce105" office:value-type="float" office:value="0.0395" calcext:value-type="float">
            <text:p>0.0395</text:p>
          </table:table-cell>
          <table:table-cell table:style-name="ce98" office:value-type="string" calcext:value-type="string">
            <text:p>1Y</text:p>
          </table:table-cell>
          <table:table-cell table:style-name="ce124" office:value-type="date" office:date-value="2016-02-01" calcext:value-type="date">
            <text:p>1-Feb-16</text:p>
          </table:table-cell>
          <table:table-cell table:style-name="ce124" office:value-type="date" office:date-value="2006-02-01" calcext:value-type="date">
            <text:p>1-Feb-06</text:p>
          </table:table-cell>
          <table:table-cell table:style-name="ce98" office:value-type="string" calcext:value-type="string">
            <text:p>Actual/Actual(ICMA)</text:p>
          </table:table-cell>
          <table:table-cell table:style-name="ce98"/>
          <table:table-cell table:style-name="ce137" office:value-type="float" office:value="98.948" calcext:value-type="float">
            <text:p>98.948</text:p>
          </table:table-cell>
          <table:table-cell table:style-name="ce138" office:value-type="date" office:date-value="2013-02-27" calcext:value-type="date">
            <text:p>27-Feb-13</text:p>
          </table:table-cell>
          <table:table-cell table:style-name="ce145"/>
          <table:table-cell table:style-name="ce153"/>
          <table:table-cell table:style-name="ce158" office:value-type="string" calcext:value-type="string">
            <text:p>1Y</text:p>
          </table:table-cell>
          <table:table-cell table:style-name="ce153" office:value-type="string" calcext:value-type="string">
            <text:p>Actual/Actual (ISMA)</text:p>
          </table:table-cell>
          <table:table-cell table:style-name="ce25" office:value-type="string" calcext:value-type="string">
            <text:p>TARGET</text:p>
          </table:table-cell>
          <table:table-cell table:number-columns-repeated="2" table:style-name="ce153" office:value-type="string" calcext:value-type="string">
            <text:p>Modified Following</text:p>
          </table:table-cell>
          <table:table-cell table:style-name="ce153" office:value-type="string" calcext:value-type="string">
            <text:p>Backward</text:p>
          </table:table-cell>
          <table:table-cell table:style-name="ce153" table:formula="of:=QUANTLIB.CALCADDINS.QLSCHEDULE([.C10]&amp;&quot;_SCHED&quot;;[.M10];[.L10];[.T10];[.V10];[.W10];[.X10];[.Y10]; )" office:value-type="string" office:string-value="XS0241369577_SCHED" calcext:value-type="string">
            <text:p>XS0241369577_SCHED</text:p>
          </table:table-cell>
          <table:table-cell table:style-name="ce25" office:value-type="string" calcext:value-type="string">
            <text:p>EUR</text:p>
          </table:table-cell>
          <table:table-cell table:style-name="ce168" table:formula="of:=senior_recovery" office:value-type="float" office:value="0.4" calcext:value-type="float">
            <text:p>0.4</text:p>
          </table:table-cell>
          <table:table-cell table:style-name="ce153" table:formula="of:=senior_credit_ts" office:value-type="string" office:string-value="SENIOR PROBDTS" calcext:value-type="string">
            <text:p>SENIOR PROBDTS</text:p>
          </table:table-cell>
          <table:table-cell table:style-name="ce153" table:formula="of:=sub_recovery" office:value-type="float" office:value="0.25" calcext:value-type="float">
            <text:p>0.25</text:p>
          </table:table-cell>
          <table:table-cell table:style-name="ce153" table:formula="of:=sub_credit_ts" office:value-type="string" office:string-value="SUBORDINATED PROBDTS" calcext:value-type="string">
            <text:p>SUBORDINATED PROBDTS</text:p>
          </table:table-cell>
          <table:table-cell table:style-name="ce153" table:formula="of:=QUANTLIB.CALCADDINS.QLRISKYFIXEDBOND([.C10]&amp;&quot;_RiskFixBSen&quot;;[.C10];[.D10];[.AB10];[.AC10];[.Z10];[.J10];[.U10];[.W10];100;[$'Money Market'.$C$9])" office:value-type="string" office:string-value="XS0241369577_RiskFixBSen" calcext:value-type="string">
            <text:p>XS0241369577_RiskFixBSen</text:p>
          </table:table-cell>
          <table:table-cell table:style-name="ce153" table:formula="of:=QUANTLIB.CALCADDINS.QLRISKYFIXEDBOND([.C10]&amp;&quot;_RiskFixBSub&quot;;[.C10];[.D10];[.AD10];[.AE10];[.Z10];[.J10];[.U10];[.W10];100;[$'Money Market'.$C$9])" office:value-type="string" office:string-value="XS0241369577_RiskFixBSub" calcext:value-type="string">
            <text:p>XS0241369577_RiskFixBSub</text:p>
          </table:table-cell>
          <table:table-cell table:style-name="ce153" table:formula="of:=QUANTLIB.CALCADDINS.QLFIXEDRATEBOND([.C10]&amp;&quot;_Bond&quot;;2;[.V10];100;[.M10];[.L10];[.T10];[.J10];[.U10]; ; ;)" office:value-type="string" office:string-value="XS0241369577_Bond" calcext:value-type="string">
            <text:p>XS0241369577_Bond</text:p>
          </table:table-cell>
          <table:table-cell table:style-name="ce153" table:formula="of:=QUANTLIB.CALCADDINS.QLDISCOUNTINGBONDENGINE([.C10]&amp;&quot;Eng&quot;;[$'Money Market'.$C$9];1)" office:value-type="string" office:string-value="XS0241369577Eng" calcext:value-type="string">
            <text:p>XS0241369577Eng</text:p>
          </table:table-cell>
          <table:table-cell table:style-name="ce171" table:formula="of:=QUANTLIB.CALCADDINS.QLINSTRUMENTSETPRICINGENGINE([.AH10];[.AI10])" office:value-type="string" office:string-value="OK" calcext:value-type="string">
            <text:p>OK</text:p>
          </table:table-cell>
          <table:table-cell table:style-name="ce174" table:formula="of:=QUANTLIB.CALCADDINS.QLINSTRUMENTNPV([.AH10])" office:value-type="float" office:value="111.116898373363" calcext:value-type="float">
            <text:p>111.11689837</text:p>
          </table:table-cell>
          <table:table-cell table:style-name="ce174" table:formula="of:=QUANTLIB.CALCADDINS.QLBONDCLEANPRICE([.AH10])" office:value-type="float" office:value="110.536113063145" calcext:value-type="float">
            <text:p>110.53611306</text:p>
          </table:table-cell>
          <table:table-cell table:style-name="ce178" table:formula="of:=QUANTLIB.CALCADDINS.QLINSTRUMENTNPV([.AF10])-QUANTLIB.CALCADDINS.QLINSTRUMENTNPV([.AH10])+[.AL10]" office:value-type="float" office:value="102.066294078968" calcext:value-type="float">
            <text:p>102.07</text:p>
          </table:table-cell>
          <table:table-cell table:style-name="ce178" table:formula="of:=QUANTLIB.CALCADDINS.QLINSTRUMENTNPV([.AG10])-QUANTLIB.CALCADDINS.QLINSTRUMENTNPV([.AH10])+[.AL10]" office:value-type="float" office:value="97.0250608066343" calcext:value-type="float">
            <text:p>97.03</text:p>
          </table:table-cell>
          <table:table-cell table:style-name="ce183" table:formula="of:=[.P10]" office:value-type="float" office:value="98.948" calcext:value-type="float">
            <text:p>98.95</text:p>
          </table:table-cell>
          <table:table-cell table:number-columns-repeated="4"/>
          <table:table-cell table:style-name="ce187" table:formula="of:=[.G10]" office:value-type="string" office:string-value="SUB" calcext:value-type="string">
            <text:p>SUB</text:p>
          </table:table-cell>
          <table:table-cell table:style-name="ce192" table:formula="of:=QUANTLIB.CALCADDINS.QLBONDZSPREADFROMCLEANPRICE([.AH10];[.AO10];[$'Money Market'.$C$9];[$'Money Market'.$C$6];[.AS4]; [.AS5])" office:value-type="float" office:value="0.0410749729929611" calcext:value-type="float">
            <text:p>0.0410750</text:p>
          </table:table-cell>
          <table:table-cell table:style-name="ce195" table:formula="of:=QUANTLIB.CALCADDINS.QLBONDZSPREADFROMCLEANPRICE([.AH10];[.AM10];[$'Money Market'.$C$9];[.U10];[.AS4]; [.AS5])" office:value-type="float" office:value="0.0293923292545117" calcext:value-type="float">
            <text:p>0.0293923</text:p>
          </table:table-cell>
          <table:table-cell table:style-name="ce200" table:formula="of:=QUANTLIB.CALCADDINS.QLBONDZSPREADFROMCLEANPRICE([.AH10];[.AN10];[$'Money Market'.$C$9];[.U10];[.AS4]; [.AS5])" office:value-type="float" office:value="0.0485357072696883" calcext:value-type="float">
            <text:p>0.0485357</text:p>
          </table:table-cell>
          <table:table-cell/>
          <table:table-cell table:style-name="ce202" office:value-type="string" calcext:value-type="string">
            <text:p>Reminder</text:p>
          </table:table-cell>
          <table:table-cell table:number-columns-repeated="973"/>
        </table:table-row>
        <table:table-row table:style-name="ro1">
          <table:table-cell table:style-name="ce1"/>
          <table:table-cell table:style-name="ce80" office:value-type="float" office:value="4" calcext:value-type="float">
            <text:p>4</text:p>
          </table:table-cell>
          <table:table-cell table:style-name="ce89" office:value-type="string" calcext:value-type="string">
            <text:p>XS0754588787</text:p>
          </table:table-cell>
          <table:table-cell table:style-name="ce99" office:value-type="string" calcext:value-type="string">
            <text:p>EUR</text:p>
          </table:table-cell>
          <table:table-cell table:style-name="ce106"/>
          <table:table-cell table:style-name="ce99" office:value-type="string" calcext:value-type="string">
            <text:p>FIX</text:p>
          </table:table-cell>
          <table:table-cell table:style-name="ce99" office:value-type="string" calcext:value-type="string">
            <text:p>SENIOR</text:p>
          </table:table-cell>
          <table:table-cell table:style-name="ce114" office:value-type="float" office:value="1500000000" calcext:value-type="float">
            <text:p>1,500,000,000</text:p>
          </table:table-cell>
          <table:table-cell table:style-name="ce114" table:formula="of:=+[.H11]" office:value-type="float" office:value="1500000000" calcext:value-type="float">
            <text:p>1,500,000,000</text:p>
          </table:table-cell>
          <table:table-cell table:style-name="ce106" office:value-type="float" office:value="0.04875" calcext:value-type="float">
            <text:p>0.04875</text:p>
          </table:table-cell>
          <table:table-cell table:style-name="ce99" office:value-type="string" calcext:value-type="string">
            <text:p>1Y</text:p>
          </table:table-cell>
          <table:table-cell table:style-name="ce125" office:value-type="date" office:date-value="2017-03-07" calcext:value-type="date">
            <text:p>7-Mar-17</text:p>
          </table:table-cell>
          <table:table-cell table:style-name="ce125" office:value-type="date" office:date-value="2012-03-07" calcext:value-type="date">
            <text:p>7-Mar-12</text:p>
          </table:table-cell>
          <table:table-cell table:style-name="ce99" office:value-type="string" calcext:value-type="string">
            <text:p>Actual/Actual(ICMA)</text:p>
          </table:table-cell>
          <table:table-cell table:style-name="ce99"/>
          <table:table-cell table:style-name="ce106" office:value-type="float" office:value="105.497" calcext:value-type="float">
            <text:p>105.497</text:p>
          </table:table-cell>
          <table:table-cell table:style-name="ce139" office:value-type="date" office:date-value="2013-02-27" calcext:value-type="date">
            <text:p>27-Feb-13</text:p>
          </table:table-cell>
          <table:table-cell table:style-name="ce146" office:value-type="string" calcext:value-type="string">
            <text:p>BBG002Q1HQN3</text:p>
          </table:table-cell>
          <table:table-cell table:style-name="ce153"/>
          <table:table-cell table:style-name="ce158" office:value-type="string" calcext:value-type="string">
            <text:p>1Y</text:p>
          </table:table-cell>
          <table:table-cell table:style-name="ce153" office:value-type="string" calcext:value-type="string">
            <text:p>Actual/Actual (ISMA)</text:p>
          </table:table-cell>
          <table:table-cell table:style-name="ce25" office:value-type="string" calcext:value-type="string">
            <text:p>TARGET</text:p>
          </table:table-cell>
          <table:table-cell table:number-columns-repeated="2" table:style-name="ce153" office:value-type="string" calcext:value-type="string">
            <text:p>Modified Following</text:p>
          </table:table-cell>
          <table:table-cell table:style-name="ce153" office:value-type="string" calcext:value-type="string">
            <text:p>Backward</text:p>
          </table:table-cell>
          <table:table-cell table:style-name="ce153" table:formula="of:=QUANTLIB.CALCADDINS.QLSCHEDULE([.C11]&amp;&quot;_SCHED&quot;;[.M11];[.L11];[.T11];[.V11];[.W11];[.X11];[.Y11]; )" office:value-type="string" office:string-value="XS0754588787_SCHED" calcext:value-type="string">
            <text:p>XS0754588787_SCHED</text:p>
          </table:table-cell>
          <table:table-cell table:style-name="ce25" office:value-type="string" calcext:value-type="string">
            <text:p>EUR</text:p>
          </table:table-cell>
          <table:table-cell table:style-name="ce168" table:formula="of:=senior_recovery" office:value-type="float" office:value="0.4" calcext:value-type="float">
            <text:p>0.4</text:p>
          </table:table-cell>
          <table:table-cell table:style-name="ce153" table:formula="of:=senior_credit_ts" office:value-type="string" office:string-value="SENIOR PROBDTS" calcext:value-type="string">
            <text:p>SENIOR PROBDTS</text:p>
          </table:table-cell>
          <table:table-cell table:style-name="ce153" table:formula="of:=sub_recovery" office:value-type="float" office:value="0.25" calcext:value-type="float">
            <text:p>0.25</text:p>
          </table:table-cell>
          <table:table-cell table:style-name="ce153" table:formula="of:=sub_credit_ts" office:value-type="string" office:string-value="SUBORDINATED PROBDTS" calcext:value-type="string">
            <text:p>SUBORDINATED PROBDTS</text:p>
          </table:table-cell>
          <table:table-cell table:style-name="ce153" table:formula="of:=QUANTLIB.CALCADDINS.QLRISKYFIXEDBOND([.C11]&amp;&quot;_RiskFixBSen&quot;;[.C11];[.D11];[.AB11];[.AC11];[.Z11];[.J11];[.U11];[.W11];100;[$'Money Market'.$C$9])" office:value-type="string" office:string-value="XS0754588787_RiskFixBSen" calcext:value-type="string">
            <text:p>XS0754588787_RiskFixBSen</text:p>
          </table:table-cell>
          <table:table-cell table:style-name="ce153" table:formula="of:=QUANTLIB.CALCADDINS.QLRISKYFIXEDBOND([.C11]&amp;&quot;_RiskFixBSub&quot;;[.C11];[.D11];[.AD11];[.AE11];[.Z11];[.J11];[.U11];[.W11];100;[$'Money Market'.$C$9])" office:value-type="string" office:string-value="XS0754588787_RiskFixBSub" calcext:value-type="string">
            <text:p>XS0754588787_RiskFixBSub</text:p>
          </table:table-cell>
          <table:table-cell table:style-name="ce153" table:formula="of:=QUANTLIB.CALCADDINS.QLFIXEDRATEBOND([.C11]&amp;&quot;_Bond&quot;;2;[.V11];100;[.M11];[.L11];[.T11];[.J11];[.U11]; ; ;)" office:value-type="string" office:string-value="XS0754588787_Bond" calcext:value-type="string">
            <text:p>XS0754588787_Bond</text:p>
          </table:table-cell>
          <table:table-cell table:style-name="ce153" table:formula="of:=QUANTLIB.CALCADDINS.QLDISCOUNTINGBONDENGINE([.C11]&amp;&quot;Eng&quot;;[$'Money Market'.$C$9];1)" office:value-type="string" office:string-value="XS0754588787Eng" calcext:value-type="string">
            <text:p>XS0754588787Eng</text:p>
          </table:table-cell>
          <table:table-cell table:style-name="ce171" table:formula="of:=QUANTLIB.CALCADDINS.QLINSTRUMENTSETPRICINGENGINE([.AH11];[.AI11])" office:value-type="string" office:string-value="OK" calcext:value-type="string">
            <text:p>OK</text:p>
          </table:table-cell>
          <table:table-cell table:style-name="ce174" table:formula="of:=QUANTLIB.CALCADDINS.QLINSTRUMENTNPV([.AH11])" office:value-type="float" office:value="117.783258164751" calcext:value-type="float">
            <text:p>117.78325816</text:p>
          </table:table-cell>
          <table:table-cell table:style-name="ce174" table:formula="of:=QUANTLIB.CALCADDINS.QLBONDCLEANPRICE([.AH11])" office:value-type="float" office:value="117.516573290501" calcext:value-type="float">
            <text:p>117.51657329</text:p>
          </table:table-cell>
          <table:table-cell table:style-name="ce178" table:formula="of:=QUANTLIB.CALCADDINS.QLINSTRUMENTNPV([.AF11])-QUANTLIB.CALCADDINS.QLINSTRUMENTNPV([.AH11])+[.AL11]" office:value-type="float" office:value="104.212883322078" calcext:value-type="float">
            <text:p>104.21</text:p>
          </table:table-cell>
          <table:table-cell table:style-name="ce178" table:formula="of:=QUANTLIB.CALCADDINS.QLINSTRUMENTNPV([.AG11])-QUANTLIB.CALCADDINS.QLINSTRUMENTNPV([.AH11])+[.AL11]" office:value-type="float" office:value="96.7577988445665" calcext:value-type="float">
            <text:p>96.76</text:p>
          </table:table-cell>
          <table:table-cell table:style-name="ce183" table:formula="of:=[.P11]" office:value-type="float" office:value="105.497" calcext:value-type="float">
            <text:p>105.50</text:p>
          </table:table-cell>
          <table:table-cell table:number-columns-repeated="4"/>
          <table:table-cell table:style-name="ce187" table:formula="of:=[.G11]" office:value-type="string" office:string-value="SENIOR" calcext:value-type="string">
            <text:p>SENIOR</text:p>
          </table:table-cell>
          <table:table-cell table:style-name="ce192" table:formula="of:=QUANTLIB.CALCADDINS.QLBONDZSPREADFROMCLEANPRICE([.AH11];[.AO11];[$'Money Market'.$C$9];[$'Money Market'.$C$6];[.AS4]; [.AS5])" office:value-type="float" office:value="0.0296948490967789" calcext:value-type="float">
            <text:p>0.0296948</text:p>
          </table:table-cell>
          <table:table-cell table:style-name="ce195" table:formula="of:=QUANTLIB.CALCADDINS.QLBONDZSPREADFROMCLEANPRICE([.AH11];[.AM11];[$'Money Market'.$C$9];[.U11];[.AS4]; [.AS5])" office:value-type="float" office:value="0.0331280013030395" calcext:value-type="float">
            <text:p>0.0331280</text:p>
          </table:table-cell>
          <table:table-cell table:style-name="ce200" table:formula="of:=QUANTLIB.CALCADDINS.QLBONDZSPREADFROMCLEANPRICE([.AH11];[.AN11];[$'Money Market'.$C$9];[.U11];[.AS4]; [.AS5])" office:value-type="float" office:value="0.0542163791406038" calcext:value-type="float">
            <text:p>0.0542164</text:p>
          </table:table-cell>
          <table:table-cell/>
          <table:table-cell office:value-type="string" calcext:value-type="string">
            <text:p>Senior</text:p>
          </table:table-cell>
          <table:table-cell table:number-columns-repeated="973"/>
        </table:table-row>
        <table:table-row table:style-name="ro1">
          <table:table-cell table:style-name="ce1"/>
          <table:table-cell table:style-name="ce79" office:value-type="float" office:value="5" calcext:value-type="float">
            <text:p>5</text:p>
          </table:table-cell>
          <table:table-cell table:style-name="ce88" office:value-type="string" calcext:value-type="string">
            <text:p>XS0807339683</text:p>
          </table:table-cell>
          <table:table-cell table:style-name="ce98" office:value-type="string" calcext:value-type="string">
            <text:p>EUR</text:p>
          </table:table-cell>
          <table:table-cell table:style-name="ce105"/>
          <table:table-cell table:style-name="ce98" office:value-type="string" calcext:value-type="string">
            <text:p>FIX</text:p>
          </table:table-cell>
          <table:table-cell table:style-name="ce98"/>
          <table:table-cell table:style-name="ce113" office:value-type="float" office:value="113100000" calcext:value-type="float">
            <text:p>113,100,000</text:p>
          </table:table-cell>
          <table:table-cell table:style-name="ce113" table:formula="of:=+[.H12]" office:value-type="float" office:value="113100000" calcext:value-type="float">
            <text:p>113,100,000</text:p>
          </table:table-cell>
          <table:table-cell table:style-name="ce105" office:value-type="float" office:value="0.05448" calcext:value-type="float">
            <text:p>0.05448</text:p>
          </table:table-cell>
          <table:table-cell table:style-name="ce98" office:value-type="string" calcext:value-type="string">
            <text:p>1Y</text:p>
          </table:table-cell>
          <table:table-cell table:style-name="ce124" office:value-type="date" office:date-value="2017-08-30" calcext:value-type="date">
            <text:p>30-Aug-17</text:p>
          </table:table-cell>
          <table:table-cell table:style-name="ce124" office:value-type="date" office:date-value="2012-08-31" calcext:value-type="date">
            <text:p>31-Aug-12</text:p>
          </table:table-cell>
          <table:table-cell table:style-name="ce98" office:value-type="string" calcext:value-type="string">
            <text:p>Actual/Actual(ICMA)</text:p>
          </table:table-cell>
          <table:table-cell table:style-name="ce98"/>
          <table:table-cell table:style-name="ce137" office:value-type="float" office:value="107.977" calcext:value-type="float">
            <text:p>107.977</text:p>
          </table:table-cell>
          <table:table-cell table:style-name="ce138" office:value-type="date" office:date-value="2013-03-01" calcext:value-type="date">
            <text:p>1-Mar-13</text:p>
          </table:table-cell>
          <table:table-cell table:style-name="ce145" office:value-type="string" calcext:value-type="string">
            <text:p>BBG003BVP601</text:p>
          </table:table-cell>
          <table:table-cell table:style-name="ce153"/>
          <table:table-cell table:style-name="ce158" office:value-type="string" calcext:value-type="string">
            <text:p>1Y</text:p>
          </table:table-cell>
          <table:table-cell table:style-name="ce153" office:value-type="string" calcext:value-type="string">
            <text:p>Actual/Actual (ISMA)</text:p>
          </table:table-cell>
          <table:table-cell table:style-name="ce25" office:value-type="string" calcext:value-type="string">
            <text:p>TARGET</text:p>
          </table:table-cell>
          <table:table-cell table:number-columns-repeated="2" table:style-name="ce153" office:value-type="string" calcext:value-type="string">
            <text:p>Modified Following</text:p>
          </table:table-cell>
          <table:table-cell table:style-name="ce153" office:value-type="string" calcext:value-type="string">
            <text:p>Backward</text:p>
          </table:table-cell>
          <table:table-cell table:style-name="ce153" table:formula="of:=QUANTLIB.CALCADDINS.QLSCHEDULE([.C12]&amp;&quot;_SCHED&quot;;[.M12];[.L12];[.T12];[.V12];[.W12];[.X12];[.Y12]; )" office:value-type="string" office:string-value="XS0807339683_SCHED" calcext:value-type="string">
            <text:p>XS0807339683_SCHED</text:p>
          </table:table-cell>
          <table:table-cell table:style-name="ce25" office:value-type="string" calcext:value-type="string">
            <text:p>EUR</text:p>
          </table:table-cell>
          <table:table-cell table:style-name="ce168" table:formula="of:=senior_recovery" office:value-type="float" office:value="0.4" calcext:value-type="float">
            <text:p>0.4</text:p>
          </table:table-cell>
          <table:table-cell table:style-name="ce153" table:formula="of:=senior_credit_ts" office:value-type="string" office:string-value="SENIOR PROBDTS" calcext:value-type="string">
            <text:p>SENIOR PROBDTS</text:p>
          </table:table-cell>
          <table:table-cell table:style-name="ce153" table:formula="of:=sub_recovery" office:value-type="float" office:value="0.25" calcext:value-type="float">
            <text:p>0.25</text:p>
          </table:table-cell>
          <table:table-cell table:style-name="ce153" table:formula="of:=sub_credit_ts" office:value-type="string" office:string-value="SUBORDINATED PROBDTS" calcext:value-type="string">
            <text:p>SUBORDINATED PROBDTS</text:p>
          </table:table-cell>
          <table:table-cell table:style-name="ce153" table:formula="of:=QUANTLIB.CALCADDINS.QLRISKYFIXEDBOND([.C12]&amp;&quot;_RiskFixBSen&quot;;[.C12];[.D12];[.AB12];[.AC12];[.Z12];[.J12];[.U12];[.W12];100;[$'Money Market'.$C$9])" office:value-type="string" office:string-value="XS0807339683_RiskFixBSen" calcext:value-type="string">
            <text:p>XS0807339683_RiskFixBSen</text:p>
          </table:table-cell>
          <table:table-cell table:style-name="ce153" table:formula="of:=QUANTLIB.CALCADDINS.QLRISKYFIXEDBOND([.C12]&amp;&quot;_RiskFixBSub&quot;;[.C12];[.D12];[.AD12];[.AE12];[.Z12];[.J12];[.U12];[.W12];100;[$'Money Market'.$C$9])" office:value-type="string" office:string-value="XS0807339683_RiskFixBSub" calcext:value-type="string">
            <text:p>XS0807339683_RiskFixBSub</text:p>
          </table:table-cell>
          <table:table-cell table:style-name="ce153" table:formula="of:=QUANTLIB.CALCADDINS.QLFIXEDRATEBOND([.C12]&amp;&quot;_Bond&quot;;2;[.V12];100;[.M12];[.L12];[.T12];[.J12];[.U12]; ; ;)" office:value-type="string" office:string-value="XS0807339683_Bond" calcext:value-type="string">
            <text:p>XS0807339683_Bond</text:p>
          </table:table-cell>
          <table:table-cell table:style-name="ce153" table:formula="of:=QUANTLIB.CALCADDINS.QLDISCOUNTINGBONDENGINE([.C12]&amp;&quot;Eng&quot;;[$'Money Market'.$C$9];1)" office:value-type="string" office:string-value="XS0807339683Eng" calcext:value-type="string">
            <text:p>XS0807339683Eng</text:p>
          </table:table-cell>
          <table:table-cell table:style-name="ce171" table:formula="of:=QUANTLIB.CALCADDINS.QLINSTRUMENTSETPRICINGENGINE([.AH12];[.AI12])" office:value-type="string" office:string-value="OK" calcext:value-type="string">
            <text:p>OK</text:p>
          </table:table-cell>
          <table:table-cell table:style-name="ce174" table:formula="of:=QUANTLIB.CALCADDINS.QLINSTRUMENTNPV([.AH12])" office:value-type="float" office:value="124.864168251317" calcext:value-type="float">
            <text:p>124.86416825</text:p>
          </table:table-cell>
          <table:table-cell table:style-name="ce174" table:formula="of:=QUANTLIB.CALCADDINS.QLBONDCLEANPRICE([.AH12])" office:value-type="float" office:value="121.760019322706" calcext:value-type="float">
            <text:p>121.76001932</text:p>
          </table:table-cell>
          <table:table-cell table:style-name="ce178" table:formula="of:=QUANTLIB.CALCADDINS.QLINSTRUMENTNPV([.AF12])-QUANTLIB.CALCADDINS.QLINSTRUMENTNPV([.AH12])+[.AL12]" office:value-type="float" office:value="106.043743829274" calcext:value-type="float">
            <text:p>106.04</text:p>
          </table:table-cell>
          <table:table-cell table:style-name="ce178" table:formula="of:=QUANTLIB.CALCADDINS.QLINSTRUMENTNPV([.AG12])-QUANTLIB.CALCADDINS.QLINSTRUMENTNPV([.AH12])+[.AL12]" office:value-type="float" office:value="97.5079630725731" calcext:value-type="float">
            <text:p>97.51</text:p>
          </table:table-cell>
          <table:table-cell table:style-name="ce183" table:formula="of:=[.P12]" office:value-type="float" office:value="107.977" calcext:value-type="float">
            <text:p>107.98</text:p>
          </table:table-cell>
          <table:table-cell table:number-columns-repeated="4"/>
          <table:table-cell table:style-name="ce187" table:formula="of:=[.G12]" office:value-type="float" office:value="0" calcext:value-type="float">
            <text:p>0</text:p>
          </table:table-cell>
          <table:table-cell table:style-name="ce192" table:formula="of:=QUANTLIB.CALCADDINS.QLBONDZSPREADFROMCLEANPRICE([.AH12];[.AO12];[$'Money Market'.$C$9];[$'Money Market'.$C$6];[.AS4]; [.AS5])" office:value-type="float" office:value="0.0299743683591538" calcext:value-type="float">
            <text:p>0.0299744</text:p>
          </table:table-cell>
          <table:table-cell table:style-name="ce195" table:formula="of:=QUANTLIB.CALCADDINS.QLBONDZSPREADFROMCLEANPRICE([.AH12];[.AM12];[$'Money Market'.$C$9];[.U12];[.AS4]; [.AS5])" office:value-type="float" office:value="0.0345732430943865" calcext:value-type="float">
            <text:p>0.0345732</text:p>
          </table:table-cell>
          <table:table-cell table:style-name="ce200" table:formula="of:=QUANTLIB.CALCADDINS.QLBONDZSPREADFROMCLEANPRICE([.AH12];[.AN12];[$'Money Market'.$C$9];[.U12];[.AS4]; [.AS5])" office:value-type="float" office:value="0.0562568914933381" calcext:value-type="float">
            <text:p>0.0562569</text:p>
          </table:table-cell>
          <table:table-cell/>
          <table:table-cell office:value-type="string" calcext:value-type="string">
            <text:p>SubT3</text:p>
          </table:table-cell>
          <table:table-cell table:number-columns-repeated="973"/>
        </table:table-row>
        <table:table-row table:style-name="ro1">
          <table:table-cell table:style-name="ce1"/>
          <table:table-cell table:style-name="ce80" office:value-type="float" office:value="6" calcext:value-type="float">
            <text:p>6</text:p>
          </table:table-cell>
          <table:table-cell table:style-name="ce89" office:value-type="string" calcext:value-type="string">
            <text:p>XS0322918565</text:p>
          </table:table-cell>
          <table:table-cell table:style-name="ce99" office:value-type="string" calcext:value-type="string">
            <text:p>EUR</text:p>
          </table:table-cell>
          <table:table-cell table:style-name="ce106"/>
          <table:table-cell table:style-name="ce99" office:value-type="string" calcext:value-type="string">
            <text:p>FIX</text:p>
          </table:table-cell>
          <table:table-cell table:style-name="ce99" office:value-type="string" calcext:value-type="string">
            <text:p>SUB</text:p>
          </table:table-cell>
          <table:table-cell table:style-name="ce114" office:value-type="float" office:value="1000000000" calcext:value-type="float">
            <text:p>1,000,000,000</text:p>
          </table:table-cell>
          <table:table-cell table:style-name="ce114" table:formula="of:=+[.H13]" office:value-type="float" office:value="1000000000" calcext:value-type="float">
            <text:p>1,000,000,000</text:p>
          </table:table-cell>
          <table:table-cell table:style-name="ce106" office:value-type="float" office:value="0.0575" calcext:value-type="float">
            <text:p>0.0575</text:p>
          </table:table-cell>
          <table:table-cell table:style-name="ce99" office:value-type="string" calcext:value-type="string">
            <text:p>1Y</text:p>
          </table:table-cell>
          <table:table-cell table:style-name="ce125" office:value-type="date" office:date-value="2017-09-26" calcext:value-type="date">
            <text:p>26-Sep-17</text:p>
          </table:table-cell>
          <table:table-cell table:style-name="ce125" office:value-type="date" office:date-value="2007-09-26" calcext:value-type="date">
            <text:p>26-Sep-07</text:p>
          </table:table-cell>
          <table:table-cell table:style-name="ce99" office:value-type="string" calcext:value-type="string">
            <text:p>Actual/Actual(ICMA)</text:p>
          </table:table-cell>
          <table:table-cell table:style-name="ce99"/>
          <table:table-cell table:style-name="ce106" office:value-type="float" office:value="103.383" calcext:value-type="float">
            <text:p>103.383</text:p>
          </table:table-cell>
          <table:table-cell table:style-name="ce139" office:value-type="date" office:date-value="2013-02-27" calcext:value-type="date">
            <text:p>27-Feb-13</text:p>
          </table:table-cell>
          <table:table-cell table:style-name="ce146" office:value-type="string" calcext:value-type="string">
            <text:p>BBG0000KJSY5</text:p>
          </table:table-cell>
          <table:table-cell table:style-name="ce153"/>
          <table:table-cell table:style-name="ce158" office:value-type="string" calcext:value-type="string">
            <text:p>1Y</text:p>
          </table:table-cell>
          <table:table-cell table:style-name="ce153" office:value-type="string" calcext:value-type="string">
            <text:p>Actual/Actual (ISMA)</text:p>
          </table:table-cell>
          <table:table-cell table:style-name="ce25" office:value-type="string" calcext:value-type="string">
            <text:p>TARGET</text:p>
          </table:table-cell>
          <table:table-cell table:number-columns-repeated="2" table:style-name="ce153" office:value-type="string" calcext:value-type="string">
            <text:p>Modified Following</text:p>
          </table:table-cell>
          <table:table-cell table:style-name="ce153" office:value-type="string" calcext:value-type="string">
            <text:p>Backward</text:p>
          </table:table-cell>
          <table:table-cell table:style-name="ce153" table:formula="of:=QUANTLIB.CALCADDINS.QLSCHEDULE([.C13]&amp;&quot;_SCHED&quot;;[.M13];[.L13];[.T13];[.V13];[.W13];[.X13];[.Y13]; )" office:value-type="string" office:string-value="XS0322918565_SCHED" calcext:value-type="string">
            <text:p>XS0322918565_SCHED</text:p>
          </table:table-cell>
          <table:table-cell table:style-name="ce25" office:value-type="string" calcext:value-type="string">
            <text:p>EUR</text:p>
          </table:table-cell>
          <table:table-cell table:style-name="ce168" table:formula="of:=senior_recovery" office:value-type="float" office:value="0.4" calcext:value-type="float">
            <text:p>0.4</text:p>
          </table:table-cell>
          <table:table-cell table:style-name="ce153" table:formula="of:=senior_credit_ts" office:value-type="string" office:string-value="SENIOR PROBDTS" calcext:value-type="string">
            <text:p>SENIOR PROBDTS</text:p>
          </table:table-cell>
          <table:table-cell table:style-name="ce153" table:formula="of:=sub_recovery" office:value-type="float" office:value="0.25" calcext:value-type="float">
            <text:p>0.25</text:p>
          </table:table-cell>
          <table:table-cell table:style-name="ce153" table:formula="of:=sub_credit_ts" office:value-type="string" office:string-value="SUBORDINATED PROBDTS" calcext:value-type="string">
            <text:p>SUBORDINATED PROBDTS</text:p>
          </table:table-cell>
          <table:table-cell table:style-name="ce153" table:formula="of:=QUANTLIB.CALCADDINS.QLRISKYFIXEDBOND([.C13]&amp;&quot;_RiskFixBSen&quot;;[.C13];[.D13];[.AB13];[.AC13];[.Z13];[.J13];[.U13];[.W13];100;[$'Money Market'.$C$9])" office:value-type="string" office:string-value="XS0322918565_RiskFixBSen" calcext:value-type="string">
            <text:p>XS0322918565_RiskFixBSen</text:p>
          </table:table-cell>
          <table:table-cell table:style-name="ce153" table:formula="of:=QUANTLIB.CALCADDINS.QLRISKYFIXEDBOND([.C13]&amp;&quot;_RiskFixBSub&quot;;[.C13];[.D13];[.AD13];[.AE13];[.Z13];[.J13];[.U13];[.W13];100;[$'Money Market'.$C$9])" office:value-type="string" office:string-value="XS0322918565_RiskFixBSub" calcext:value-type="string">
            <text:p>XS0322918565_RiskFixBSub</text:p>
          </table:table-cell>
          <table:table-cell table:style-name="ce153" table:formula="of:=QUANTLIB.CALCADDINS.QLFIXEDRATEBOND([.C13]&amp;&quot;_Bond&quot;;2;[.V13];100;[.M13];[.L13];[.T13];[.J13];[.U13]; ; ;)" office:value-type="string" office:string-value="XS0322918565_Bond" calcext:value-type="string">
            <text:p>XS0322918565_Bond</text:p>
          </table:table-cell>
          <table:table-cell table:style-name="ce153" table:formula="of:=QUANTLIB.CALCADDINS.QLDISCOUNTINGBONDENGINE([.C13]&amp;&quot;Eng&quot;;[$'Money Market'.$C$9];1)" office:value-type="string" office:string-value="XS0322918565Eng" calcext:value-type="string">
            <text:p>XS0322918565Eng</text:p>
          </table:table-cell>
          <table:table-cell table:style-name="ce171" table:formula="of:=QUANTLIB.CALCADDINS.QLINSTRUMENTSETPRICINGENGINE([.AH13];[.AI13])" office:value-type="string" office:string-value="OK" calcext:value-type="string">
            <text:p>OK</text:p>
          </table:table-cell>
          <table:table-cell table:style-name="ce174" table:formula="of:=QUANTLIB.CALCADDINS.QLINSTRUMENTNPV([.AH13])" office:value-type="float" office:value="126.271004713183" calcext:value-type="float">
            <text:p>126.27100471</text:p>
          </table:table-cell>
          <table:table-cell table:style-name="ce174" table:formula="of:=QUANTLIB.CALCADDINS.QLBONDCLEANPRICE([.AH13])" office:value-type="float" office:value="123.404351432065" calcext:value-type="float">
            <text:p>123.40435143</text:p>
          </table:table-cell>
          <table:table-cell table:style-name="ce178" table:formula="of:=QUANTLIB.CALCADDINS.QLINSTRUMENTNPV([.AF13])-QUANTLIB.CALCADDINS.QLINSTRUMENTNPV([.AH13])+[.AL13]" office:value-type="float" office:value="107.150232213851" calcext:value-type="float">
            <text:p>107.15</text:p>
          </table:table-cell>
          <table:table-cell table:style-name="ce178" table:formula="of:=QUANTLIB.CALCADDINS.QLINSTRUMENTNPV([.AG13])-QUANTLIB.CALCADDINS.QLINSTRUMENTNPV([.AH13])+[.AL13]" office:value-type="float" office:value="98.4185143922615" calcext:value-type="float">
            <text:p>98.42</text:p>
          </table:table-cell>
          <table:table-cell table:style-name="ce183" table:formula="of:=[.P13]" office:value-type="float" office:value="103.383" calcext:value-type="float">
            <text:p>103.38</text:p>
          </table:table-cell>
          <table:table-cell table:number-columns-repeated="4"/>
          <table:table-cell table:style-name="ce187" table:formula="of:=[.G13]" office:value-type="string" office:string-value="SUB" calcext:value-type="string">
            <text:p>SUB</text:p>
          </table:table-cell>
          <table:table-cell table:style-name="ce192" table:formula="of:=QUANTLIB.CALCADDINS.QLBONDZSPREADFROMCLEANPRICE([.AH13];[.AO13];[$'Money Market'.$C$9];[$'Money Market'.$C$6];[.AS4]; [.AS5])" office:value-type="float" office:value="0.044043839085226" calcext:value-type="float">
            <text:p>0.0440438</text:p>
          </table:table-cell>
          <table:table-cell table:style-name="ce195" table:formula="of:=QUANTLIB.CALCADDINS.QLBONDZSPREADFROMCLEANPRICE([.AH13];[.AM13];[$'Money Market'.$C$9];[.U13];[.AS4]; [.AS5])" office:value-type="float" office:value="0.0349546748053105" calcext:value-type="float">
            <text:p>0.0349547</text:p>
          </table:table-cell>
          <table:table-cell table:style-name="ce200" table:formula="of:=QUANTLIB.CALCADDINS.QLBONDZSPREADFROMCLEANPRICE([.AH13];[.AN13];[$'Money Market'.$C$9];[.U13];[.AS4]; [.AS5])" office:value-type="float" office:value="0.0566986411872633" calcext:value-type="float">
            <text:p>0.0566986</text:p>
          </table:table-cell>
          <table:table-cell/>
          <table:table-cell office:value-type="string" calcext:value-type="string">
            <text:p>SubUT2</text:p>
          </table:table-cell>
          <table:table-cell table:number-columns-repeated="973"/>
        </table:table-row>
        <table:table-row table:style-name="ro1">
          <table:table-cell table:style-name="ce1"/>
          <table:table-cell table:style-name="ce79" office:value-type="float" office:value="7" calcext:value-type="float">
            <text:p>7</text:p>
          </table:table-cell>
          <table:table-cell table:style-name="ce88" office:value-type="string" calcext:value-type="string">
            <text:p>XS0367777884</text:p>
          </table:table-cell>
          <table:table-cell table:style-name="ce98" office:value-type="string" calcext:value-type="string">
            <text:p>EUR</text:p>
          </table:table-cell>
          <table:table-cell table:style-name="ce105"/>
          <table:table-cell table:style-name="ce98" office:value-type="string" calcext:value-type="string">
            <text:p>FIX</text:p>
          </table:table-cell>
          <table:table-cell table:style-name="ce98" office:value-type="string" calcext:value-type="string">
            <text:p>SUB</text:p>
          </table:table-cell>
          <table:table-cell table:style-name="ce113" office:value-type="float" office:value="1000000000" calcext:value-type="float">
            <text:p>1,000,000,000</text:p>
          </table:table-cell>
          <table:table-cell table:style-name="ce113" office:value-type="float" office:value="835303000" calcext:value-type="float">
            <text:p>835,303,000</text:p>
          </table:table-cell>
          <table:table-cell table:style-name="ce105" office:value-type="float" office:value="0.067" calcext:value-type="float">
            <text:p>0.067</text:p>
          </table:table-cell>
          <table:table-cell table:style-name="ce98" office:value-type="string" calcext:value-type="string">
            <text:p>1Y</text:p>
          </table:table-cell>
          <table:table-cell table:style-name="ce124" office:value-type="date" office:date-value="2018-05-06" calcext:value-type="date">
            <text:p>6-May-18</text:p>
          </table:table-cell>
          <table:table-cell table:style-name="ce124" office:value-type="date" office:date-value="2008-05-06" calcext:value-type="date">
            <text:p>6-May-08</text:p>
          </table:table-cell>
          <table:table-cell table:style-name="ce98" office:value-type="string" calcext:value-type="string">
            <text:p>Actual/Actual(ICMA)</text:p>
          </table:table-cell>
          <table:table-cell table:style-name="ce98"/>
          <table:table-cell table:style-name="ce137" office:value-type="float" office:value="102.024" calcext:value-type="float">
            <text:p>102.024</text:p>
          </table:table-cell>
          <table:table-cell table:style-name="ce138" office:value-type="date" office:date-value="2013-02-27" calcext:value-type="date">
            <text:p>27-Feb-13</text:p>
          </table:table-cell>
          <table:table-cell table:style-name="ce145" office:value-type="string" calcext:value-type="string">
            <text:p>BBG0000PP3Q1</text:p>
          </table:table-cell>
          <table:table-cell table:style-name="ce153"/>
          <table:table-cell table:style-name="ce158" office:value-type="string" calcext:value-type="string">
            <text:p>1Y</text:p>
          </table:table-cell>
          <table:table-cell table:style-name="ce153" office:value-type="string" calcext:value-type="string">
            <text:p>Actual/Actual (ISMA)</text:p>
          </table:table-cell>
          <table:table-cell table:style-name="ce25" office:value-type="string" calcext:value-type="string">
            <text:p>TARGET</text:p>
          </table:table-cell>
          <table:table-cell table:number-columns-repeated="2" table:style-name="ce153" office:value-type="string" calcext:value-type="string">
            <text:p>Modified Following</text:p>
          </table:table-cell>
          <table:table-cell table:style-name="ce153" office:value-type="string" calcext:value-type="string">
            <text:p>Backward</text:p>
          </table:table-cell>
          <table:table-cell table:style-name="ce153" table:formula="of:=QUANTLIB.CALCADDINS.QLSCHEDULE([.C14]&amp;&quot;_SCHED&quot;;[.M14];[.L14];[.T14];[.V14];[.W14];[.X14];[.Y14]; )" office:value-type="string" office:string-value="XS0367777884_SCHED" calcext:value-type="string">
            <text:p>XS0367777884_SCHED</text:p>
          </table:table-cell>
          <table:table-cell table:style-name="ce25" office:value-type="string" calcext:value-type="string">
            <text:p>EUR</text:p>
          </table:table-cell>
          <table:table-cell table:style-name="ce168" table:formula="of:=senior_recovery" office:value-type="float" office:value="0.4" calcext:value-type="float">
            <text:p>0.4</text:p>
          </table:table-cell>
          <table:table-cell table:style-name="ce153" table:formula="of:=senior_credit_ts" office:value-type="string" office:string-value="SENIOR PROBDTS" calcext:value-type="string">
            <text:p>SENIOR PROBDTS</text:p>
          </table:table-cell>
          <table:table-cell table:style-name="ce153" table:formula="of:=sub_recovery" office:value-type="float" office:value="0.25" calcext:value-type="float">
            <text:p>0.25</text:p>
          </table:table-cell>
          <table:table-cell table:style-name="ce153" table:formula="of:=sub_credit_ts" office:value-type="string" office:string-value="SUBORDINATED PROBDTS" calcext:value-type="string">
            <text:p>SUBORDINATED PROBDTS</text:p>
          </table:table-cell>
          <table:table-cell table:style-name="ce153" table:formula="of:=QUANTLIB.CALCADDINS.QLRISKYFIXEDBOND([.C14]&amp;&quot;_RiskFixBSen&quot;;[.C14];[.D14];[.AB14];[.AC14];[.Z14];[.J14];[.U14];[.W14];100;[$'Money Market'.$C$9])" office:value-type="string" office:string-value="XS0367777884_RiskFixBSen" calcext:value-type="string">
            <text:p>XS0367777884_RiskFixBSen</text:p>
          </table:table-cell>
          <table:table-cell table:style-name="ce153" table:formula="of:=QUANTLIB.CALCADDINS.QLRISKYFIXEDBOND([.C14]&amp;&quot;_RiskFixBSub&quot;;[.C14];[.D14];[.AD14];[.AE14];[.Z14];[.J14];[.U14];[.W14];100;[$'Money Market'.$C$9])" office:value-type="string" office:string-value="XS0367777884_RiskFixBSub" calcext:value-type="string">
            <text:p>XS0367777884_RiskFixBSub</text:p>
          </table:table-cell>
          <table:table-cell table:style-name="ce153" table:formula="of:=QUANTLIB.CALCADDINS.QLFIXEDRATEBOND([.C14]&amp;&quot;_Bond&quot;;2;[.V14];100;[.M14];[.L14];[.T14];[.J14];[.U14]; ; ;)" office:value-type="string" office:string-value="XS0367777884_Bond" calcext:value-type="string">
            <text:p>XS0367777884_Bond</text:p>
          </table:table-cell>
          <table:table-cell table:style-name="ce153" table:formula="of:=QUANTLIB.CALCADDINS.QLDISCOUNTINGBONDENGINE([.C14]&amp;&quot;Eng&quot;;[$'Money Market'.$C$9];1)" office:value-type="string" office:string-value="XS0367777884Eng" calcext:value-type="string">
            <text:p>XS0367777884Eng</text:p>
          </table:table-cell>
          <table:table-cell table:style-name="ce171" table:formula="of:=QUANTLIB.CALCADDINS.QLINSTRUMENTSETPRICINGENGINE([.AH14];[.AI14])" office:value-type="string" office:string-value="OK" calcext:value-type="string">
            <text:p>OK</text:p>
          </table:table-cell>
          <table:table-cell table:style-name="ce174" table:formula="of:=QUANTLIB.CALCADDINS.QLINSTRUMENTNPV([.AH14])" office:value-type="float" office:value="136.690221096033" calcext:value-type="float">
            <text:p>136.69022110</text:p>
          </table:table-cell>
          <table:table-cell table:style-name="ce174" table:formula="of:=QUANTLIB.CALCADDINS.QLBONDCLEANPRICE([.AH14])" office:value-type="float" office:value="130.726993621308" calcext:value-type="float">
            <text:p>130.72699362</text:p>
          </table:table-cell>
          <table:table-cell table:style-name="ce178" table:formula="of:=QUANTLIB.CALCADDINS.QLINSTRUMENTNPV([.AF14])-QUANTLIB.CALCADDINS.QLINSTRUMENTNPV([.AH14])+[.AL14]" office:value-type="float" office:value="110.924224877046" calcext:value-type="float">
            <text:p>110.92</text:p>
          </table:table-cell>
          <table:table-cell table:style-name="ce178" table:formula="of:=QUANTLIB.CALCADDINS.QLINSTRUMENTNPV([.AG14])-QUANTLIB.CALCADDINS.QLINSTRUMENTNPV([.AH14])+[.AL14]" office:value-type="float" office:value="100.855796376542" calcext:value-type="float">
            <text:p>100.86</text:p>
          </table:table-cell>
          <table:table-cell table:style-name="ce183" table:formula="of:=[.P14]" office:value-type="float" office:value="102.024" calcext:value-type="float">
            <text:p>102.02</text:p>
          </table:table-cell>
          <table:table-cell table:number-columns-repeated="4"/>
          <table:table-cell table:style-name="ce187" table:formula="of:=[.G14]" office:value-type="string" office:string-value="SUB" calcext:value-type="string">
            <text:p>SUB</text:p>
          </table:table-cell>
          <table:table-cell table:style-name="ce192" table:formula="of:=QUANTLIB.CALCADDINS.QLBONDZSPREADFROMCLEANPRICE([.AH14];[.AO14];[$'Money Market'.$C$9];[$'Money Market'.$C$6];[.AS4]; [.AS5])" office:value-type="float" office:value="0.0564050339778824" calcext:value-type="float">
            <text:p>0.0564050</text:p>
          </table:table-cell>
          <table:table-cell table:style-name="ce195" table:formula="of:=QUANTLIB.CALCADDINS.QLBONDZSPREADFROMCLEANPRICE([.AH14];[.AM14];[$'Money Market'.$C$9];[.U14];[.AS4]; [.AS5])" office:value-type="float" office:value="0.0369200205426173" calcext:value-type="float">
            <text:p>0.0369200</text:p>
          </table:table-cell>
          <table:table-cell table:style-name="ce200" table:formula="of:=QUANTLIB.CALCADDINS.QLBONDZSPREADFROMCLEANPRICE([.AH14];[.AN14];[$'Money Market'.$C$9];[.U14];[.AS4]; [.AS5])" office:value-type="float" office:value="0.0591258041084758" calcext:value-type="float">
            <text:p>0.0591258</text:p>
          </table:table-cell>
          <table:table-cell/>
          <table:table-cell office:value-type="string" calcext:value-type="string">
            <text:p>SubLT2</text:p>
          </table:table-cell>
          <table:table-cell table:number-columns-repeated="973"/>
        </table:table-row>
        <table:table-row table:style-name="ro1">
          <table:table-cell table:style-name="ce1"/>
          <table:table-cell table:style-name="ce80" office:value-type="float" office:value="8" calcext:value-type="float">
            <text:p>8</text:p>
          </table:table-cell>
          <table:table-cell table:style-name="ce89" office:value-type="string" calcext:value-type="string">
            <text:p>XS0207065110</text:p>
          </table:table-cell>
          <table:table-cell table:style-name="ce99" office:value-type="string" calcext:value-type="string">
            <text:p>EUR</text:p>
          </table:table-cell>
          <table:table-cell table:style-name="ce106"/>
          <table:table-cell table:style-name="ce99" office:value-type="string" calcext:value-type="string">
            <text:p>FIX</text:p>
          </table:table-cell>
          <table:table-cell table:style-name="ce99" office:value-type="string" calcext:value-type="string">
            <text:p>SENIOR</text:p>
          </table:table-cell>
          <table:table-cell table:style-name="ce114" office:value-type="float" office:value="750000000" calcext:value-type="float">
            <text:p>750,000,000</text:p>
          </table:table-cell>
          <table:table-cell table:style-name="ce114"/>
          <table:table-cell table:style-name="ce106" office:value-type="float" office:value="0.04375" calcext:value-type="float">
            <text:p>0.04375</text:p>
          </table:table-cell>
          <table:table-cell table:style-name="ce99" office:value-type="string" calcext:value-type="string">
            <text:p>1Y</text:p>
          </table:table-cell>
          <table:table-cell table:style-name="ce125" office:value-type="date" office:date-value="2020-01-29" calcext:value-type="date">
            <text:p>29-Jan-20</text:p>
          </table:table-cell>
          <table:table-cell table:style-name="ce125" office:value-type="date" office:date-value="2004-12-09" calcext:value-type="date">
            <text:p>9-Dec-04</text:p>
          </table:table-cell>
          <table:table-cell table:style-name="ce99" table:number-columns-repeated="2"/>
          <table:table-cell table:style-name="ce106" office:value-type="float" office:value="102.882" calcext:value-type="float">
            <text:p>102.882</text:p>
          </table:table-cell>
          <table:table-cell table:style-name="ce139" office:value-type="date" office:date-value="2013-02-27" calcext:value-type="date">
            <text:p>27-Feb-13</text:p>
          </table:table-cell>
          <table:table-cell table:style-name="ce146"/>
          <table:table-cell table:style-name="ce153"/>
          <table:table-cell table:style-name="ce158" office:value-type="string" calcext:value-type="string">
            <text:p>1Y</text:p>
          </table:table-cell>
          <table:table-cell table:style-name="ce153" office:value-type="string" calcext:value-type="string">
            <text:p>Actual/Actual (ISMA)</text:p>
          </table:table-cell>
          <table:table-cell table:style-name="ce25" office:value-type="string" calcext:value-type="string">
            <text:p>TARGET</text:p>
          </table:table-cell>
          <table:table-cell table:number-columns-repeated="2" table:style-name="ce153" office:value-type="string" calcext:value-type="string">
            <text:p>Modified Following</text:p>
          </table:table-cell>
          <table:table-cell table:style-name="ce153" office:value-type="string" calcext:value-type="string">
            <text:p>Backward</text:p>
          </table:table-cell>
          <table:table-cell table:style-name="ce153" table:formula="of:=QUANTLIB.CALCADDINS.QLSCHEDULE([.C15]&amp;&quot;_SCHED&quot;;[.M15];[.L15];[.T15];[.V15];[.W15];[.X15];[.Y15]; )" office:value-type="string" office:string-value="XS0207065110_SCHED" calcext:value-type="string">
            <text:p>XS0207065110_SCHED</text:p>
          </table:table-cell>
          <table:table-cell table:style-name="ce25" office:value-type="string" calcext:value-type="string">
            <text:p>EUR</text:p>
          </table:table-cell>
          <table:table-cell table:style-name="ce168" table:formula="of:=senior_recovery" office:value-type="float" office:value="0.4" calcext:value-type="float">
            <text:p>0.4</text:p>
          </table:table-cell>
          <table:table-cell table:style-name="ce153" table:formula="of:=senior_credit_ts" office:value-type="string" office:string-value="SENIOR PROBDTS" calcext:value-type="string">
            <text:p>SENIOR PROBDTS</text:p>
          </table:table-cell>
          <table:table-cell table:style-name="ce153" table:formula="of:=sub_recovery" office:value-type="float" office:value="0.25" calcext:value-type="float">
            <text:p>0.25</text:p>
          </table:table-cell>
          <table:table-cell table:style-name="ce153" table:formula="of:=sub_credit_ts" office:value-type="string" office:string-value="SUBORDINATED PROBDTS" calcext:value-type="string">
            <text:p>SUBORDINATED PROBDTS</text:p>
          </table:table-cell>
          <table:table-cell table:style-name="ce153" table:formula="of:=QUANTLIB.CALCADDINS.QLRISKYFIXEDBOND([.C15]&amp;&quot;_RiskFixBSen&quot;;[.C15];[.D15];[.AB15];[.AC15];[.Z15];[.J15];[.U15];[.W15];100;[$'Money Market'.$C$9])" office:value-type="string" office:string-value="XS0207065110_RiskFixBSen" calcext:value-type="string">
            <text:p>XS0207065110_RiskFixBSen</text:p>
          </table:table-cell>
          <table:table-cell table:style-name="ce153" table:formula="of:=QUANTLIB.CALCADDINS.QLRISKYFIXEDBOND([.C15]&amp;&quot;_RiskFixBSub&quot;;[.C15];[.D15];[.AD15];[.AE15];[.Z15];[.J15];[.U15];[.W15];100;[$'Money Market'.$C$9])" office:value-type="string" office:string-value="XS0207065110_RiskFixBSub" calcext:value-type="string">
            <text:p>XS0207065110_RiskFixBSub</text:p>
          </table:table-cell>
          <table:table-cell table:style-name="ce153" table:formula="of:=QUANTLIB.CALCADDINS.QLFIXEDRATEBOND([.C15]&amp;&quot;_Bond&quot;;2;[.V15];100;[.M15];[.L15];[.T15];[.J15];[.U15]; ; ;)" office:value-type="string" office:string-value="XS0207065110_Bond" calcext:value-type="string">
            <text:p>XS0207065110_Bond</text:p>
          </table:table-cell>
          <table:table-cell table:style-name="ce153" table:formula="of:=QUANTLIB.CALCADDINS.QLDISCOUNTINGBONDENGINE([.C15]&amp;&quot;Eng&quot;;[$'Money Market'.$C$9];1)" office:value-type="string" office:string-value="XS0207065110Eng" calcext:value-type="string">
            <text:p>XS0207065110Eng</text:p>
          </table:table-cell>
          <table:table-cell table:style-name="ce171" table:formula="of:=QUANTLIB.CALCADDINS.QLINSTRUMENTSETPRICINGENGINE([.AH15];[.AI15])" office:value-type="string" office:string-value="OK" calcext:value-type="string">
            <text:p>OK</text:p>
          </table:table-cell>
          <table:table-cell table:style-name="ce174" table:formula="of:=QUANTLIB.CALCADDINS.QLINSTRUMENTNPV([.AH15])" office:value-type="float" office:value="123.676429277939" calcext:value-type="float">
            <text:p>123.67642928</text:p>
          </table:table-cell>
          <table:table-cell table:style-name="ce174" table:formula="of:=QUANTLIB.CALCADDINS.QLBONDCLEANPRICE([.AH15])" office:value-type="float" office:value="122.993670448869" calcext:value-type="float">
            <text:p>122.99367045</text:p>
          </table:table-cell>
          <table:table-cell table:style-name="ce178" table:formula="of:=QUANTLIB.CALCADDINS.QLINSTRUMENTNPV([.AF15])-QUANTLIB.CALCADDINS.QLINSTRUMENTNPV([.AH15])+[.AL15]" office:value-type="float" office:value="98.6361549925078" calcext:value-type="float">
            <text:p>98.64</text:p>
          </table:table-cell>
          <table:table-cell table:style-name="ce178" table:formula="of:=QUANTLIB.CALCADDINS.QLINSTRUMENTNPV([.AG15])-QUANTLIB.CALCADDINS.QLINSTRUMENTNPV([.AH15])+[.AL15]" office:value-type="float" office:value="86.8839818238707" calcext:value-type="float">
            <text:p>86.88</text:p>
          </table:table-cell>
          <table:table-cell table:style-name="ce183" table:formula="of:=[.P15]" office:value-type="float" office:value="102.882" calcext:value-type="float">
            <text:p>102.88</text:p>
          </table:table-cell>
          <table:table-cell table:number-columns-repeated="4"/>
          <table:table-cell table:style-name="ce187" table:formula="of:=[.G15]" office:value-type="string" office:string-value="SENIOR" calcext:value-type="string">
            <text:p>SENIOR</text:p>
          </table:table-cell>
          <table:table-cell table:style-name="ce192" table:formula="of:=QUANTLIB.CALCADDINS.QLBONDZSPREADFROMCLEANPRICE([.AH15];[.AO15];[$'Money Market'.$C$9];[$'Money Market'.$C$6];[.AS4]; [.AS5])" office:value-type="float" office:value="0.0299339100755054" calcext:value-type="float">
            <text:p>0.0299339</text:p>
          </table:table-cell>
          <table:table-cell table:style-name="ce195" table:formula="of:=QUANTLIB.CALCADDINS.QLBONDZSPREADFROMCLEANPRICE([.AH15];[.AM15];[$'Money Market'.$C$9];[.U15];[.AS4]; [.AS5])" office:value-type="float" office:value="0.0371848553751555" calcext:value-type="float">
            <text:p>0.0371849</text:p>
          </table:table-cell>
          <table:table-cell table:style-name="ce200" table:formula="of:=QUANTLIB.CALCADDINS.QLBONDZSPREADFROMCLEANPRICE([.AH15];[.AN15];[$'Money Market'.$C$9];[.U15];[.AS4]; [.AS5])" office:value-type="float" office:value="0.0594644545805835" calcext:value-type="float">
            <text:p>0.0594645</text:p>
          </table:table-cell>
          <table:table-cell/>
          <table:table-cell office:value-type="string" calcext:value-type="string">
            <text:p>SubT1</text:p>
          </table:table-cell>
          <table:table-cell table:number-columns-repeated="973"/>
        </table:table-row>
        <table:table-row table:style-name="ro1">
          <table:table-cell table:style-name="ce1"/>
          <table:table-cell table:style-name="ce79" office:value-type="float" office:value="9" calcext:value-type="float">
            <text:p>9</text:p>
          </table:table-cell>
          <table:table-cell table:style-name="ce88" office:value-type="string" calcext:value-type="string">
            <text:p>XS0618847775</text:p>
          </table:table-cell>
          <table:table-cell table:style-name="ce98" office:value-type="string" calcext:value-type="string">
            <text:p>EUR</text:p>
          </table:table-cell>
          <table:table-cell table:style-name="ce105"/>
          <table:table-cell table:style-name="ce98" office:value-type="string" calcext:value-type="string">
            <text:p>FIX</text:p>
          </table:table-cell>
          <table:table-cell table:style-name="ce98" office:value-type="string" calcext:value-type="string">
            <text:p>LT2</text:p>
          </table:table-cell>
          <table:table-cell table:style-name="ce113" office:value-type="float" office:value="750000000" calcext:value-type="float">
            <text:p>750,000,000</text:p>
          </table:table-cell>
          <table:table-cell table:style-name="ce113" table:formula="of:=+[.H16]" office:value-type="float" office:value="750000000" calcext:value-type="float">
            <text:p>750,000,000</text:p>
          </table:table-cell>
          <table:table-cell table:style-name="ce105" office:value-type="float" office:value="0.06125" calcext:value-type="float">
            <text:p>0.06125</text:p>
          </table:table-cell>
          <table:table-cell table:style-name="ce98" office:value-type="string" calcext:value-type="string">
            <text:p>1Y</text:p>
          </table:table-cell>
          <table:table-cell table:style-name="ce124" office:value-type="date" office:date-value="2021-04-19" calcext:value-type="date">
            <text:p>19-Apr-21</text:p>
          </table:table-cell>
          <table:table-cell table:style-name="ce124" office:value-type="date" office:date-value="2011-04-19" calcext:value-type="date">
            <text:p>19-Apr-11</text:p>
          </table:table-cell>
          <table:table-cell table:style-name="ce98" office:value-type="string" calcext:value-type="string">
            <text:p>Actual/Actual(ICMA)</text:p>
          </table:table-cell>
          <table:table-cell table:style-name="ce98" office:value-type="string" calcext:value-type="string">
            <text:p>A-/A2</text:p>
          </table:table-cell>
          <table:table-cell table:style-name="ce137" office:value-type="float" office:value="100.13" calcext:value-type="float">
            <text:p>100.13</text:p>
          </table:table-cell>
          <table:table-cell table:style-name="ce138" office:value-type="date" office:date-value="2013-03-01" calcext:value-type="date">
            <text:p>1-Mar-13</text:p>
          </table:table-cell>
          <table:table-cell table:style-name="ce145" office:value-type="string" calcext:value-type="string">
            <text:p>BBG001MH06H3</text:p>
          </table:table-cell>
          <table:table-cell table:style-name="ce153"/>
          <table:table-cell table:style-name="ce158" office:value-type="string" calcext:value-type="string">
            <text:p>1Y</text:p>
          </table:table-cell>
          <table:table-cell table:style-name="ce153" office:value-type="string" calcext:value-type="string">
            <text:p>Actual/Actual (ISMA)</text:p>
          </table:table-cell>
          <table:table-cell table:style-name="ce25" office:value-type="string" calcext:value-type="string">
            <text:p>TARGET</text:p>
          </table:table-cell>
          <table:table-cell table:number-columns-repeated="2" table:style-name="ce153" office:value-type="string" calcext:value-type="string">
            <text:p>Modified Following</text:p>
          </table:table-cell>
          <table:table-cell table:style-name="ce153" office:value-type="string" calcext:value-type="string">
            <text:p>Backward</text:p>
          </table:table-cell>
          <table:table-cell table:style-name="ce153" table:formula="of:=QUANTLIB.CALCADDINS.QLSCHEDULE([.C16]&amp;&quot;_SCHED&quot;;[.M16];[.L16];[.T16];[.V16];[.W16];[.X16];[.Y16]; )" office:value-type="string" office:string-value="XS0618847775_SCHED" calcext:value-type="string">
            <text:p>XS0618847775_SCHED</text:p>
          </table:table-cell>
          <table:table-cell table:style-name="ce25" office:value-type="string" calcext:value-type="string">
            <text:p>EUR</text:p>
          </table:table-cell>
          <table:table-cell table:style-name="ce168" table:formula="of:=senior_recovery" office:value-type="float" office:value="0.4" calcext:value-type="float">
            <text:p>0.4</text:p>
          </table:table-cell>
          <table:table-cell table:style-name="ce153" table:formula="of:=senior_credit_ts" office:value-type="string" office:string-value="SENIOR PROBDTS" calcext:value-type="string">
            <text:p>SENIOR PROBDTS</text:p>
          </table:table-cell>
          <table:table-cell table:style-name="ce153" table:formula="of:=sub_recovery" office:value-type="float" office:value="0.25" calcext:value-type="float">
            <text:p>0.25</text:p>
          </table:table-cell>
          <table:table-cell table:style-name="ce153" table:formula="of:=sub_credit_ts" office:value-type="string" office:string-value="SUBORDINATED PROBDTS" calcext:value-type="string">
            <text:p>SUBORDINATED PROBDTS</text:p>
          </table:table-cell>
          <table:table-cell table:style-name="ce153" table:formula="of:=QUANTLIB.CALCADDINS.QLRISKYFIXEDBOND([.C16]&amp;&quot;_RiskFixBSen&quot;;[.C16];[.D16];[.AB16];[.AC16];[.Z16];[.J16];[.U16];[.W16];100;[$'Money Market'.$C$9])" office:value-type="string" office:string-value="XS0618847775_RiskFixBSen" calcext:value-type="string">
            <text:p>XS0618847775_RiskFixBSen</text:p>
          </table:table-cell>
          <table:table-cell table:style-name="ce153" table:formula="of:=QUANTLIB.CALCADDINS.QLRISKYFIXEDBOND([.C16]&amp;&quot;_RiskFixBSub&quot;;[.C16];[.D16];[.AD16];[.AE16];[.Z16];[.J16];[.U16];[.W16];100;[$'Money Market'.$C$9])" office:value-type="string" office:string-value="XS0618847775_RiskFixBSub" calcext:value-type="string">
            <text:p>XS0618847775_RiskFixBSub</text:p>
          </table:table-cell>
          <table:table-cell table:style-name="ce153" table:formula="of:=QUANTLIB.CALCADDINS.QLFIXEDRATEBOND([.C16]&amp;&quot;_Bond&quot;;2;[.V16];100;[.M16];[.L16];[.T16];[.J16];[.U16]; ; ;)" office:value-type="string" office:string-value="XS0618847775_Bond" calcext:value-type="string">
            <text:p>XS0618847775_Bond</text:p>
          </table:table-cell>
          <table:table-cell table:style-name="ce153" table:formula="of:=QUANTLIB.CALCADDINS.QLDISCOUNTINGBONDENGINE([.C16]&amp;&quot;Eng&quot;;[$'Money Market'.$C$9];1)" office:value-type="string" office:string-value="XS0618847775Eng" calcext:value-type="string">
            <text:p>XS0618847775Eng</text:p>
          </table:table-cell>
          <table:table-cell table:style-name="ce171" table:formula="of:=QUANTLIB.CALCADDINS.QLINSTRUMENTSETPRICINGENGINE([.AH16];[.AI16])" office:value-type="string" office:string-value="OK" calcext:value-type="string">
            <text:p>OK</text:p>
          </table:table-cell>
          <table:table-cell table:style-name="ce174" table:formula="of:=QUANTLIB.CALCADDINS.QLINSTRUMENTNPV([.AH16])" office:value-type="float" office:value="144.593315597747" calcext:value-type="float">
            <text:p>144.59331560</text:p>
          </table:table-cell>
          <table:table-cell table:style-name="ce174" table:formula="of:=QUANTLIB.CALCADDINS.QLBONDCLEANPRICE([.AH16])" office:value-type="float" office:value="138.854812707805" calcext:value-type="float">
            <text:p>138.85481271</text:p>
          </table:table-cell>
          <table:table-cell table:style-name="ce178" table:formula="of:=QUANTLIB.CALCADDINS.QLINSTRUMENTNPV([.AF16])-QUANTLIB.CALCADDINS.QLINSTRUMENTNPV([.AH16])+[.AL16]" office:value-type="float" office:value="107.643111710014" calcext:value-type="float">
            <text:p>107.64</text:p>
          </table:table-cell>
          <table:table-cell table:style-name="ce178" table:formula="of:=QUANTLIB.CALCADDINS.QLINSTRUMENTNPV([.AG16])-QUANTLIB.CALCADDINS.QLINSTRUMENTNPV([.AH16])+[.AL16]" office:value-type="float" office:value="93.9914226472861" calcext:value-type="float">
            <text:p>93.99</text:p>
          </table:table-cell>
          <table:table-cell table:style-name="ce183" table:formula="of:=[.P16]" office:value-type="float" office:value="100.13" calcext:value-type="float">
            <text:p>100.13</text:p>
          </table:table-cell>
          <table:table-cell table:number-columns-repeated="4"/>
          <table:table-cell table:style-name="ce187" table:formula="of:=[.G16]" office:value-type="string" office:string-value="LT2" calcext:value-type="string">
            <text:p>LT2</text:p>
          </table:table-cell>
          <table:table-cell table:style-name="ce192" table:formula="of:=QUANTLIB.CALCADDINS.QLBONDZSPREADFROMCLEANPRICE([.AH16];[.AO16];[$'Money Market'.$C$9];[$'Money Market'.$C$6];[.AS4]; [.AS5])" office:value-type="float" office:value="0.050462668939963" calcext:value-type="float">
            <text:p>0.0504627</text:p>
          </table:table-cell>
          <table:table-cell table:style-name="ce195" table:formula="of:=QUANTLIB.CALCADDINS.QLBONDZSPREADFROMCLEANPRICE([.AH16];[.AM16];[$'Money Market'.$C$9];[.U16];[.AS4]; [.AS5])" office:value-type="float" office:value="0.0389167515000047" calcext:value-type="float">
            <text:p>0.0389168</text:p>
          </table:table-cell>
          <table:table-cell table:style-name="ce200" table:formula="of:=QUANTLIB.CALCADDINS.QLBONDZSPREADFROMCLEANPRICE([.AH16];[.AN16];[$'Money Market'.$C$9];[.U16];[.AS4]; [.AS5])" office:value-type="float" office:value="0.0607505778473884" calcext:value-type="float">
            <text:p>0.0607506</text:p>
          </table:table-cell>
          <table:table-cell table:number-columns-repeated="975"/>
        </table:table-row>
        <table:table-row table:style-name="ro6">
          <table:table-cell table:style-name="ce1"/>
          <table:table-cell table:style-name="ce81" office:value-type="float" office:value="10" calcext:value-type="float">
            <text:p>10</text:p>
          </table:table-cell>
          <table:table-cell table:style-name="ce90" office:value-type="string" calcext:value-type="string">
            <text:p>XS0348222802</text:p>
          </table:table-cell>
          <table:table-cell table:style-name="ce100" office:value-type="string" calcext:value-type="string">
            <text:p>EUR</text:p>
          </table:table-cell>
          <table:table-cell table:style-name="ce107"/>
          <table:table-cell table:style-name="ce100" office:value-type="string" calcext:value-type="string">
            <text:p>FIX</text:p>
          </table:table-cell>
          <table:table-cell table:style-name="ce100" office:value-type="string" calcext:value-type="string">
            <text:p>SUB</text:p>
          </table:table-cell>
          <table:table-cell table:style-name="ce115" office:value-type="float" office:value="125000000" calcext:value-type="float">
            <text:p>125,000,000</text:p>
          </table:table-cell>
          <table:table-cell table:style-name="ce115" table:formula="of:=+[.H17]" office:value-type="float" office:value="125000000" calcext:value-type="float">
            <text:p>125,000,000</text:p>
          </table:table-cell>
          <table:table-cell table:style-name="ce107" office:value-type="float" office:value="0.0604" calcext:value-type="float">
            <text:p>0.0604</text:p>
          </table:table-cell>
          <table:table-cell table:style-name="ce100" office:value-type="string" calcext:value-type="string">
            <text:p>1Y</text:p>
          </table:table-cell>
          <table:table-cell table:style-name="ce126" office:value-type="date" office:date-value="2023-03-03" calcext:value-type="date">
            <text:p>3-Mar-23</text:p>
          </table:table-cell>
          <table:table-cell table:style-name="ce126" office:value-type="date" office:date-value="2008-03-03" calcext:value-type="date">
            <text:p>3-Mar-08</text:p>
          </table:table-cell>
          <table:table-cell table:style-name="ce100" office:value-type="string" calcext:value-type="string">
            <text:p>Actual/Actual(ICMA)</text:p>
          </table:table-cell>
          <table:table-cell table:style-name="ce100"/>
          <table:table-cell table:style-name="ce107" office:value-type="float" office:value="102.481" calcext:value-type="float">
            <text:p>102.481</text:p>
          </table:table-cell>
          <table:table-cell table:style-name="ce140" office:value-type="date" office:date-value="2013-03-18" calcext:value-type="date">
            <text:p>18-Mar-13</text:p>
          </table:table-cell>
          <table:table-cell table:style-name="ce147" office:value-type="string" calcext:value-type="string">
            <text:p>BBG0000M8WD7</text:p>
          </table:table-cell>
          <table:table-cell table:style-name="ce153"/>
          <table:table-cell table:style-name="ce159" office:value-type="string" calcext:value-type="string">
            <text:p>1Y</text:p>
          </table:table-cell>
          <table:table-cell table:style-name="ce164" office:value-type="string" calcext:value-type="string">
            <text:p>Actual/Actual (ISMA)</text:p>
          </table:table-cell>
          <table:table-cell table:style-name="ce26" office:value-type="string" calcext:value-type="string">
            <text:p>TARGET</text:p>
          </table:table-cell>
          <table:table-cell table:number-columns-repeated="2" table:style-name="ce164" office:value-type="string" calcext:value-type="string">
            <text:p>Modified Following</text:p>
          </table:table-cell>
          <table:table-cell table:style-name="ce164" office:value-type="string" calcext:value-type="string">
            <text:p>Backward</text:p>
          </table:table-cell>
          <table:table-cell table:style-name="ce164" table:formula="of:=QUANTLIB.CALCADDINS.QLSCHEDULE([.C17]&amp;&quot;_SCHED&quot;;[.M17];[.L17];[.T17];[.V17];[.W17];[.X17];[.Y17]; )" office:value-type="string" office:string-value="XS0348222802_SCHED" calcext:value-type="string">
            <text:p>XS0348222802_SCHED</text:p>
          </table:table-cell>
          <table:table-cell table:style-name="ce26" office:value-type="string" calcext:value-type="string">
            <text:p>EUR</text:p>
          </table:table-cell>
          <table:table-cell table:style-name="ce169" table:formula="of:=senior_recovery" office:value-type="float" office:value="0.4" calcext:value-type="float">
            <text:p>0.4</text:p>
          </table:table-cell>
          <table:table-cell table:style-name="ce164" table:formula="of:=senior_credit_ts" office:value-type="string" office:string-value="SENIOR PROBDTS" calcext:value-type="string">
            <text:p>SENIOR PROBDTS</text:p>
          </table:table-cell>
          <table:table-cell table:style-name="ce164" table:formula="of:=sub_recovery" office:value-type="float" office:value="0.25" calcext:value-type="float">
            <text:p>0.25</text:p>
          </table:table-cell>
          <table:table-cell table:style-name="ce164" table:formula="of:=sub_credit_ts" office:value-type="string" office:string-value="SUBORDINATED PROBDTS" calcext:value-type="string">
            <text:p>SUBORDINATED PROBDTS</text:p>
          </table:table-cell>
          <table:table-cell table:style-name="ce164" table:formula="of:=QUANTLIB.CALCADDINS.QLRISKYFIXEDBOND([.C17]&amp;&quot;_RiskFixBSen&quot;;[.C17];[.D17];[.AB17];[.AC17];[.Z17];[.J17];[.U17];[.W17];100;[$'Money Market'.$C$9])" office:value-type="string" office:string-value="XS0348222802_RiskFixBSen" calcext:value-type="string">
            <text:p>XS0348222802_RiskFixBSen</text:p>
          </table:table-cell>
          <table:table-cell table:style-name="ce164" table:formula="of:=QUANTLIB.CALCADDINS.QLRISKYFIXEDBOND([.C17]&amp;&quot;_RiskFixBSub&quot;;[.C17];[.D17];[.AD17];[.AE17];[.Z17];[.J17];[.U17];[.W17];100;[$'Money Market'.$C$9])" office:value-type="string" office:string-value="XS0348222802_RiskFixBSub" calcext:value-type="string">
            <text:p>XS0348222802_RiskFixBSub</text:p>
          </table:table-cell>
          <table:table-cell table:style-name="ce164" table:formula="of:=QUANTLIB.CALCADDINS.QLFIXEDRATEBOND([.C17]&amp;&quot;_Bond&quot;;2;[.V17];100;[.M17];[.L17];[.T17];[.J17];[.U17]; ; ;)" office:value-type="string" office:string-value="XS0348222802_Bond" calcext:value-type="string">
            <text:p>XS0348222802_Bond</text:p>
          </table:table-cell>
          <table:table-cell table:style-name="ce164" table:formula="of:=QUANTLIB.CALCADDINS.QLDISCOUNTINGBONDENGINE([.C17]&amp;&quot;Eng&quot;;[$'Money Market'.$C$9];1)" office:value-type="string" office:string-value="XS0348222802Eng" calcext:value-type="string">
            <text:p>XS0348222802Eng</text:p>
          </table:table-cell>
          <table:table-cell table:style-name="ce172" table:formula="of:=QUANTLIB.CALCADDINS.QLINSTRUMENTSETPRICINGENGINE([.AH17];[.AI17])" office:value-type="string" office:string-value="OK" calcext:value-type="string">
            <text:p>OK</text:p>
          </table:table-cell>
          <table:table-cell table:style-name="ce175" table:formula="of:=QUANTLIB.CALCADDINS.QLINSTRUMENTNPV([.AH17])" office:value-type="float" office:value="144.045923103193" calcext:value-type="float">
            <text:p>144.04592310</text:p>
          </table:table-cell>
          <table:table-cell table:style-name="ce175" table:formula="of:=QUANTLIB.CALCADDINS.QLBONDCLEANPRICE([.AH17])" office:value-type="float" office:value="143.664810919986" calcext:value-type="float">
            <text:p>143.66481092</text:p>
          </table:table-cell>
          <table:table-cell table:style-name="ce179" table:formula="of:=QUANTLIB.CALCADDINS.QLINSTRUMENTNPV([.AF17])-QUANTLIB.CALCADDINS.QLINSTRUMENTNPV([.AH17])+[.AL17]" office:value-type="float" office:value="106.105626393675" calcext:value-type="float">
            <text:p>106.11</text:p>
          </table:table-cell>
          <table:table-cell table:style-name="ce179" table:formula="of:=QUANTLIB.CALCADDINS.QLINSTRUMENTNPV([.AG17])-QUANTLIB.CALCADDINS.QLINSTRUMENTNPV([.AH17])+[.AL17]" office:value-type="float" office:value="90.856368071748" calcext:value-type="float">
            <text:p>90.86</text:p>
          </table:table-cell>
          <table:table-cell table:style-name="ce184" table:formula="of:=[.P17]" office:value-type="float" office:value="102.481" calcext:value-type="float">
            <text:p>102.48</text:p>
          </table:table-cell>
          <table:table-cell table:number-columns-repeated="4"/>
          <table:table-cell table:style-name="ce188" table:formula="of:=[.G17]" office:value-type="string" office:string-value="SUB" calcext:value-type="string">
            <text:p>SUB</text:p>
          </table:table-cell>
          <table:table-cell table:style-name="ce193" table:formula="of:=QUANTLIB.CALCADDINS.QLBONDZSPREADFROMCLEANPRICE([.AH17];[.AO17];[$'Money Market'.$C$9];[$'Money Market'.$C$6];[.AS4]; [.AS5])" office:value-type="float" office:value="0.0440831258714645" calcext:value-type="float">
            <text:p>0.0440831</text:p>
          </table:table-cell>
          <table:table-cell table:style-name="ce196" table:formula="of:=QUANTLIB.CALCADDINS.QLBONDZSPREADFROMCLEANPRICE([.AH17];[.AM17];[$'Money Market'.$C$9];[.U17];[.AS4]; [.AS5])" office:value-type="float" office:value="0.0393585331323363" calcext:value-type="float">
            <text:p>0.0393585</text:p>
          </table:table-cell>
          <table:table-cell table:style-name="ce201" table:formula="of:=QUANTLIB.CALCADDINS.QLBONDZSPREADFROMCLEANPRICE([.AH17];[.AN17];[$'Money Market'.$C$9];[.U17];[.AS4]; [.AS5])" office:value-type="float" office:value="0.0608230126387961" calcext:value-type="float">
            <text:p>0.0608230</text:p>
          </table:table-cell>
          <table:table-cell table:number-columns-repeated="975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189293417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office:value-type="float" office:value="430000000" calcext:value-type="float">
            <text:p>430,000,000</text:p>
          </table:table-cell>
          <table:table-cell table:style-name="ce116"/>
          <table:table-cell table:style-name="ce108" office:value-type="string" calcext:value-type="string">
            <text:p>3m euribor +0.17%</text:p>
          </table:table-cell>
          <table:table-cell table:style-name="ce101" office:value-type="string" calcext:value-type="string">
            <text:p>Quartlerly</text:p>
          </table:table-cell>
          <table:table-cell table:style-name="ce127" office:value-type="date" office:date-value="2014-03-31" calcext:value-type="date">
            <text:p>31-Mar-14</text:p>
          </table:table-cell>
          <table:table-cell table:style-name="ce127" office:value-type="date" office:date-value="2004-03-31" calcext:value-type="date">
            <text:p>31-Mar-04</text:p>
          </table:table-cell>
          <table:table-cell table:style-name="ce134"/>
          <table:table-cell table:style-name="ce101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3"/>
          <table:table-cell table:style-name="ce153">
            <draw:frame table:end-cell-address="'Bond Pricing'.AL51" table:end-x="13.72mm" table:end-y="1.25mm" draw:z-index="0" draw:name="Chart 4" draw:style-name="gr1" draw:text-style-name="P1" svg:width="308.41mm" svg:height="151.12mm" svg:x="9.16mm" svg:y="2.55mm">
              <loext:p draw:notify-on-update-of-ranges="'Bond Pricing'.AL3:'Bond Pricing'.AL3 'Bond Pricing'.AL8:'Bond Pricing'.AL17 'Bond Pricing'.AM3:'Bond Pricing'.AM3 'Bond Pricing'.AM8:'Bond Pricing'.AM17 'Bond Pricing'.AN3:'Bond Pricing'.AN3 'Bond Pricing'.AN8:'Bond Pricing'.AN17 'Bond Pricing'.AO3:'Bond Pricing'.AO3 'Bond Pricing'.AO8:'Bond Pricing'.AO1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53" table:number-columns-repeated="16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199386466</text:p>
          </table:table-cell>
          <table:table-cell table:style-name="ce101" office:value-type="string" calcext:value-type="string">
            <text:p>JPY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number-columns-repeated="2" table:style-name="ce116" office:value-type="float" office:value="2000000000" calcext:value-type="float">
            <text:p>2,000,000,000</text:p>
          </table:table-cell>
          <table:table-cell table:style-name="ce108" office:value-type="float" office:value="0.020625" calcext:value-type="float">
            <text:p>0.020625</text:p>
          </table:table-cell>
          <table:table-cell table:style-name="ce101" office:value-type="string" calcext:value-type="string">
            <text:p>1Y</text:p>
          </table:table-cell>
          <table:table-cell table:style-name="ce128" office:value-type="date" office:date-value="2017-08-25" calcext:value-type="date">
            <text:p>8/25/2017</text:p>
          </table:table-cell>
          <table:table-cell table:style-name="ce128" office:value-type="date" office:date-value="2004-08-25" calcext:value-type="date">
            <text:p>8/25/2004</text:p>
          </table:table-cell>
          <table:table-cell table:style-name="ce135"/>
          <table:table-cell table:style-name="ce101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200676160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 office:value-type="string" calcext:value-type="string">
            <text:p>yes</text:p>
          </table:table-cell>
          <table:table-cell table:style-name="ce116" office:value-type="float" office:value="500000000" calcext:value-type="float">
            <text:p>500,000,000</text:p>
          </table:table-cell>
          <table:table-cell table:style-name="ce116"/>
          <table:table-cell table:style-name="ce108" office:value-type="string" calcext:value-type="string">
            <text:p>4.50% to 09.2014, then 3M EURIBOR + 0.95%</text:p>
          </table:table-cell>
          <table:table-cell table:style-name="ce101" office:value-type="string" calcext:value-type="string">
            <text:p>1Y</text:p>
          </table:table-cell>
          <table:table-cell table:style-name="ce128" office:value-type="date" office:date-value="2019-09-22" calcext:value-type="date">
            <text:p>9/22/2019</text:p>
          </table:table-cell>
          <table:table-cell table:style-name="ce128" office:value-type="date" office:date-value="2004-09-22" calcext:value-type="date">
            <text:p>9/22/2004</text:p>
          </table:table-cell>
          <table:table-cell table:style-name="ce135"/>
          <table:table-cell table:style-name="ce101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211488811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7" office:value-type="float" office:value="100000000" calcext:value-type="float">
            <text:p>100,000,000</text:p>
          </table:table-cell>
          <table:table-cell table:style-name="ce117"/>
          <table:table-cell table:style-name="ce108" office:value-type="string" calcext:value-type="string">
            <text:p>3m euribor +0.19%</text:p>
          </table:table-cell>
          <table:table-cell table:style-name="ce101" office:value-type="string" calcext:value-type="string">
            <text:p>Quartlerly</text:p>
          </table:table-cell>
          <table:table-cell table:style-name="ce128" office:value-type="date" office:date-value="2015-02-02" calcext:value-type="date">
            <text:p>2/2/2015</text:p>
          </table:table-cell>
          <table:table-cell table:style-name="ce128" office:value-type="date" office:date-value="2005-02-02" calcext:value-type="date">
            <text:p>2/2/2005</text:p>
          </table:table-cell>
          <table:table-cell table:style-name="ce135"/>
          <table:table-cell table:style-name="ce101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"/>
          <table:table-cell table:style-name="Default"/>
          <table:table-cell table:number-columns-repeated="97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212401920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office:value-type="float" office:value="1500000000" calcext:value-type="float">
            <text:p>1,500,000,000</text:p>
          </table:table-cell>
          <table:table-cell table:style-name="ce116" table:formula="of:=+[.H22]" office:value-type="float" office:value="1500000000" calcext:value-type="float">
            <text:p>1,500,000,000</text:p>
          </table:table-cell>
          <table:table-cell table:style-name="ce119" office:value-type="string" calcext:value-type="string">
            <text:p>3M euribor+0.175%</text:p>
          </table:table-cell>
          <table:table-cell table:style-name="ce101" office:value-type="string" calcext:value-type="string">
            <text:p>Quartlerly</text:p>
          </table:table-cell>
          <table:table-cell table:number-columns-repeated="2" table:style-name="ce129" office:value-type="date" office:date-value="2015-02-18" calcext:value-type="date">
            <text:p>18-Feb-15</text:p>
          </table:table-cell>
          <table:table-cell table:style-name="ce136" office:value-type="string" calcext:value-type="string">
            <text:p>Actual/360</text:p>
          </table:table-cell>
          <table:table-cell table:style-name="ce101"/>
          <table:table-cell table:style-name="ce108" office:value-type="float" office:value="97.989" calcext:value-type="float">
            <text:p>97.989</text:p>
          </table:table-cell>
          <table:table-cell table:style-name="ce129" office:value-type="date" office:date-value="2013-03-12" calcext:value-type="date">
            <text:p>12-Mar-13</text:p>
          </table:table-cell>
          <table:table-cell table:style-name="ce148" office:value-type="string" calcext:value-type="string">
            <text:p>BBG00003LZD7</text:p>
          </table:table-cell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"/>
          <table:table-cell table:style-name="Default"/>
          <table:table-cell table:number-columns-repeated="97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217690535</text:p>
          </table:table-cell>
          <table:table-cell table:style-name="ce101" office:value-type="string" calcext:value-type="string">
            <text:p>JPY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"/>
          <table:table-cell table:style-name="Default"/>
          <table:table-cell table:number-columns-repeated="97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222638545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number-columns-repeated="2" table:style-name="ce116" office:value-type="float" office:value="129500000" calcext:value-type="float">
            <text:p>129,500,000</text:p>
          </table:table-cell>
          <table:table-cell table:style-name="ce108" office:value-type="string" calcext:value-type="string">
            <text:p>3% up to 06.2008, thereafter linked to CMS 10Y</text:p>
          </table:table-cell>
          <table:table-cell table:style-name="ce96" office:value-type="string" calcext:value-type="string">
            <text:p>1Y</text:p>
          </table:table-cell>
          <table:table-cell table:style-name="ce129" office:value-type="date" office:date-value="2005-06-30" calcext:value-type="date">
            <text:p>30-Jun-05</text:p>
          </table:table-cell>
          <table:table-cell table:style-name="ce129" office:value-type="date" office:date-value="2030-06-30" calcext:value-type="date">
            <text:p>30-Jun-30</text:p>
          </table:table-cell>
          <table:table-cell table:style-name="ce101" office:value-type="string" calcext:value-type="string">
            <text:p>30E/360</text:p>
          </table:table-cell>
          <table:table-cell table:style-name="ce101"/>
          <table:table-cell table:style-name="ce108" table:number-columns-repeated="2"/>
          <table:table-cell table:style-name="ce148" office:value-type="string" calcext:value-type="string">
            <text:p>BBG0000B90R5</text:p>
          </table:table-cell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"/>
          <table:table-cell table:style-name="Default"/>
          <table:table-cell table:number-columns-repeated="97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232989532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"/>
          <table:table-cell table:style-name="Default"/>
          <table:table-cell table:number-columns-repeated="97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241198315</text:p>
          </table:table-cell>
          <table:table-cell table:style-name="ce101" office:value-type="string" calcext:value-type="string">
            <text:p>GBP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"/>
          <table:table-cell table:style-name="Default"/>
          <table:table-cell table:number-columns-repeated="97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247757718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"/>
          <table:table-cell table:style-name="Default"/>
          <table:table-cell table:number-columns-repeated="97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320758781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332831485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334815601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356629369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372227982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427548622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532908687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532910402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626669781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638306406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2" office:value-type="string" calcext:value-type="string">
            <text:p>XS0652599407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652748764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content-validation-name="val3"/>
          <table:table-cell table:style-name="ce153" table:content-validation-name="val4"/>
          <table:table-cell table:style-name="ce153" table:content-validation-name="val5" table:number-columns-repeated="2"/>
          <table:table-cell table:style-name="ce153" table:number-columns-repeated="2"/>
          <table:table-cell table:style-name="ce153" table:content-validation-name="val6"/>
          <table:table-cell table:style-name="ce153" table:number-columns-repeated="13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654997385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content-validation-name="val3"/>
          <table:table-cell table:style-name="ce153" table:content-validation-name="val4"/>
          <table:table-cell table:style-name="ce153" table:content-validation-name="val5" table:number-columns-repeated="2"/>
          <table:table-cell table:style-name="ce153" table:number-columns-repeated="2"/>
          <table:table-cell table:style-name="ce153" table:content-validation-name="val6"/>
          <table:table-cell table:style-name="ce153" table:number-columns-repeated="13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851679281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content-validation-name="val3"/>
          <table:table-cell table:style-name="ce153" table:content-validation-name="val4"/>
          <table:table-cell table:style-name="ce153" table:content-validation-name="val5" table:number-columns-repeated="2"/>
          <table:table-cell table:style-name="ce153" table:number-columns-repeated="2"/>
          <table:table-cell table:style-name="ce153" table:content-validation-name="val6"/>
          <table:table-cell table:style-name="ce153" table:number-columns-repeated="13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868846667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869355114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878681419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2"/>
          <table:table-cell table:style-name="ce101" table:number-columns-repeated="2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1">
          <table:table-cell table:style-name="ce1"/>
          <table:table-cell table:style-name="ce82"/>
          <table:table-cell table:style-name="ce91" office:value-type="string" calcext:value-type="string">
            <text:p>XS0955112528</text:p>
          </table:table-cell>
          <table:table-cell table:style-name="ce101" office:value-type="string" calcext:value-type="string">
            <text:p>EUR</text:p>
          </table:table-cell>
          <table:table-cell table:style-name="ce108"/>
          <table:table-cell table:style-name="ce101" office:value-type="string" calcext:value-type="string">
            <text:p>FLOAT</text:p>
          </table:table-cell>
          <table:table-cell table:style-name="ce101"/>
          <table:table-cell table:style-name="ce116" table:number-columns-repeated="2"/>
          <table:table-cell table:style-name="ce108"/>
          <table:table-cell table:style-name="ce101"/>
          <table:table-cell table:style-name="ce108" table:number-columns-repeated="3"/>
          <table:table-cell table:style-name="ce101"/>
          <table:table-cell table:style-name="ce108" table:number-columns-repeated="2"/>
          <table:table-cell table:style-name="ce148"/>
          <table:table-cell table:style-name="ce151"/>
          <table:table-cell table:style-name="ce156"/>
          <table:table-cell table:style-name="ce153" table:number-columns-repeated="20"/>
          <table:table-cell table:style-name="ce31"/>
          <table:table-cell table:number-columns-repeated="983"/>
        </table:table-row>
        <table:table-row table:style-name="ro6">
          <table:table-cell table:style-name="ce1"/>
          <table:table-cell table:style-name="ce83"/>
          <table:table-cell table:style-name="ce93" office:value-type="string" calcext:value-type="string">
            <text:p>XS0581108767</text:p>
          </table:table-cell>
          <table:table-cell table:style-name="ce102" office:value-type="string" calcext:value-type="string">
            <text:p>JPY</text:p>
          </table:table-cell>
          <table:table-cell table:style-name="ce109"/>
          <table:table-cell table:style-name="ce102" office:value-type="string" calcext:value-type="string">
            <text:p>FIX</text:p>
          </table:table-cell>
          <table:table-cell table:style-name="ce102"/>
          <table:table-cell table:style-name="ce118" table:number-columns-repeated="2"/>
          <table:table-cell table:style-name="ce109"/>
          <table:table-cell table:style-name="ce102"/>
          <table:table-cell table:style-name="ce109" table:number-columns-repeated="2"/>
          <table:table-cell table:style-name="ce102" table:number-columns-repeated="2"/>
          <table:table-cell table:style-name="ce109" table:number-columns-repeated="2"/>
          <table:table-cell table:style-name="ce149"/>
          <table:table-cell table:style-name="ce151"/>
          <table:table-cell table:style-name="ce160"/>
          <table:table-cell table:style-name="ce164" table:number-columns-repeated="20"/>
          <table:table-cell table:style-name="ce32"/>
          <table:table-cell table:number-columns-repeated="983"/>
        </table:table-row>
        <table:table-row table:style-name="ro1">
          <table:table-cell table:style-name="ce1" table:number-columns-repeated="18"/>
          <table:table-cell/>
          <table:table-cell table:style-name="ce1" table:number-columns-repeated="22"/>
          <table:table-cell table:number-columns-repeated="983"/>
        </table:table-row>
        <table:table-row table:style-name="ro8">
          <table:table-cell table:style-name="ce1" table:number-columns-repeated="2"/>
          <table:table-cell table:style-name="ce94" office:value-type="string" calcext:value-type="string">
            <text:p>Unicredito Outstanding bond issues </text:p>
          </table:table-cell>
          <table:table-cell table:style-name="ce1" table:number-columns-repeated="15"/>
          <table:table-cell/>
          <table:table-cell table:style-name="ce1" table:number-columns-repeated="22"/>
          <table:table-cell table:number-columns-repeated="98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<text:span text:style-name="T1">1 issue outstanding worth </text:span><text:span text:style-name="T2">CZK 600 000 000</text:span></text:p>
          </table:table-cell>
          <table:table-cell table:style-name="ce1" table:number-columns-repeated="15"/>
          <table:table-cell/>
          <table:table-cell table:style-name="ce1" table:number-columns-repeated="22"/>
          <table:table-cell table:number-columns-repeated="98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<text:span text:style-name="T1">46 issues outstanding worth </text:span><text:span text:style-name="T2">EUR 27 153 350 000</text:span></text:p>
          </table:table-cell>
          <table:table-cell table:style-name="ce1" table:number-columns-repeated="15"/>
          <table:table-cell/>
          <table:table-cell table:style-name="ce1" table:number-columns-repeated="22"/>
          <table:table-cell table:number-columns-repeated="98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<text:span text:style-name="T1">2 issues outstanding worth </text:span><text:span text:style-name="T2">GBP 800 000 000</text:span></text:p>
          </table:table-cell>
          <table:table-cell table:style-name="ce1" table:number-columns-repeated="5"/>
          <table:table-cell/>
          <table:table-cell table:style-name="ce1" table:number-columns-repeated="9"/>
          <table:table-cell/>
          <table:table-cell table:style-name="ce1" table:number-columns-repeated="22"/>
          <table:table-cell table:number-columns-repeated="98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<text:span text:style-name="T1">3 issues outstanding worth </text:span><text:span text:style-name="T2">JPY 6 000 000 000</text:span></text:p>
          </table:table-cell>
          <table:table-cell table:style-name="ce1" table:number-columns-repeated="15"/>
          <table:table-cell/>
          <table:table-cell table:style-name="ce1" table:number-columns-repeated="22"/>
          <table:table-cell table:number-columns-repeated="98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<text:span text:style-name="T1">1 issue outstanding worth </text:span><text:span text:style-name="T2">SGD 300 000 000</text:span></text:p>
          </table:table-cell>
          <table:table-cell table:style-name="ce1" table:number-columns-repeated="15"/>
          <table:table-cell/>
          <table:table-cell table:style-name="ce1" table:number-columns-repeated="22"/>
          <table:table-cell table:number-columns-repeated="98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<text:span text:style-name="T1">1 issue outstanding worth </text:span><text:span text:style-name="T2">SKK 750 000 000</text:span></text:p>
          </table:table-cell>
          <table:table-cell table:style-name="ce1" table:number-columns-repeated="15"/>
          <table:table-cell/>
          <table:table-cell table:style-name="ce1" table:number-columns-repeated="22"/>
          <table:table-cell table:number-columns-repeated="983"/>
        </table:table-row>
        <table:table-row table:style-name="ro1" table:number-rows-repeated="10">
          <table:table-cell table:style-name="ce1" table:number-columns-repeated="18"/>
          <table:table-cell/>
          <table:table-cell table:style-name="ce1" table:number-columns-repeated="22"/>
          <table:table-cell table:number-columns-repeated="983"/>
        </table:table-row>
        <table:table-row table:style-name="ro1" table:number-rows-repeated="42">
          <table:table-cell table:style-name="ce1" table:number-columns-repeated="18"/>
          <table:table-cell/>
          <table:table-cell table:style-name="ce1" table:number-columns-repeated="22"/>
          <table:table-cell table:number-columns-repeated="18"/>
          <table:table-cell table:style-name="ce1" table:number-columns-repeated="965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ond Pricing'.C5:'Bond Pricing'.C46">
            <calcext:condition calcext:apply-style-name="Excel_CondFormat_3_1_1" calcext:value="=[.B4]" calcext:base-cell-address="'Bond Pricing'.C5"/>
          </calcext:conditional-format>
        </calcext:conditional-formats>
      </table:table>
      <table:named-expressions>
        <table:named-range table:name="senior_credit_ts" table:base-cell-address="$'Money Market'.$A$1" table:cell-range-address="$'Credit Market'.$M$10"/>
        <table:named-range table:name="senior_recovery" table:base-cell-address="$'Money Market'.$A$1" table:cell-range-address="$'Credit Market'.$M$6"/>
        <table:named-range table:name="sub_credit_ts" table:base-cell-address="$'Money Market'.$A$1" table:cell-range-address="$'Credit Market'.$M$9"/>
        <table:named-range table:name="sub_recovery" table:base-cell-address="$'Money Market'.$A$1" table:cell-range-address="$'Credit Market'.$M$5"/>
        <table:named-range table:name="Today" table:base-cell-address="$'Money Market'.$A$1" table:cell-range-address="$'Money Market'.$C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lt;=1.79769313486232E+308" style:apply-style-name="N128P0"/>
    </number:text-style>
    <number:date-style style:name="N129">
      <number:month/>
      <number:text>/</number:text>
      <number:day/>
      <number:text>/</number:text>
      <number:year number:style="long"/>
    </number:date-style>
    <number:number-style style:name="N130">
      <number:number number:decimal-places="7" loext:min-decimal-places="7" number:min-integer-digits="1"/>
    </number:number-style>
    <number:currency-style style:name="N13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2P0"/>
    </number:currency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number:text> $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64P0" style:volatile="true">
      <number:text>£</number:text>
      <number:number number:decimal-places="0" loext:min-decimal-places="0" number:min-integer-digits="1" number:grouping="true"/>
    </number:number-style>
    <number:number-style style:name="N164">
      <number:text>-£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5P0" style:volatile="true">
      <number:text>£</number:text>
      <number:number number:decimal-places="0" loext:min-decimal-places="0" number:min-integer-digits="1" number:grouping="true"/>
    </number:number-style>
    <number:number-style style:name="N16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7P0" style:volatile="true">
      <number:text>£</number:text>
      <number:number number:decimal-places="2" loext:min-decimal-places="2" number:min-integer-digits="1" number:grouping="true"/>
    </number:number-style>
    <number:number-style style:name="N167">
      <number:text>-£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72P2" style:volatile="true">
      <number:text> £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78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78P2" style:volatile="true">
      <number:text> £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0P2" style:volatile="true">
      <number:text>-</number:text>
      <number:number number:decimal-places="0" loext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4" loext:min-decimal-places="4" number:min-integer-digits="1"/>
      <number:text>%</number:text>
    </number:percentage-style>
    <number:number-style style:name="N182">
      <number:number number:decimal-places="3" loext:min-decimal-places="3" number:min-integer-digits="1"/>
    </number:number-style>
    <number:number-style style:name="N183">
      <number:number number:decimal-places="4" loext:min-decimal-places="4" number:min-integer-digits="1"/>
    </number:number-style>
    <number:number-style style:name="N184">
      <number:number number:decimal-places="1" loext:min-decimal-places="1" number:min-integer-digits="1"/>
    </number:number-style>
    <number:percentage-style style:name="N185">
      <number:number number:decimal-places="1" loext:min-decimal-places="1" number:min-integer-digits="1"/>
      <number:text>%</number:text>
    </number:percentage-style>
    <number:percentage-style style:name="N186">
      <number:number number:decimal-places="3" loext:min-decimal-places="3" number:min-integer-digits="1"/>
      <number:text>%</number:text>
    </number:percentage-style>
    <number:date-style style:name="N187">
      <number:day-of-week/>
      <number:text>, </number:text>
      <number:day/>
      <number:text>-</number:text>
      <number:month number:textual="true"/>
      <number:text>-</number:text>
      <number:year number:style="long"/>
    </number:date-style>
    <number:date-style style:name="N188">
      <number:day-of-week/>
      <number:text>, </number:text>
      <number:day/>
      <number:text>-</number:text>
      <number:month number:textual="true"/>
      <number:text>-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89">
      <number:number number:decimal-places="5" loext:min-decimal-places="5" number:min-integer-digits="1"/>
    </number:number-style>
    <number:number-style style:name="N190">
      <number:number number:decimal-places="6" loext:min-decimal-places="6" number:min-integer-digits="1"/>
    </number:number-style>
    <number:number-style style:name="N191">
      <number:number number:decimal-places="8" loext:min-decimal-places="8" number:min-integer-digits="1"/>
    </number:number-style>
    <number:number-style style:name="N192">
      <number:number number:decimal-places="9" loext:min-decimal-places="9" number:min-integer-digits="1"/>
    </number:number-style>
    <number:currency-style style:name="N19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CreditMarket" style:display-name="Normal_CreditMark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MoneyMarket" style:display-name="Normal_MoneyMark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3_5f_1_5f_1" style:display-name="Excel_CondFormat_3_1_1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09:17:28.755887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ney_20_Market" style:display-name="PageStyle_Money Mar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_20_Market" style:display-name="PageStyle_Credit Mar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nd_20_Pricing" style:display-name="PageStyle_Bond Pric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15T00:33:28</meta:creation-date>
    <dc:creator>Jose Aparicio-Navarro</dc:creator>
    <dc:date>2017-03-01T09:20:00.194533720</dc:date>
    <meta:editing-cycles>80</meta:editing-cycles>
    <meta:editing-duration>PT5H6M20S</meta:editing-duration>
    <meta:generator>LibreOffice/5.2.5.1$Linux_X86_64 LibreOffice_project/0312e1a284a7d50ca85a365c316c7abbf20a4d22</meta:generator>
    <meta:document-statistic meta:table-count="3" meta:cell-count="9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7">
      <number:day/>
      <number:text>-</number:text>
      <number:month number:textual="true"/>
      <number:text>-</number:text>
      <number:year/>
    </number:date-style>
    <style:style style:name="ch1" style:family="chart">
      <style:graphic-properties draw:stroke="solid" svg:stroke-color="#212121" draw:fill-color="#f7f7f7"/>
    </style:style>
    <style:style style:name="ch2" style:family="chart">
      <style:chart-properties style:rotation-angle="0"/>
      <style:text-properties fo:color="#212121" fo:font-family="Arial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graphic-properties svg:stroke-color="#212121" draw:fill="solid" draw:fill-color="#f7f7f7"/>
      <style:text-properties fo:color="#212121" fo:font-family="Arial" fo:font-size="8pt" style:font-size-asian="8pt" style:font-family-complex="Arial" style:font-size-complex="8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212121"/>
      <style:text-properties fo:color="#212121" fo:font-family="Arial" fo:font-size="9pt" style:font-size-asian="9pt" style:font-family-complex="Arial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212121"/>
      <style:text-properties fo:color="#212121" fo:font-family="Arial" fo:font-size="9pt" style:font-size-asian="9pt" style:font-family-complex="Arial" style:font-size-complex="9pt"/>
    </style:style>
    <style:style style:name="ch7" style:family="chart">
      <style:graphic-properties svg:stroke-color="#212121"/>
    </style:style>
    <style:style style:name="ch8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c0c0c0"/>
    </style:style>
    <style:style style:name="ch11" style:family="chart">
      <style:graphic-properties draw:fill-color="#d9d9d9"/>
    </style:style>
  </office:automatic-styles>
  <office:body>
    <office:chart>
      <chart:chart svg:width="19.166cm" svg:height="10.772cm" xlink:href=".." xlink:type="simple" chart:class="chart:scatter" chart:style-name="ch1">
        <chart:title svg:x="7.761cm" svg:y="0.384cm" chart:style-name="ch2">
          <text:p>Default Probabilities</text:p>
        </chart:title>
        <chart:legend svg:x="14.091cm" svg:y="8.123cm" style:legend-expansion="custom" chartooo:width="3.386cm" chartooo:height="1.034cm" style:legend-expansion-aspect-ratio="3.27466150870406" chart:style-name="ch3"/>
        <chart:plot-area chart:style-name="ch4" table:cell-range-address="'Credit Market'.J14:'Credit Market'.L34 'Credit Market'.K13:'Credit Market'.L13" chart:data-source-has-labels="row" svg:x="0.665cm" svg:y="0.632cm" svg:width="18.16cm" svg:height="9.868cm">
          <chartooo:coordinate-region svg:x="1.366cm" svg:y="0.819cm" svg:width="16.769cm" svg:height="9.0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redit Market'.K14:'Credit Market'.K34" chart:label-cell-address="'Credit Market'.K13:'Credit Market'.K13" chart:class="chart:scatter">
            <chart:domain table:cell-range-address="'Credit Market'.J14:'Credit Market'.J34"/>
            <chart:data-point chart:repeated="21"/>
          </chart:series>
          <chart:series chart:style-name="ch9" chart:values-cell-range-address="'Credit Market'.L14:'Credit Market'.L34" chart:label-cell-address="'Credit Market'.L13:'Credit Market'.L13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SUBORDINATED</text:p>
                <draw:g>
                  <svg:desc>'Credit Market'.K13:'Credit Market'.K13</svg:desc>
                </draw:g>
              </table:table-cell>
              <table:table-cell office:value-type="string">
                <text:p>SENIOR</text:p>
                <draw:g>
                  <svg:desc>'Credit Market'.L13:'Credit Market'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358">
                <text:p>41358</text:p>
                <draw:g>
                  <svg:desc>'Credit Market'.J14:'Credit Market'.J34</svg:desc>
                </draw:g>
              </table:table-cell>
              <table:table-cell office:value-type="float" office:value="0">
                <text:p>0</text:p>
                <draw:g>
                  <svg:desc>'Credit Market'.K14:'Credit Market'.K34</svg:desc>
                </draw:g>
              </table:table-cell>
              <table:table-cell office:value-type="float" office:value="0">
                <text:p>0</text:p>
                <draw:g>
                  <svg:desc>'Credit Market'.L14:'Credit Market'.L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542">
                <text:p>41542</text:p>
              </table:table-cell>
              <table:table-cell office:value-type="float" office:value="0.0216265993115661">
                <text:p>0.0216265993115661</text:p>
              </table:table-cell>
              <table:table-cell office:value-type="float" office:value="0.0150428080283587">
                <text:p>0.0150428080283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723">
                <text:p>41723</text:p>
              </table:table-cell>
              <table:table-cell office:value-type="float" office:value="0.0449118049764722">
                <text:p>0.0449118049764722</text:p>
              </table:table-cell>
              <table:table-cell office:value-type="float" office:value="0.0322753292955333">
                <text:p>0.0322753292955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07">
                <text:p>41907</text:p>
              </table:table-cell>
              <table:table-cell office:value-type="float" office:value="0.0750167032286205">
                <text:p>0.0750167032286205</text:p>
              </table:table-cell>
              <table:table-cell office:value-type="float" office:value="0.0556450547586101">
                <text:p>0.0556450547586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88">
                <text:p>42088</text:p>
              </table:table-cell>
              <table:table-cell office:value-type="float" office:value="0.10601708787116">
                <text:p>0.10601708787116</text:p>
              </table:table-cell>
              <table:table-cell office:value-type="float" office:value="0.079388263424131">
                <text:p>0.079388263424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272">
                <text:p>42272</text:p>
              </table:table-cell>
              <table:table-cell office:value-type="float" office:value="0.140204192088216">
                <text:p>0.140204192088216</text:p>
              </table:table-cell>
              <table:table-cell office:value-type="float" office:value="0.106595312776265">
                <text:p>0.106595312776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454">
                <text:p>42454</text:p>
              </table:table-cell>
              <table:table-cell office:value-type="float" office:value="0.17605197811665">
                <text:p>0.17605197811665</text:p>
              </table:table-cell>
              <table:table-cell office:value-type="float" office:value="0.136014752069108">
                <text:p>0.136014752069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638">
                <text:p>42638</text:p>
              </table:table-cell>
              <table:table-cell office:value-type="float" office:value="0.212704682034625">
                <text:p>0.212704682034625</text:p>
              </table:table-cell>
              <table:table-cell office:value-type="float" office:value="0.165506407509419">
                <text:p>0.1655064075094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819">
                <text:p>42819</text:p>
              </table:table-cell>
              <table:table-cell office:value-type="float" office:value="0.248793187359972">
                <text:p>0.248793187359972</text:p>
              </table:table-cell>
              <table:table-cell office:value-type="float" office:value="0.194159831249567">
                <text:p>0.194159831249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003">
                <text:p>43003</text:p>
              </table:table-cell>
              <table:table-cell office:value-type="float" office:value="0.285132925308836">
                <text:p>0.285132925308836</text:p>
              </table:table-cell>
              <table:table-cell office:value-type="float" office:value="0.224328973141908">
                <text:p>0.224328973141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184">
                <text:p>43184</text:p>
              </table:table-cell>
              <table:table-cell office:value-type="float" office:value="0.320295431169232">
                <text:p>0.320295431169232</text:p>
              </table:table-cell>
              <table:table-cell office:value-type="float" office:value="0.25464092749986">
                <text:p>0.25464092749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368">
                <text:p>43368</text:p>
              </table:table-cell>
              <table:table-cell office:value-type="float" office:value="0.351458462231387">
                <text:p>0.351458462231387</text:p>
              </table:table-cell>
              <table:table-cell office:value-type="float" office:value="0.2821411782033">
                <text:p>0.28214117820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549">
                <text:p>43549</text:p>
              </table:table-cell>
              <table:table-cell office:value-type="float" office:value="0.378342008730452">
                <text:p>0.378342008730452</text:p>
              </table:table-cell>
              <table:table-cell office:value-type="float" office:value="0.306412253991788">
                <text:p>0.306412253991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733">
                <text:p>43733</text:p>
              </table:table-cell>
              <table:table-cell office:value-type="float" office:value="0.404529159228947">
                <text:p>0.404529159228947</text:p>
              </table:table-cell>
              <table:table-cell office:value-type="float" office:value="0.330244642352993">
                <text:p>0.330244642352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5">
                <text:p>43915</text:p>
              </table:table-cell>
              <table:table-cell office:value-type="float" office:value="0.429346294330586">
                <text:p>0.429346294330586</text:p>
              </table:table-cell>
              <table:table-cell office:value-type="float" office:value="0.353012279801619">
                <text:p>0.353012279801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99">
                <text:p>44099</text:p>
              </table:table-cell>
              <table:table-cell office:value-type="float" office:value="0.453310683360908">
                <text:p>0.453310683360908</text:p>
              </table:table-cell>
              <table:table-cell office:value-type="float" office:value="0.375306647035106">
                <text:p>0.375306647035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280">
                <text:p>44280</text:p>
              </table:table-cell>
              <table:table-cell office:value-type="float" office:value="0.475836642961569">
                <text:p>0.475836642961569</text:p>
              </table:table-cell>
              <table:table-cell office:value-type="float" office:value="0.39654409453993">
                <text:p>0.39654409453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64">
                <text:p>44464</text:p>
              </table:table-cell>
              <table:table-cell office:value-type="float" office:value="0.497784809588401">
                <text:p>0.497784809588401</text:p>
              </table:table-cell>
              <table:table-cell office:value-type="float" office:value="0.417393633722302">
                <text:p>0.4173936337223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645">
                <text:p>44645</text:p>
              </table:table-cell>
              <table:table-cell office:value-type="float" office:value="0.518478243218307">
                <text:p>0.518478243218307</text:p>
              </table:table-cell>
              <table:table-cell office:value-type="float" office:value="0.437200266946545">
                <text:p>0.4372002669465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29">
                <text:p>44829</text:p>
              </table:table-cell>
              <table:table-cell office:value-type="float" office:value="0.538640888337192">
                <text:p>0.538640888337192</text:p>
              </table:table-cell>
              <table:table-cell office:value-type="float" office:value="0.456645126098567">
                <text:p>0.456645126098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10">
                <text:p>45010</text:p>
              </table:table-cell>
              <table:table-cell office:value-type="float" office:value="0.557650875169574">
                <text:p>0.557650875169574</text:p>
              </table:table-cell>
              <table:table-cell office:value-type="float" office:value="0.475117342196599">
                <text:p>0.4751173421965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212121" draw:fill-color="#f7f7f7"/>
    </style:style>
    <style:style style:name="ch2" style:family="chart">
      <style:chart-properties chart:auto-position="true" style:rotation-angle="0"/>
      <style:text-properties fo:color="#212121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svg:stroke-color="#212121" draw:fill="solid" draw:fill-color="#f7f7f7"/>
      <style:text-properties fo:color="#212121" fo:font-family="Arial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212121"/>
      <style:text-properties fo:color="#212121" fo:font-family="Arial" fo:font-size="10pt" style:font-size-asian="10pt" style:font-family-complex="Arial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212121"/>
      <style:text-properties fo:color="#212121" fo:font-family="Arial" fo:font-size="10pt" style:font-size-asian="10pt" style:font-family-complex="Arial" style:font-size-complex="10pt"/>
    </style:style>
    <style:style style:name="ch7" style:family="chart">
      <style:graphic-properties svg:stroke-color="#212121"/>
    </style:style>
    <style:style style:name="ch8" style:family="chart" style:data-style-name="N2">
      <style:chart-properties chart:symbol-type="named-symbol" chart:symbol-name="square" chart:symbol-width="0.245cm" chart:symbol-height="0.245cm" chart:link-data-style-to-source="true" chart:pie-offset="50"/>
      <style:graphic-properties svg:stroke-width="0.07cm" svg:stroke-color="#000080" draw:fill-color="#000080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176cm" chart:symbol-height="0.176cm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76cm" chart:symbol-height="0.176cm" chart:link-data-style-to-source="true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solid" draw:fill-color="#c0c0c0"/>
    </style:style>
    <style:style style:name="ch13" style:family="chart">
      <style:graphic-properties draw:fill-color="#d9d9d9"/>
    </style:style>
  </office:automatic-styles>
  <office:body>
    <office:chart>
      <chart:chart svg:width="30.844cm" svg:height="15.114cm" xlink:href=".." xlink:type="simple" chart:class="chart:line" chart:style-name="ch1">
        <chart:title svg:x="9.988cm" svg:y="0.438cm" chart:style-name="ch2">
          <text:p>Risky, NonRisky and Market Prices sorted by Maturity</text:p>
        </chart:title>
        <chart:legend svg:x="23.155cm" svg:y="11.181cm" style:legend-expansion="custom" chartooo:width="6.97cm" chartooo:height="2.081cm" style:legend-expansion-aspect-ratio="3.34935127342624" chart:style-name="ch3"/>
        <chart:plot-area chart:style-name="ch4" table:cell-range-address="'Bond Pricing'.AL3:'Bond Pricing'.AO3 'Bond Pricing'.AL8:'Bond Pricing'.AO17" chart:data-source-has-labels="row" svg:x="0.473cm" svg:y="1.357cm" svg:width="29.145cm" svg:height="13.474cm">
          <chartooo:coordinate-region svg:x="1.756cm" svg:y="1.556cm" svg:width="27.675cm" svg:height="12.62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nd Pricing'.AL8:'Bond Pricing'.AL17" chart:label-cell-address="'Bond Pricing'.AL3:'Bond Pricing'.AL3" chart:class="chart:line">
            <chart:data-point chart:repeated="10"/>
          </chart:series>
          <chart:series chart:style-name="ch9" chart:values-cell-range-address="'Bond Pricing'.AM8:'Bond Pricing'.AM17" chart:label-cell-address="'Bond Pricing'.AM3:'Bond Pricing'.AM3" chart:class="chart:line">
            <chart:data-point chart:repeated="10"/>
          </chart:series>
          <chart:series chart:style-name="ch10" chart:values-cell-range-address="'Bond Pricing'.AN8:'Bond Pricing'.AN17" chart:label-cell-address="'Bond Pricing'.AN3:'Bond Pricing'.AN3" chart:class="chart:line">
            <chart:data-point chart:repeated="10"/>
          </chart:series>
          <chart:series chart:style-name="ch11" chart:values-cell-range-address="'Bond Pricing'.AO8:'Bond Pricing'.AO17" chart:label-cell-address="'Bond Pricing'.AO3:'Bond Pricing'.AO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ean-default free</text:p>
                <draw:g>
                  <svg:desc>'Bond Pricing'.AL3:'Bond Pricing'.AL3</svg:desc>
                </draw:g>
              </table:table-cell>
              <table:table-cell office:value-type="string">
                <text:p>clean-risky Senior</text:p>
                <draw:g>
                  <svg:desc>'Bond Pricing'.AM3:'Bond Pricing'.AM3</svg:desc>
                </draw:g>
              </table:table-cell>
              <table:table-cell office:value-type="string">
                <text:p>clean-risky Subordinated</text:p>
                <draw:g>
                  <svg:desc>'Bond Pricing'.AN3:'Bond Pricing'.AN3</svg:desc>
                </draw:g>
              </table:table-cell>
              <table:table-cell office:value-type="string">
                <text:p>Market</text:p>
                <draw:g>
                  <svg:desc>'Bond Pricing'.AO3:'Bond Pricing'.A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.153819260963">
                <text:p>104.153819260963</text:p>
                <draw:g>
                  <svg:desc>'Bond Pricing'.AL8:'Bond Pricing'.AL17</svg:desc>
                </draw:g>
              </table:table-cell>
              <table:table-cell office:value-type="float" office:value="102.543774075386">
                <text:p>102.543774075386</text:p>
                <draw:g>
                  <svg:desc>'Bond Pricing'.AM8:'Bond Pricing'.AM17</svg:desc>
                </draw:g>
              </table:table-cell>
              <table:table-cell office:value-type="float" office:value="101.340124109949">
                <text:p>101.340124109949</text:p>
                <draw:g>
                  <svg:desc>'Bond Pricing'.AN8:'Bond Pricing'.AN17</svg:desc>
                </draw:g>
              </table:table-cell>
              <table:table-cell office:value-type="float" office:value="103.46">
                <text:p>103.46</text:p>
                <draw:g>
                  <svg:desc>'Bond Pricing'.AO8:'Bond Pricing'.AO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.245282155565">
                <text:p>110.245282155565</text:p>
              </table:table-cell>
              <table:table-cell office:value-type="float" office:value="103.282115115085">
                <text:p>103.282115115085</text:p>
              </table:table-cell>
              <table:table-cell office:value-type="float" office:value="99.0006088575433">
                <text:p>99.0006088575433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.536113063145">
                <text:p>110.536113063145</text:p>
              </table:table-cell>
              <table:table-cell office:value-type="float" office:value="102.066294078968">
                <text:p>102.066294078968</text:p>
              </table:table-cell>
              <table:table-cell office:value-type="float" office:value="97.0250608066343">
                <text:p>97.0250608066343</text:p>
              </table:table-cell>
              <table:table-cell office:value-type="float" office:value="98.948">
                <text:p>98.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.516573290501">
                <text:p>117.516573290501</text:p>
              </table:table-cell>
              <table:table-cell office:value-type="float" office:value="104.212883322078">
                <text:p>104.212883322078</text:p>
              </table:table-cell>
              <table:table-cell office:value-type="float" office:value="96.7577988445665">
                <text:p>96.7577988445665</text:p>
              </table:table-cell>
              <table:table-cell office:value-type="float" office:value="105.497">
                <text:p>105.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.760019322706">
                <text:p>121.760019322706</text:p>
              </table:table-cell>
              <table:table-cell office:value-type="float" office:value="106.043743829274">
                <text:p>106.043743829274</text:p>
              </table:table-cell>
              <table:table-cell office:value-type="float" office:value="97.5079630725731">
                <text:p>97.5079630725731</text:p>
              </table:table-cell>
              <table:table-cell office:value-type="float" office:value="107.977">
                <text:p>107.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.404351432065">
                <text:p>123.404351432065</text:p>
              </table:table-cell>
              <table:table-cell office:value-type="float" office:value="107.150232213851">
                <text:p>107.150232213851</text:p>
              </table:table-cell>
              <table:table-cell office:value-type="float" office:value="98.4185143922615">
                <text:p>98.4185143922615</text:p>
              </table:table-cell>
              <table:table-cell office:value-type="float" office:value="103.383">
                <text:p>103.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.726993621308">
                <text:p>130.726993621308</text:p>
              </table:table-cell>
              <table:table-cell office:value-type="float" office:value="110.924224877046">
                <text:p>110.924224877046</text:p>
              </table:table-cell>
              <table:table-cell office:value-type="float" office:value="100.855796376542">
                <text:p>100.855796376542</text:p>
              </table:table-cell>
              <table:table-cell office:value-type="float" office:value="102.024">
                <text:p>102.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.993670448869">
                <text:p>122.993670448869</text:p>
              </table:table-cell>
              <table:table-cell office:value-type="float" office:value="98.6361549925078">
                <text:p>98.6361549925078</text:p>
              </table:table-cell>
              <table:table-cell office:value-type="float" office:value="86.8839818238707">
                <text:p>86.8839818238707</text:p>
              </table:table-cell>
              <table:table-cell office:value-type="float" office:value="102.882">
                <text:p>102.8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8.854812707805">
                <text:p>138.854812707805</text:p>
              </table:table-cell>
              <table:table-cell office:value-type="float" office:value="107.643111710014">
                <text:p>107.643111710014</text:p>
              </table:table-cell>
              <table:table-cell office:value-type="float" office:value="93.9914226472861">
                <text:p>93.9914226472861</text:p>
              </table:table-cell>
              <table:table-cell office:value-type="float" office:value="100.13">
                <text:p>10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.664810919986">
                <text:p>143.664810919986</text:p>
              </table:table-cell>
              <table:table-cell office:value-type="float" office:value="106.105626393675">
                <text:p>106.105626393675</text:p>
              </table:table-cell>
              <table:table-cell office:value-type="float" office:value="90.856368071748">
                <text:p>90.856368071748</text:p>
              </table:table-cell>
              <table:table-cell office:value-type="float" office:value="102.481">
                <text:p>102.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0">
      <style:chart-properties chart:symbol-type="image" chart:symbol-width="0.397cm" chart:symbol-height="0.397cm" chart:link-data-style-to-source="true">
        <chart:symbol-image xlink:href="Pictures/100006A00000018D0000018D2F87D344D623AC12.svg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62cm" svg:height="14.629cm" xlink:href=".." xlink:type="simple" chart:class="chart:line" chart:style-name="ch1">
        <chart:title svg:x="8.53cm" svg:y="0.428cm" chart:style-name="ch2">
          <text:p>Zs (Market and Models)</text:p>
        </chart:title>
        <chart:legend svg:x="16.856cm" svg:y="9.952cm" style:legend-expansion="custom" chartooo:width="3.886cm" chartooo:height="1.887cm" style:legend-expansion-aspect-ratio="2.05935347111818" chart:style-name="ch3"/>
        <chart:plot-area chart:style-name="ch4" table:cell-range-address="'Bond Pricing'.AU3:'Bond Pricing'.AW17" chart:data-source-has-labels="row" svg:x="-0.489cm" svg:y="1.208cm" svg:width="22.011cm" svg:height="13.009cm">
          <chartooo:coordinate-region svg:x="1.35cm" svg:y="1.408cm" svg:width="19.985cm" svg:height="12.1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nd Pricing'.AU8:'Bond Pricing'.AU17" chart:label-cell-address="'Bond Pricing'.AU3:'Bond Pricing'.AU7" chart:class="chart:line">
            <chart:data-point chart:repeated="10"/>
          </chart:series>
          <chart:series chart:style-name="ch9" chart:values-cell-range-address="'Bond Pricing'.AV8:'Bond Pricing'.AV17" chart:label-cell-address="'Bond Pricing'.AV3:'Bond Pricing'.AV7" chart:class="chart:line">
            <chart:data-point chart:repeated="10"/>
          </chart:series>
          <chart:series chart:style-name="ch10" chart:values-cell-range-address="'Bond Pricing'.AW8:'Bond Pricing'.AW17" chart:label-cell-address="'Bond Pricing'.AW3:'Bond Pricing'.AW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-Market</text:p>
                <text:list>
                  <text:list-item>
                    <text:p>Z-Market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Bond Pricing'.AU3:'Bond Pricing'.AU7</svg:desc>
                </draw:g>
              </table:table-cell>
              <table:table-cell office:value-type="string">
                <text:p>Z-Senior</text:p>
                <text:list>
                  <text:list-item>
                    <text:p>Z-Senior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Bond Pricing'.AV3:'Bond Pricing'.AV7</svg:desc>
                </draw:g>
              </table:table-cell>
              <table:table-cell office:value-type="string">
                <text:p>Z-Subordinated</text:p>
                <text:list>
                  <text:list-item>
                    <text:p>Z-Subordinated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Bond Pricing'.AW3:'Bond Pricing'.AW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28396954405546">
                <text:p>0.00828396954405546</text:p>
                <draw:g>
                  <svg:desc>'Bond Pricing'.AU8:'Bond Pricing'.AU17</svg:desc>
                </draw:g>
              </table:table-cell>
              <table:table-cell office:value-type="float" office:value="0.0194145262955145">
                <text:p>0.0194145262955145</text:p>
                <draw:g>
                  <svg:desc>'Bond Pricing'.AV8:'Bond Pricing'.AV17</svg:desc>
                </draw:g>
              </table:table-cell>
              <table:table-cell office:value-type="float" office:value="0.0343772192921745">
                <text:p>0.0343772192921745</text:p>
                <draw:g>
                  <svg:desc>'Bond Pricing'.AW8:'Bond Pricing'.AW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8406452784262">
                <text:p>0.0218406452784262</text:p>
              </table:table-cell>
              <table:table-cell office:value-type="float" office:value="0.0276921393806663">
                <text:p>0.0276921393806663</text:p>
              </table:table-cell>
              <table:table-cell office:value-type="float" office:value="0.0460817273747429">
                <text:p>0.0460817273747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0749729929611">
                <text:p>0.0410749729929611</text:p>
              </table:table-cell>
              <table:table-cell office:value-type="float" office:value="0.0293923292545117">
                <text:p>0.0293923292545117</text:p>
              </table:table-cell>
              <table:table-cell office:value-type="float" office:value="0.0485357072696883">
                <text:p>0.0485357072696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96948490967789">
                <text:p>0.0296948490967789</text:p>
              </table:table-cell>
              <table:table-cell office:value-type="float" office:value="0.0331280013030395">
                <text:p>0.0331280013030395</text:p>
              </table:table-cell>
              <table:table-cell office:value-type="float" office:value="0.0542163791406038">
                <text:p>0.0542163791406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9743683591538">
                <text:p>0.0299743683591538</text:p>
              </table:table-cell>
              <table:table-cell office:value-type="float" office:value="0.0345732430943865">
                <text:p>0.0345732430943865</text:p>
              </table:table-cell>
              <table:table-cell office:value-type="float" office:value="0.0562568914933381">
                <text:p>0.0562568914933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4043839085226">
                <text:p>0.044043839085226</text:p>
              </table:table-cell>
              <table:table-cell office:value-type="float" office:value="0.0349546748053105">
                <text:p>0.0349546748053105</text:p>
              </table:table-cell>
              <table:table-cell office:value-type="float" office:value="0.0566986411872633">
                <text:p>0.0566986411872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64050339778824">
                <text:p>0.0564050339778824</text:p>
              </table:table-cell>
              <table:table-cell office:value-type="float" office:value="0.0369200205426173">
                <text:p>0.0369200205426173</text:p>
              </table:table-cell>
              <table:table-cell office:value-type="float" office:value="0.0591258041084758">
                <text:p>0.0591258041084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9339100755054">
                <text:p>0.0299339100755054</text:p>
              </table:table-cell>
              <table:table-cell office:value-type="float" office:value="0.0371848553751555">
                <text:p>0.0371848553751555</text:p>
              </table:table-cell>
              <table:table-cell office:value-type="float" office:value="0.0594644545805835">
                <text:p>0.0594644545805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462668939963">
                <text:p>0.050462668939963</text:p>
              </table:table-cell>
              <table:table-cell office:value-type="float" office:value="0.0389167515000047">
                <text:p>0.0389167515000047</text:p>
              </table:table-cell>
              <table:table-cell office:value-type="float" office:value="0.0607505778473884">
                <text:p>0.0607505778473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40831258714645">
                <text:p>0.0440831258714645</text:p>
              </table:table-cell>
              <table:table-cell office:value-type="float" office:value="0.0393585331323363">
                <text:p>0.0393585331323363</text:p>
              </table:table-cell>
              <table:table-cell office:value-type="float" office:value="0.0608230126387961">
                <text:p>0.06082301263879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